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5.37522"/>
          <table:table-cell office:value-type="float" office:value="4.701"/>
          <table:table-cell office:value-type="float" office:value="2.5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5501.0"/>
          <table:table-cell office:value-type="float" office:value="42237.0"/>
          <table:table-cell office:value-type="float" office:value="236316.0"/>
          <table:table-cell office:value-type="float" office:value="845633.0"/>
          <table:table-cell office:value-type="float" office:value="255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191814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5.24841"/>
          <table:table-cell office:value-type="float" office:value="4.68"/>
          <table:table-cell office:value-type="float" office:value="2.55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540.0"/>
          <table:table-cell office:value-type="float" office:value="50449.0"/>
          <table:table-cell office:value-type="float" office:value="236316.0"/>
          <table:table-cell office:value-type="float" office:value="845633.0"/>
          <table:table-cell office:value-type="float" office:value="2543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191814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2.96043"/>
          <table:table-cell office:value-type="float" office:value="2.186"/>
          <table:table-cell office:value-type="float" office:value="0.71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253.0"/>
          <table:table-cell office:value-type="float" office:value="30162.0"/>
          <table:table-cell office:value-type="float" office:value="175105.0"/>
          <table:table-cell office:value-type="float" office:value="644809.0"/>
          <table:table-cell office:value-type="float" office:value="201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929.0"/>
          <table:table-cell office:value-type="float" office:value="347367.0"/>
          <table:table-cell office:value-type="float" office:value="297653.0"/>
          <table:table-cell office:value-type="string">
            <text:p/>
          </table:table-cell>
          <table:table-cell office:value-type="float" office:value="219351.0"/>
          <table:table-cell office:value-type="float" office:value="147806.0"/>
          <table:table-cell office:value-type="float" office:value="2860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7.46406"/>
          <table:table-cell office:value-type="float" office:value="6.717"/>
          <table:table-cell office:value-type="float" office:value="4.55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223.0"/>
          <table:table-cell office:value-type="float" office:value="75199.0"/>
          <table:table-cell office:value-type="float" office:value="236316.0"/>
          <table:table-cell office:value-type="float" office:value="845634.0"/>
          <table:table-cell office:value-type="float" office:value="257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191814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13.7802"/>
          <table:table-cell office:value-type="float" office:value="13.043"/>
          <table:table-cell office:value-type="float" office:value="10.88"/>
          <table:table-cell office:value-type="float" office:value="1.0"/>
          <table:table-cell office:value-type="float" office:value="0.0"/>
          <table:table-cell office:value-type="float" office:value="84.0"/>
          <table:table-cell office:value-type="float" office:value="23424.0"/>
          <table:table-cell office:value-type="float" office:value="288267.0"/>
          <table:table-cell office:value-type="float" office:value="236316.0"/>
          <table:table-cell office:value-type="float" office:value="845634.0"/>
          <table:table-cell office:value-type="float" office:value="253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191814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2.87563"/>
          <table:table-cell office:value-type="float" office:value="2.351"/>
          <table:table-cell office:value-type="float" office:value="0.6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32.0"/>
          <table:table-cell office:value-type="float" office:value="44119.0"/>
          <table:table-cell office:value-type="float" office:value="175105.0"/>
          <table:table-cell office:value-type="float" office:value="644810.0"/>
          <table:table-cell office:value-type="float" office:value="201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929.0"/>
          <table:table-cell office:value-type="float" office:value="347367.0"/>
          <table:table-cell office:value-type="float" office:value="297653.0"/>
          <table:table-cell office:value-type="string">
            <text:p/>
          </table:table-cell>
          <table:table-cell office:value-type="float" office:value="219351.0"/>
          <table:table-cell office:value-type="float" office:value="147806.0"/>
          <table:table-cell office:value-type="float" office:value="2860.0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7.14707"/>
          <table:table-cell office:value-type="float" office:value="6.544"/>
          <table:table-cell office:value-type="float" office:value="4.36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0177.0"/>
          <table:table-cell office:value-type="float" office:value="72332.0"/>
          <table:table-cell office:value-type="float" office:value="236316.0"/>
          <table:table-cell office:value-type="float" office:value="845633.0"/>
          <table:table-cell office:value-type="float" office:value="254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191814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7.18221"/>
          <table:table-cell office:value-type="float" office:value="6.357"/>
          <table:table-cell office:value-type="float" office:value="4.19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9241.0"/>
          <table:table-cell office:value-type="float" office:value="86073.0"/>
          <table:table-cell office:value-type="float" office:value="236316.0"/>
          <table:table-cell office:value-type="float" office:value="845633.0"/>
          <table:table-cell office:value-type="float" office:value="2542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191814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2.82306"/>
          <table:table-cell office:value-type="float" office:value="2.261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624.0"/>
          <table:table-cell office:value-type="float" office:value="57886.0"/>
          <table:table-cell office:value-type="float" office:value="175105.0"/>
          <table:table-cell office:value-type="float" office:value="644809.0"/>
          <table:table-cell office:value-type="float" office:value="2009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929.0"/>
          <table:table-cell office:value-type="float" office:value="347367.0"/>
          <table:table-cell office:value-type="float" office:value="297653.0"/>
          <table:table-cell office:value-type="string">
            <text:p/>
          </table:table-cell>
          <table:table-cell office:value-type="float" office:value="219351.0"/>
          <table:table-cell office:value-type="float" office:value="147806.0"/>
          <table:table-cell office:value-type="float" office:value="2860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.90222"/>
          <table:table-cell office:value-type="float" office:value="5.239"/>
          <table:table-cell office:value-type="float" office:value="3.02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343.0"/>
          <table:table-cell office:value-type="float" office:value="45473.0"/>
          <table:table-cell office:value-type="float" office:value="236316.0"/>
          <table:table-cell office:value-type="float" office:value="845633.0"/>
          <table:table-cell office:value-type="float" office:value="254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191814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6.94599"/>
          <table:table-cell office:value-type="float" office:value="6.139"/>
          <table:table-cell office:value-type="float" office:value="3.97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11554.0"/>
          <table:table-cell office:value-type="float" office:value="75716.0"/>
          <table:table-cell office:value-type="float" office:value="236316.0"/>
          <table:table-cell office:value-type="float" office:value="845633.0"/>
          <table:table-cell office:value-type="float" office:value="255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191814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4.68088"/>
          <table:table-cell office:value-type="float" office:value="3.954"/>
          <table:table-cell office:value-type="float" office:value="2.38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814.0"/>
          <table:table-cell office:value-type="float" office:value="106734.0"/>
          <table:table-cell office:value-type="float" office:value="175105.0"/>
          <table:table-cell office:value-type="float" office:value="644809.0"/>
          <table:table-cell office:value-type="float" office:value="2009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929.0"/>
          <table:table-cell office:value-type="float" office:value="347367.0"/>
          <table:table-cell office:value-type="float" office:value="297653.0"/>
          <table:table-cell office:value-type="string">
            <text:p/>
          </table:table-cell>
          <table:table-cell office:value-type="float" office:value="219351.0"/>
          <table:table-cell office:value-type="float" office:value="147806.0"/>
          <table:table-cell office:value-type="float" office:value="2860.0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.28662"/>
          <table:table-cell office:value-type="float" office:value="7.63"/>
          <table:table-cell office:value-type="float" office:value="5.49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491.0"/>
          <table:table-cell office:value-type="float" office:value="127670.0"/>
          <table:table-cell office:value-type="float" office:value="236316.0"/>
          <table:table-cell office:value-type="float" office:value="845634.0"/>
          <table:table-cell office:value-type="float" office:value="253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191814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6.53356"/>
          <table:table-cell office:value-type="float" office:value="5.734"/>
          <table:table-cell office:value-type="float" office:value="3.56"/>
          <table:table-cell office:value-type="float" office:value="1.0"/>
          <table:table-cell office:value-type="float" office:value="0.0"/>
          <table:table-cell office:value-type="float" office:value="31.0"/>
          <table:table-cell office:value-type="float" office:value="7379.0"/>
          <table:table-cell office:value-type="float" office:value="69008.0"/>
          <table:table-cell office:value-type="float" office:value="236316.0"/>
          <table:table-cell office:value-type="float" office:value="845634.0"/>
          <table:table-cell office:value-type="float" office:value="255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571.0"/>
          <table:table-cell office:value-type="float" office:value="501925.0"/>
          <table:table-cell office:value-type="float" office:value="396338.0"/>
          <table:table-cell office:value-type="float" office:value="191814.0"/>
          <table:table-cell office:value-type="float" office:value="316928.0"/>
          <table:table-cell office:value-type="float" office:value="337374.0"/>
          <table:table-cell office:value-type="float" office:value="820.0"/>
          <table:table-cell office:value-type="float" office:value="4.74045"/>
          <table:table-cell office:value-type="float" office:value="3.968"/>
          <table:table-cell office:value-type="float" office:value="2.48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594.0"/>
          <table:table-cell office:value-type="float" office:value="70565.0"/>
          <table:table-cell office:value-type="float" office:value="175105.0"/>
          <table:table-cell office:value-type="float" office:value="644810.0"/>
          <table:table-cell office:value-type="float" office:value="2017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929.0"/>
          <table:table-cell office:value-type="float" office:value="347367.0"/>
          <table:table-cell office:value-type="float" office:value="297653.0"/>
          <table:table-cell office:value-type="string">
            <text:p/>
          </table:table-cell>
          <table:table-cell office:value-type="float" office:value="219351.0"/>
          <table:table-cell office:value-type="float" office:value="147806.0"/>
          <table:table-cell office:value-type="float" office:value="2860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7.148"/>
          <table:table-cell office:value-type="float" office:value="6.654"/>
          <table:table-cell office:value-type="float" office:value="4.53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744.0"/>
          <table:table-cell office:value-type="float" office:value="72858.0"/>
          <table:table-cell office:value-type="float" office:value="253435.0"/>
          <table:table-cell office:value-type="float" office:value="906345.0"/>
          <table:table-cell office:value-type="float" office:value="265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196130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3.22368"/>
          <table:table-cell office:value-type="float" office:value="2.522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18.0"/>
          <table:table-cell office:value-type="float" office:value="2289.0"/>
          <table:table-cell office:value-type="float" office:value="253435.0"/>
          <table:table-cell office:value-type="float" office:value="906345.0"/>
          <table:table-cell office:value-type="float" office:value="265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196130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2.12696"/>
          <table:table-cell office:value-type="float" office:value="1.67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154.0"/>
          <table:table-cell office:value-type="float" office:value="192247.0"/>
          <table:table-cell office:value-type="float" office:value="705591.0"/>
          <table:table-cell office:value-type="float" office:value="2105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245.0"/>
          <table:table-cell office:value-type="float" office:value="375678.0"/>
          <table:table-cell office:value-type="float" office:value="322760.0"/>
          <table:table-cell office:value-type="string">
            <text:p/>
          </table:table-cell>
          <table:table-cell office:value-type="float" office:value="236564.0"/>
          <table:table-cell office:value-type="float" office:value="154198.0"/>
          <table:table-cell office:value-type="float" office:value="2860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.8466"/>
          <table:table-cell office:value-type="float" office:value="4.321"/>
          <table:table-cell office:value-type="float" office:value="2.21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184.0"/>
          <table:table-cell office:value-type="float" office:value="48525.0"/>
          <table:table-cell office:value-type="float" office:value="253435.0"/>
          <table:table-cell office:value-type="float" office:value="906345.0"/>
          <table:table-cell office:value-type="float" office:value="2622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196130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6.52093"/>
          <table:table-cell office:value-type="float" office:value="5.998"/>
          <table:table-cell office:value-type="float" office:value="3.78"/>
          <table:table-cell office:value-type="float" office:value="1.0"/>
          <table:table-cell office:value-type="float" office:value="0.0"/>
          <table:table-cell office:value-type="float" office:value="54.0"/>
          <table:table-cell office:value-type="float" office:value="10726.0"/>
          <table:table-cell office:value-type="float" office:value="75626.0"/>
          <table:table-cell office:value-type="float" office:value="253435.0"/>
          <table:table-cell office:value-type="float" office:value="906345.0"/>
          <table:table-cell office:value-type="float" office:value="265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196130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3.07207"/>
          <table:table-cell office:value-type="float" office:value="2.363"/>
          <table:table-cell office:value-type="float" office:value="0.6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961.0"/>
          <table:table-cell office:value-type="float" office:value="33380.0"/>
          <table:table-cell office:value-type="float" office:value="192247.0"/>
          <table:table-cell office:value-type="float" office:value="705591.0"/>
          <table:table-cell office:value-type="float" office:value="210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245.0"/>
          <table:table-cell office:value-type="float" office:value="375678.0"/>
          <table:table-cell office:value-type="float" office:value="322760.0"/>
          <table:table-cell office:value-type="string">
            <text:p/>
          </table:table-cell>
          <table:table-cell office:value-type="float" office:value="236564.0"/>
          <table:table-cell office:value-type="float" office:value="154198.0"/>
          <table:table-cell office:value-type="float" office:value="2860.0"/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0.839"/>
          <table:table-cell office:value-type="float" office:value="10.38"/>
          <table:table-cell office:value-type="float" office:value="8.27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26416.0"/>
          <table:table-cell office:value-type="float" office:value="145475.0"/>
          <table:table-cell office:value-type="float" office:value="253435.0"/>
          <table:table-cell office:value-type="float" office:value="906346.0"/>
          <table:table-cell office:value-type="float" office:value="262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196130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5.73571"/>
          <table:table-cell office:value-type="float" office:value="5.028"/>
          <table:table-cell office:value-type="float" office:value="2.79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649.0"/>
          <table:table-cell office:value-type="float" office:value="53450.0"/>
          <table:table-cell office:value-type="float" office:value="253435.0"/>
          <table:table-cell office:value-type="float" office:value="906346.0"/>
          <table:table-cell office:value-type="float" office:value="265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196130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2.90206"/>
          <table:table-cell office:value-type="float" office:value="2.462"/>
          <table:table-cell office:value-type="float" office:value="0.8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84.0"/>
          <table:table-cell office:value-type="float" office:value="36879.0"/>
          <table:table-cell office:value-type="float" office:value="192247.0"/>
          <table:table-cell office:value-type="float" office:value="705592.0"/>
          <table:table-cell office:value-type="float" office:value="210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245.0"/>
          <table:table-cell office:value-type="float" office:value="375678.0"/>
          <table:table-cell office:value-type="float" office:value="322760.0"/>
          <table:table-cell office:value-type="string">
            <text:p/>
          </table:table-cell>
          <table:table-cell office:value-type="float" office:value="236564.0"/>
          <table:table-cell office:value-type="float" office:value="154198.0"/>
          <table:table-cell office:value-type="float" office:value="2860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8.51594"/>
          <table:table-cell office:value-type="float" office:value="7.847"/>
          <table:table-cell office:value-type="float" office:value="5.5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288.0"/>
          <table:table-cell office:value-type="float" office:value="107733.0"/>
          <table:table-cell office:value-type="float" office:value="253435.0"/>
          <table:table-cell office:value-type="float" office:value="906347.0"/>
          <table:table-cell office:value-type="float" office:value="2622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196130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4.0212"/>
          <table:table-cell office:value-type="float" office:value="3.4"/>
          <table:table-cell office:value-type="float" office:value="1.21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494.0"/>
          <table:table-cell office:value-type="float" office:value="23278.0"/>
          <table:table-cell office:value-type="float" office:value="253435.0"/>
          <table:table-cell office:value-type="float" office:value="906347.0"/>
          <table:table-cell office:value-type="float" office:value="2622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196130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2.52431"/>
          <table:table-cell office:value-type="float" office:value="2.051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20.0"/>
          <table:table-cell office:value-type="float" office:value="15070.0"/>
          <table:table-cell office:value-type="float" office:value="192247.0"/>
          <table:table-cell office:value-type="float" office:value="705593.0"/>
          <table:table-cell office:value-type="float" office:value="209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245.0"/>
          <table:table-cell office:value-type="float" office:value="375678.0"/>
          <table:table-cell office:value-type="float" office:value="322760.0"/>
          <table:table-cell office:value-type="string">
            <text:p/>
          </table:table-cell>
          <table:table-cell office:value-type="float" office:value="236564.0"/>
          <table:table-cell office:value-type="float" office:value="154198.0"/>
          <table:table-cell office:value-type="float" office:value="2860.0"/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6.06146"/>
          <table:table-cell office:value-type="float" office:value="5.349"/>
          <table:table-cell office:value-type="float" office:value="3.04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8887.0"/>
          <table:table-cell office:value-type="float" office:value="54070.0"/>
          <table:table-cell office:value-type="float" office:value="253435.0"/>
          <table:table-cell office:value-type="float" office:value="906347.0"/>
          <table:table-cell office:value-type="float" office:value="2622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196130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4.92414"/>
          <table:table-cell office:value-type="float" office:value="4.195"/>
          <table:table-cell office:value-type="float" office:value="1.85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5113.0"/>
          <table:table-cell office:value-type="float" office:value="30329.0"/>
          <table:table-cell office:value-type="float" office:value="253435.0"/>
          <table:table-cell office:value-type="float" office:value="906347.0"/>
          <table:table-cell office:value-type="float" office:value="263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0864.0"/>
          <table:table-cell office:value-type="float" office:value="530189.0"/>
          <table:table-cell office:value-type="float" office:value="421445.0"/>
          <table:table-cell office:value-type="float" office:value="196130.0"/>
          <table:table-cell office:value-type="float" office:value="334118.0"/>
          <table:table-cell office:value-type="float" office:value="343766.0"/>
          <table:table-cell office:value-type="float" office:value="820.0"/>
          <table:table-cell office:value-type="float" office:value="2.55821"/>
          <table:table-cell office:value-type="float" office:value="2.108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154.0"/>
          <table:table-cell office:value-type="float" office:value="14290.0"/>
          <table:table-cell office:value-type="float" office:value="192247.0"/>
          <table:table-cell office:value-type="float" office:value="705593.0"/>
          <table:table-cell office:value-type="float" office:value="2088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245.0"/>
          <table:table-cell office:value-type="float" office:value="375678.0"/>
          <table:table-cell office:value-type="float" office:value="322760.0"/>
          <table:table-cell office:value-type="string">
            <text:p/>
          </table:table-cell>
          <table:table-cell office:value-type="float" office:value="236564.0"/>
          <table:table-cell office:value-type="float" office:value="154198.0"/>
          <table:table-cell office:value-type="float" office:value="2860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.75646"/>
          <table:table-cell office:value-type="float" office:value="5.099"/>
          <table:table-cell office:value-type="float" office:value="4.16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3382.0"/>
          <table:table-cell office:value-type="float" office:value="70919.0"/>
          <table:table-cell office:value-type="float" office:value="101716.0"/>
          <table:table-cell office:value-type="float" office:value="351144.0"/>
          <table:table-cell office:value-type="float" office:value="170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92472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5.68928"/>
          <table:table-cell office:value-type="float" office:value="5.142"/>
          <table:table-cell office:value-type="float" office:value="4.21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7205.0"/>
          <table:table-cell office:value-type="float" office:value="59169.0"/>
          <table:table-cell office:value-type="float" office:value="101716.0"/>
          <table:table-cell office:value-type="float" office:value="351144.0"/>
          <table:table-cell office:value-type="float" office:value="1690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92472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1.26645"/>
          <table:table-cell office:value-type="float" office:value="0.853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306.0"/>
          <table:table-cell office:value-type="float" office:value="21171.0"/>
          <table:table-cell office:value-type="float" office:value="63689.0"/>
          <table:table-cell office:value-type="float" office:value="231162.0"/>
          <table:table-cell office:value-type="float" office:value="1392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537.0"/>
          <table:table-cell office:value-type="float" office:value="134694.0"/>
          <table:table-cell office:value-type="float" office:value="113362.0"/>
          <table:table-cell office:value-type="string">
            <text:p/>
          </table:table-cell>
          <table:table-cell office:value-type="float" office:value="86318.0"/>
          <table:table-cell office:value-type="float" office:value="64900.0"/>
          <table:table-cell office:value-type="float" office:value="1430.0"/>
          <table:table-cell table:formula="of:=MIN([.$B13];[.$W13];[.$AR13])" office:value-type="float"/>
          <table:table-cell table:formula="of:=MIN([.$C13];[.$X13];[.$AS13])" office:value-type="float"/>
          <table:table-cell table:formula="of:=MIN([.$D13];[.$Y13];[.$AT13])" office:value-type="float"/>
          <table:table-cell table:formula="of:=MIN([.$E13];[.$Z13];[.$AU13])" office:value-type="float"/>
          <table:table-cell table:formula="of:=MIN([.$F13];[.$AA13];[.$AV13])" office:value-type="float"/>
          <table:table-cell table:formula="of:=MIN([.$G13];[.$AB13];[.$AW13])" office:value-type="float"/>
          <table:table-cell table:formula="of:=MIN([.$H13];[.$AC13];[.$AX13])" office:value-type="float"/>
          <table:table-cell table:formula="of:=MIN([.$I13];[.$AD13];[.$AY13])" office:value-type="float"/>
          <table:table-cell table:formula="of:=MIN([.$J13];[.$AE13];[.$AZ13])" office:value-type="float"/>
          <table:table-cell table:formula="of:=MIN([.$K13];[.$AF13];[.$BA13])" office:value-type="float"/>
          <table:table-cell table:formula="of:=MIN([.$L13];[.$AG13];[.$BB13])" office:value-type="float"/>
          <table:table-cell table:formula="of:=MIN([.$M13];[.$AH13];[.$BC13])" office:value-type="float"/>
          <table:table-cell table:formula="of:=MIN([.$N13];[.$AI13];[.$BD13])" office:value-type="float"/>
          <table:table-cell table:formula="of:=MIN([.$O13];[.$AJ13];[.$BE13])" office:value-type="float"/>
          <table:table-cell table:formula="of:=MIN([.$P13];[.$AK13];[.$BF13])" office:value-type="float"/>
          <table:table-cell table:formula="of:=MIN([.$Q13];[.$AL13];[.$BG13])" office:value-type="float"/>
          <table:table-cell table:formula="of:=MIN([.$R13];[.$AM13];[.$BH13])" office:value-type="float"/>
          <table:table-cell table:formula="of:=MIN([.$S13];[.$AN13];[.$BI13])" office:value-type="float"/>
          <table:table-cell table:formula="of:=MIN([.$T13];[.$AO13];[.$BJ13])" office:value-type="float"/>
          <table:table-cell table:formula="of:=MIN([.$U13];[.$AP13];[.$BK13])" office:value-type="float"/>
          <table:table-cell table:formula="of:=MIN([.$V13];[.$AQ13];[.$BL13])" office:value-type="float"/>
          <table:table-cell table:formula="of:=MEDIAN([.$B13];[.$W13];[.$AR13])" office:value-type="float"/>
          <table:table-cell table:formula="of:=MEDIAN([.$C13];[.$X13];[.$AS13])" office:value-type="float"/>
          <table:table-cell table:formula="of:=MEDIAN([.$D13];[.$Y13];[.$AT13])" office:value-type="float"/>
          <table:table-cell table:formula="of:=MEDIAN([.$E13];[.$Z13];[.$AU13])" office:value-type="float"/>
          <table:table-cell table:formula="of:=MEDIAN([.$F13];[.$AA13];[.$AV13])" office:value-type="float"/>
          <table:table-cell table:formula="of:=MEDIAN([.$G13];[.$AB13];[.$AW13])" office:value-type="float"/>
          <table:table-cell table:formula="of:=MEDIAN([.$H13];[.$AC13];[.$AX13])" office:value-type="float"/>
          <table:table-cell table:formula="of:=MEDIAN([.$I13];[.$AD13];[.$AY13])" office:value-type="float"/>
          <table:table-cell table:formula="of:=MEDIAN([.$J13];[.$AE13];[.$AZ13])" office:value-type="float"/>
          <table:table-cell table:formula="of:=MEDIAN([.$K13];[.$AF13];[.$BA13])" office:value-type="float"/>
          <table:table-cell table:formula="of:=MEDIAN([.$L13];[.$AG13];[.$BB13])" office:value-type="float"/>
          <table:table-cell table:formula="of:=MEDIAN([.$M13];[.$AH13];[.$BC13])" office:value-type="float"/>
          <table:table-cell table:formula="of:=MEDIAN([.$N13];[.$AI13];[.$BD13])" office:value-type="float"/>
          <table:table-cell table:formula="of:=MEDIAN([.$O13];[.$AJ13];[.$BE13])" office:value-type="float"/>
          <table:table-cell table:formula="of:=MEDIAN([.$P13];[.$AK13];[.$BF13])" office:value-type="float"/>
          <table:table-cell table:formula="of:=MEDIAN([.$Q13];[.$AL13];[.$BG13])" office:value-type="float"/>
          <table:table-cell table:formula="of:=MEDIAN([.$R13];[.$AM13];[.$BH13])" office:value-type="float"/>
          <table:table-cell table:formula="of:=MEDIAN([.$S13];[.$AN13];[.$BI13])" office:value-type="float"/>
          <table:table-cell table:formula="of:=MEDIAN([.$T13];[.$AO13];[.$BJ13])" office:value-type="float"/>
          <table:table-cell table:formula="of:=MEDIAN([.$U13];[.$AP13];[.$BK13])" office:value-type="float"/>
          <table:table-cell table:formula="of:=MEDIAN([.$V13];[.$AQ13];[.$BL13])" office:value-type="float"/>
          <table:table-cell table:formula="of:=MAX([.$B13];[.$W13];[.$AR13])" office:value-type="float"/>
          <table:table-cell table:formula="of:=MAX([.$C13];[.$X13];[.$AS13])" office:value-type="float"/>
          <table:table-cell table:formula="of:=MAX([.$D13];[.$Y13];[.$AT13])" office:value-type="float"/>
          <table:table-cell table:formula="of:=MAX([.$E13];[.$Z13];[.$AU13])" office:value-type="float"/>
          <table:table-cell table:formula="of:=MAX([.$F13];[.$AA13];[.$AV13])" office:value-type="float"/>
          <table:table-cell table:formula="of:=MAX([.$G13];[.$AB13];[.$AW13])" office:value-type="float"/>
          <table:table-cell table:formula="of:=MAX([.$H13];[.$AC13];[.$AX13])" office:value-type="float"/>
          <table:table-cell table:formula="of:=MAX([.$I13];[.$AD13];[.$AY13])" office:value-type="float"/>
          <table:table-cell table:formula="of:=MAX([.$J13];[.$AE13];[.$AZ13])" office:value-type="float"/>
          <table:table-cell table:formula="of:=MAX([.$K13];[.$AF13];[.$BA13])" office:value-type="float"/>
          <table:table-cell table:formula="of:=MAX([.$L13];[.$AG13];[.$BB13])" office:value-type="float"/>
          <table:table-cell table:formula="of:=MAX([.$M13];[.$AH13];[.$BC13])" office:value-type="float"/>
          <table:table-cell table:formula="of:=MAX([.$N13];[.$AI13];[.$BD13])" office:value-type="float"/>
          <table:table-cell table:formula="of:=MAX([.$O13];[.$AJ13];[.$BE13])" office:value-type="float"/>
          <table:table-cell table:formula="of:=MAX([.$P13];[.$AK13];[.$BF13])" office:value-type="float"/>
          <table:table-cell table:formula="of:=MAX([.$Q13];[.$AL13];[.$BG13])" office:value-type="float"/>
          <table:table-cell table:formula="of:=MAX([.$R13];[.$AM13];[.$BH13])" office:value-type="float"/>
          <table:table-cell table:formula="of:=MAX([.$S13];[.$AN13];[.$BI13])" office:value-type="float"/>
          <table:table-cell table:formula="of:=MAX([.$T13];[.$AO13];[.$BJ13])" office:value-type="float"/>
          <table:table-cell table:formula="of:=MAX([.$U13];[.$AP13];[.$BK13])" office:value-type="float"/>
          <table:table-cell table:formula="of:=MAX([.$V13];[.$AQ13];[.$BL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.48641"/>
          <table:table-cell office:value-type="float" office:value="3.786"/>
          <table:table-cell office:value-type="float" office:value="2.82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720.0"/>
          <table:table-cell office:value-type="float" office:value="55139.0"/>
          <table:table-cell office:value-type="float" office:value="101716.0"/>
          <table:table-cell office:value-type="float" office:value="351144.0"/>
          <table:table-cell office:value-type="float" office:value="167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92472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3.29489"/>
          <table:table-cell office:value-type="float" office:value="2.544"/>
          <table:table-cell office:value-type="float" office:value="1.54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193.0"/>
          <table:table-cell office:value-type="float" office:value="14758.0"/>
          <table:table-cell office:value-type="float" office:value="101716.0"/>
          <table:table-cell office:value-type="float" office:value="351144.0"/>
          <table:table-cell office:value-type="float" office:value="167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92472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1.03426"/>
          <table:table-cell office:value-type="float" office:value="0.5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746.0"/>
          <table:table-cell office:value-type="float" office:value="63689.0"/>
          <table:table-cell office:value-type="float" office:value="231162.0"/>
          <table:table-cell office:value-type="float" office:value="134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537.0"/>
          <table:table-cell office:value-type="float" office:value="134694.0"/>
          <table:table-cell office:value-type="float" office:value="113362.0"/>
          <table:table-cell office:value-type="string">
            <text:p/>
          </table:table-cell>
          <table:table-cell office:value-type="float" office:value="86318.0"/>
          <table:table-cell office:value-type="float" office:value="64900.0"/>
          <table:table-cell office:value-type="float" office:value="1430.0"/>
          <table:table-cell table:formula="of:=MIN([.$B14];[.$W14];[.$AR14])" office:value-type="float"/>
          <table:table-cell table:formula="of:=MIN([.$C14];[.$X14];[.$AS14])" office:value-type="float"/>
          <table:table-cell table:formula="of:=MIN([.$D14];[.$Y14];[.$AT14])" office:value-type="float"/>
          <table:table-cell table:formula="of:=MIN([.$E14];[.$Z14];[.$AU14])" office:value-type="float"/>
          <table:table-cell table:formula="of:=MIN([.$F14];[.$AA14];[.$AV14])" office:value-type="float"/>
          <table:table-cell table:formula="of:=MIN([.$G14];[.$AB14];[.$AW14])" office:value-type="float"/>
          <table:table-cell table:formula="of:=MIN([.$H14];[.$AC14];[.$AX14])" office:value-type="float"/>
          <table:table-cell table:formula="of:=MIN([.$I14];[.$AD14];[.$AY14])" office:value-type="float"/>
          <table:table-cell table:formula="of:=MIN([.$J14];[.$AE14];[.$AZ14])" office:value-type="float"/>
          <table:table-cell table:formula="of:=MIN([.$K14];[.$AF14];[.$BA14])" office:value-type="float"/>
          <table:table-cell table:formula="of:=MIN([.$L14];[.$AG14];[.$BB14])" office:value-type="float"/>
          <table:table-cell table:formula="of:=MIN([.$M14];[.$AH14];[.$BC14])" office:value-type="float"/>
          <table:table-cell table:formula="of:=MIN([.$N14];[.$AI14];[.$BD14])" office:value-type="float"/>
          <table:table-cell table:formula="of:=MIN([.$O14];[.$AJ14];[.$BE14])" office:value-type="float"/>
          <table:table-cell table:formula="of:=MIN([.$P14];[.$AK14];[.$BF14])" office:value-type="float"/>
          <table:table-cell table:formula="of:=MIN([.$Q14];[.$AL14];[.$BG14])" office:value-type="float"/>
          <table:table-cell table:formula="of:=MIN([.$R14];[.$AM14];[.$BH14])" office:value-type="float"/>
          <table:table-cell table:formula="of:=MIN([.$S14];[.$AN14];[.$BI14])" office:value-type="float"/>
          <table:table-cell table:formula="of:=MIN([.$T14];[.$AO14];[.$BJ14])" office:value-type="float"/>
          <table:table-cell table:formula="of:=MIN([.$U14];[.$AP14];[.$BK14])" office:value-type="float"/>
          <table:table-cell table:formula="of:=MIN([.$V14];[.$AQ14];[.$BL14])" office:value-type="float"/>
          <table:table-cell table:formula="of:=MEDIAN([.$B14];[.$W14];[.$AR14])" office:value-type="float"/>
          <table:table-cell table:formula="of:=MEDIAN([.$C14];[.$X14];[.$AS14])" office:value-type="float"/>
          <table:table-cell table:formula="of:=MEDIAN([.$D14];[.$Y14];[.$AT14])" office:value-type="float"/>
          <table:table-cell table:formula="of:=MEDIAN([.$E14];[.$Z14];[.$AU14])" office:value-type="float"/>
          <table:table-cell table:formula="of:=MEDIAN([.$F14];[.$AA14];[.$AV14])" office:value-type="float"/>
          <table:table-cell table:formula="of:=MEDIAN([.$G14];[.$AB14];[.$AW14])" office:value-type="float"/>
          <table:table-cell table:formula="of:=MEDIAN([.$H14];[.$AC14];[.$AX14])" office:value-type="float"/>
          <table:table-cell table:formula="of:=MEDIAN([.$I14];[.$AD14];[.$AY14])" office:value-type="float"/>
          <table:table-cell table:formula="of:=MEDIAN([.$J14];[.$AE14];[.$AZ14])" office:value-type="float"/>
          <table:table-cell table:formula="of:=MEDIAN([.$K14];[.$AF14];[.$BA14])" office:value-type="float"/>
          <table:table-cell table:formula="of:=MEDIAN([.$L14];[.$AG14];[.$BB14])" office:value-type="float"/>
          <table:table-cell table:formula="of:=MEDIAN([.$M14];[.$AH14];[.$BC14])" office:value-type="float"/>
          <table:table-cell table:formula="of:=MEDIAN([.$N14];[.$AI14];[.$BD14])" office:value-type="float"/>
          <table:table-cell table:formula="of:=MEDIAN([.$O14];[.$AJ14];[.$BE14])" office:value-type="float"/>
          <table:table-cell table:formula="of:=MEDIAN([.$P14];[.$AK14];[.$BF14])" office:value-type="float"/>
          <table:table-cell table:formula="of:=MEDIAN([.$Q14];[.$AL14];[.$BG14])" office:value-type="float"/>
          <table:table-cell table:formula="of:=MEDIAN([.$R14];[.$AM14];[.$BH14])" office:value-type="float"/>
          <table:table-cell table:formula="of:=MEDIAN([.$S14];[.$AN14];[.$BI14])" office:value-type="float"/>
          <table:table-cell table:formula="of:=MEDIAN([.$T14];[.$AO14];[.$BJ14])" office:value-type="float"/>
          <table:table-cell table:formula="of:=MEDIAN([.$U14];[.$AP14];[.$BK14])" office:value-type="float"/>
          <table:table-cell table:formula="of:=MEDIAN([.$V14];[.$AQ14];[.$BL14])" office:value-type="float"/>
          <table:table-cell table:formula="of:=MAX([.$B14];[.$W14];[.$AR14])" office:value-type="float"/>
          <table:table-cell table:formula="of:=MAX([.$C14];[.$X14];[.$AS14])" office:value-type="float"/>
          <table:table-cell table:formula="of:=MAX([.$D14];[.$Y14];[.$AT14])" office:value-type="float"/>
          <table:table-cell table:formula="of:=MAX([.$E14];[.$Z14];[.$AU14])" office:value-type="float"/>
          <table:table-cell table:formula="of:=MAX([.$F14];[.$AA14];[.$AV14])" office:value-type="float"/>
          <table:table-cell table:formula="of:=MAX([.$G14];[.$AB14];[.$AW14])" office:value-type="float"/>
          <table:table-cell table:formula="of:=MAX([.$H14];[.$AC14];[.$AX14])" office:value-type="float"/>
          <table:table-cell table:formula="of:=MAX([.$I14];[.$AD14];[.$AY14])" office:value-type="float"/>
          <table:table-cell table:formula="of:=MAX([.$J14];[.$AE14];[.$AZ14])" office:value-type="float"/>
          <table:table-cell table:formula="of:=MAX([.$K14];[.$AF14];[.$BA14])" office:value-type="float"/>
          <table:table-cell table:formula="of:=MAX([.$L14];[.$AG14];[.$BB14])" office:value-type="float"/>
          <table:table-cell table:formula="of:=MAX([.$M14];[.$AH14];[.$BC14])" office:value-type="float"/>
          <table:table-cell table:formula="of:=MAX([.$N14];[.$AI14];[.$BD14])" office:value-type="float"/>
          <table:table-cell table:formula="of:=MAX([.$O14];[.$AJ14];[.$BE14])" office:value-type="float"/>
          <table:table-cell table:formula="of:=MAX([.$P14];[.$AK14];[.$BF14])" office:value-type="float"/>
          <table:table-cell table:formula="of:=MAX([.$Q14];[.$AL14];[.$BG14])" office:value-type="float"/>
          <table:table-cell table:formula="of:=MAX([.$R14];[.$AM14];[.$BH14])" office:value-type="float"/>
          <table:table-cell table:formula="of:=MAX([.$S14];[.$AN14];[.$BI14])" office:value-type="float"/>
          <table:table-cell table:formula="of:=MAX([.$T14];[.$AO14];[.$BJ14])" office:value-type="float"/>
          <table:table-cell table:formula="of:=MAX([.$U14];[.$AP14];[.$BK14])" office:value-type="float"/>
          <table:table-cell table:formula="of:=MAX([.$V14];[.$AQ14];[.$BL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85168"/>
          <table:table-cell office:value-type="float" office:value="2.294"/>
          <table:table-cell office:value-type="float" office:value="1.36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620.0"/>
          <table:table-cell office:value-type="float" office:value="20676.0"/>
          <table:table-cell office:value-type="float" office:value="101716.0"/>
          <table:table-cell office:value-type="float" office:value="351144.0"/>
          <table:table-cell office:value-type="float" office:value="1690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92472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5.04042"/>
          <table:table-cell office:value-type="float" office:value="4.377"/>
          <table:table-cell office:value-type="float" office:value="3.37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010.0"/>
          <table:table-cell office:value-type="float" office:value="45071.0"/>
          <table:table-cell office:value-type="float" office:value="101716.0"/>
          <table:table-cell office:value-type="float" office:value="351144.0"/>
          <table:table-cell office:value-type="float" office:value="1664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92472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0.977821"/>
          <table:table-cell office:value-type="float" office:value="0.60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649.0"/>
          <table:table-cell office:value-type="float" office:value="63689.0"/>
          <table:table-cell office:value-type="float" office:value="231162.0"/>
          <table:table-cell office:value-type="float" office:value="1396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537.0"/>
          <table:table-cell office:value-type="float" office:value="134694.0"/>
          <table:table-cell office:value-type="float" office:value="113362.0"/>
          <table:table-cell office:value-type="string">
            <text:p/>
          </table:table-cell>
          <table:table-cell office:value-type="float" office:value="86318.0"/>
          <table:table-cell office:value-type="float" office:value="64900.0"/>
          <table:table-cell office:value-type="float" office:value="1430.0"/>
          <table:table-cell table:formula="of:=MIN([.$B15];[.$W15];[.$AR15])" office:value-type="float"/>
          <table:table-cell table:formula="of:=MIN([.$C15];[.$X15];[.$AS15])" office:value-type="float"/>
          <table:table-cell table:formula="of:=MIN([.$D15];[.$Y15];[.$AT15])" office:value-type="float"/>
          <table:table-cell table:formula="of:=MIN([.$E15];[.$Z15];[.$AU15])" office:value-type="float"/>
          <table:table-cell table:formula="of:=MIN([.$F15];[.$AA15];[.$AV15])" office:value-type="float"/>
          <table:table-cell table:formula="of:=MIN([.$G15];[.$AB15];[.$AW15])" office:value-type="float"/>
          <table:table-cell table:formula="of:=MIN([.$H15];[.$AC15];[.$AX15])" office:value-type="float"/>
          <table:table-cell table:formula="of:=MIN([.$I15];[.$AD15];[.$AY15])" office:value-type="float"/>
          <table:table-cell table:formula="of:=MIN([.$J15];[.$AE15];[.$AZ15])" office:value-type="float"/>
          <table:table-cell table:formula="of:=MIN([.$K15];[.$AF15];[.$BA15])" office:value-type="float"/>
          <table:table-cell table:formula="of:=MIN([.$L15];[.$AG15];[.$BB15])" office:value-type="float"/>
          <table:table-cell table:formula="of:=MIN([.$M15];[.$AH15];[.$BC15])" office:value-type="float"/>
          <table:table-cell table:formula="of:=MIN([.$N15];[.$AI15];[.$BD15])" office:value-type="float"/>
          <table:table-cell table:formula="of:=MIN([.$O15];[.$AJ15];[.$BE15])" office:value-type="float"/>
          <table:table-cell table:formula="of:=MIN([.$P15];[.$AK15];[.$BF15])" office:value-type="float"/>
          <table:table-cell table:formula="of:=MIN([.$Q15];[.$AL15];[.$BG15])" office:value-type="float"/>
          <table:table-cell table:formula="of:=MIN([.$R15];[.$AM15];[.$BH15])" office:value-type="float"/>
          <table:table-cell table:formula="of:=MIN([.$S15];[.$AN15];[.$BI15])" office:value-type="float"/>
          <table:table-cell table:formula="of:=MIN([.$T15];[.$AO15];[.$BJ15])" office:value-type="float"/>
          <table:table-cell table:formula="of:=MIN([.$U15];[.$AP15];[.$BK15])" office:value-type="float"/>
          <table:table-cell table:formula="of:=MIN([.$V15];[.$AQ15];[.$BL15])" office:value-type="float"/>
          <table:table-cell table:formula="of:=MEDIAN([.$B15];[.$W15];[.$AR15])" office:value-type="float"/>
          <table:table-cell table:formula="of:=MEDIAN([.$C15];[.$X15];[.$AS15])" office:value-type="float"/>
          <table:table-cell table:formula="of:=MEDIAN([.$D15];[.$Y15];[.$AT15])" office:value-type="float"/>
          <table:table-cell table:formula="of:=MEDIAN([.$E15];[.$Z15];[.$AU15])" office:value-type="float"/>
          <table:table-cell table:formula="of:=MEDIAN([.$F15];[.$AA15];[.$AV15])" office:value-type="float"/>
          <table:table-cell table:formula="of:=MEDIAN([.$G15];[.$AB15];[.$AW15])" office:value-type="float"/>
          <table:table-cell table:formula="of:=MEDIAN([.$H15];[.$AC15];[.$AX15])" office:value-type="float"/>
          <table:table-cell table:formula="of:=MEDIAN([.$I15];[.$AD15];[.$AY15])" office:value-type="float"/>
          <table:table-cell table:formula="of:=MEDIAN([.$J15];[.$AE15];[.$AZ15])" office:value-type="float"/>
          <table:table-cell table:formula="of:=MEDIAN([.$K15];[.$AF15];[.$BA15])" office:value-type="float"/>
          <table:table-cell table:formula="of:=MEDIAN([.$L15];[.$AG15];[.$BB15])" office:value-type="float"/>
          <table:table-cell table:formula="of:=MEDIAN([.$M15];[.$AH15];[.$BC15])" office:value-type="float"/>
          <table:table-cell table:formula="of:=MEDIAN([.$N15];[.$AI15];[.$BD15])" office:value-type="float"/>
          <table:table-cell table:formula="of:=MEDIAN([.$O15];[.$AJ15];[.$BE15])" office:value-type="float"/>
          <table:table-cell table:formula="of:=MEDIAN([.$P15];[.$AK15];[.$BF15])" office:value-type="float"/>
          <table:table-cell table:formula="of:=MEDIAN([.$Q15];[.$AL15];[.$BG15])" office:value-type="float"/>
          <table:table-cell table:formula="of:=MEDIAN([.$R15];[.$AM15];[.$BH15])" office:value-type="float"/>
          <table:table-cell table:formula="of:=MEDIAN([.$S15];[.$AN15];[.$BI15])" office:value-type="float"/>
          <table:table-cell table:formula="of:=MEDIAN([.$T15];[.$AO15];[.$BJ15])" office:value-type="float"/>
          <table:table-cell table:formula="of:=MEDIAN([.$U15];[.$AP15];[.$BK15])" office:value-type="float"/>
          <table:table-cell table:formula="of:=MEDIAN([.$V15];[.$AQ15];[.$BL15])" office:value-type="float"/>
          <table:table-cell table:formula="of:=MAX([.$B15];[.$W15];[.$AR15])" office:value-type="float"/>
          <table:table-cell table:formula="of:=MAX([.$C15];[.$X15];[.$AS15])" office:value-type="float"/>
          <table:table-cell table:formula="of:=MAX([.$D15];[.$Y15];[.$AT15])" office:value-type="float"/>
          <table:table-cell table:formula="of:=MAX([.$E15];[.$Z15];[.$AU15])" office:value-type="float"/>
          <table:table-cell table:formula="of:=MAX([.$F15];[.$AA15];[.$AV15])" office:value-type="float"/>
          <table:table-cell table:formula="of:=MAX([.$G15];[.$AB15];[.$AW15])" office:value-type="float"/>
          <table:table-cell table:formula="of:=MAX([.$H15];[.$AC15];[.$AX15])" office:value-type="float"/>
          <table:table-cell table:formula="of:=MAX([.$I15];[.$AD15];[.$AY15])" office:value-type="float"/>
          <table:table-cell table:formula="of:=MAX([.$J15];[.$AE15];[.$AZ15])" office:value-type="float"/>
          <table:table-cell table:formula="of:=MAX([.$K15];[.$AF15];[.$BA15])" office:value-type="float"/>
          <table:table-cell table:formula="of:=MAX([.$L15];[.$AG15];[.$BB15])" office:value-type="float"/>
          <table:table-cell table:formula="of:=MAX([.$M15];[.$AH15];[.$BC15])" office:value-type="float"/>
          <table:table-cell table:formula="of:=MAX([.$N15];[.$AI15];[.$BD15])" office:value-type="float"/>
          <table:table-cell table:formula="of:=MAX([.$O15];[.$AJ15];[.$BE15])" office:value-type="float"/>
          <table:table-cell table:formula="of:=MAX([.$P15];[.$AK15];[.$BF15])" office:value-type="float"/>
          <table:table-cell table:formula="of:=MAX([.$Q15];[.$AL15];[.$BG15])" office:value-type="float"/>
          <table:table-cell table:formula="of:=MAX([.$R15];[.$AM15];[.$BH15])" office:value-type="float"/>
          <table:table-cell table:formula="of:=MAX([.$S15];[.$AN15];[.$BI15])" office:value-type="float"/>
          <table:table-cell table:formula="of:=MAX([.$T15];[.$AO15];[.$BJ15])" office:value-type="float"/>
          <table:table-cell table:formula="of:=MAX([.$U15];[.$AP15];[.$BK15])" office:value-type="float"/>
          <table:table-cell table:formula="of:=MAX([.$V15];[.$AQ15];[.$BL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7.16712"/>
          <table:table-cell office:value-type="float" office:value="6.55"/>
          <table:table-cell office:value-type="float" office:value="5.62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0448.0"/>
          <table:table-cell office:value-type="float" office:value="88636.0"/>
          <table:table-cell office:value-type="float" office:value="101716.0"/>
          <table:table-cell office:value-type="float" office:value="351144.0"/>
          <table:table-cell office:value-type="float" office:value="166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92472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3.32604"/>
          <table:table-cell office:value-type="float" office:value="2.587"/>
          <table:table-cell office:value-type="float" office:value="1.66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018.0"/>
          <table:table-cell office:value-type="float" office:value="17727.0"/>
          <table:table-cell office:value-type="float" office:value="101716.0"/>
          <table:table-cell office:value-type="float" office:value="351144.0"/>
          <table:table-cell office:value-type="float" office:value="167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92472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1.16933"/>
          <table:table-cell office:value-type="float" office:value="0.721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77.0"/>
          <table:table-cell office:value-type="float" office:value="13118.0"/>
          <table:table-cell office:value-type="float" office:value="63689.0"/>
          <table:table-cell office:value-type="float" office:value="231162.0"/>
          <table:table-cell office:value-type="float" office:value="1392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537.0"/>
          <table:table-cell office:value-type="float" office:value="134694.0"/>
          <table:table-cell office:value-type="float" office:value="113362.0"/>
          <table:table-cell office:value-type="string">
            <text:p/>
          </table:table-cell>
          <table:table-cell office:value-type="float" office:value="86318.0"/>
          <table:table-cell office:value-type="float" office:value="64900.0"/>
          <table:table-cell office:value-type="float" office:value="1430.0"/>
          <table:table-cell table:formula="of:=MIN([.$B16];[.$W16];[.$AR16])" office:value-type="float"/>
          <table:table-cell table:formula="of:=MIN([.$C16];[.$X16];[.$AS16])" office:value-type="float"/>
          <table:table-cell table:formula="of:=MIN([.$D16];[.$Y16];[.$AT16])" office:value-type="float"/>
          <table:table-cell table:formula="of:=MIN([.$E16];[.$Z16];[.$AU16])" office:value-type="float"/>
          <table:table-cell table:formula="of:=MIN([.$F16];[.$AA16];[.$AV16])" office:value-type="float"/>
          <table:table-cell table:formula="of:=MIN([.$G16];[.$AB16];[.$AW16])" office:value-type="float"/>
          <table:table-cell table:formula="of:=MIN([.$H16];[.$AC16];[.$AX16])" office:value-type="float"/>
          <table:table-cell table:formula="of:=MIN([.$I16];[.$AD16];[.$AY16])" office:value-type="float"/>
          <table:table-cell table:formula="of:=MIN([.$J16];[.$AE16];[.$AZ16])" office:value-type="float"/>
          <table:table-cell table:formula="of:=MIN([.$K16];[.$AF16];[.$BA16])" office:value-type="float"/>
          <table:table-cell table:formula="of:=MIN([.$L16];[.$AG16];[.$BB16])" office:value-type="float"/>
          <table:table-cell table:formula="of:=MIN([.$M16];[.$AH16];[.$BC16])" office:value-type="float"/>
          <table:table-cell table:formula="of:=MIN([.$N16];[.$AI16];[.$BD16])" office:value-type="float"/>
          <table:table-cell table:formula="of:=MIN([.$O16];[.$AJ16];[.$BE16])" office:value-type="float"/>
          <table:table-cell table:formula="of:=MIN([.$P16];[.$AK16];[.$BF16])" office:value-type="float"/>
          <table:table-cell table:formula="of:=MIN([.$Q16];[.$AL16];[.$BG16])" office:value-type="float"/>
          <table:table-cell table:formula="of:=MIN([.$R16];[.$AM16];[.$BH16])" office:value-type="float"/>
          <table:table-cell table:formula="of:=MIN([.$S16];[.$AN16];[.$BI16])" office:value-type="float"/>
          <table:table-cell table:formula="of:=MIN([.$T16];[.$AO16];[.$BJ16])" office:value-type="float"/>
          <table:table-cell table:formula="of:=MIN([.$U16];[.$AP16];[.$BK16])" office:value-type="float"/>
          <table:table-cell table:formula="of:=MIN([.$V16];[.$AQ16];[.$BL16])" office:value-type="float"/>
          <table:table-cell table:formula="of:=MEDIAN([.$B16];[.$W16];[.$AR16])" office:value-type="float"/>
          <table:table-cell table:formula="of:=MEDIAN([.$C16];[.$X16];[.$AS16])" office:value-type="float"/>
          <table:table-cell table:formula="of:=MEDIAN([.$D16];[.$Y16];[.$AT16])" office:value-type="float"/>
          <table:table-cell table:formula="of:=MEDIAN([.$E16];[.$Z16];[.$AU16])" office:value-type="float"/>
          <table:table-cell table:formula="of:=MEDIAN([.$F16];[.$AA16];[.$AV16])" office:value-type="float"/>
          <table:table-cell table:formula="of:=MEDIAN([.$G16];[.$AB16];[.$AW16])" office:value-type="float"/>
          <table:table-cell table:formula="of:=MEDIAN([.$H16];[.$AC16];[.$AX16])" office:value-type="float"/>
          <table:table-cell table:formula="of:=MEDIAN([.$I16];[.$AD16];[.$AY16])" office:value-type="float"/>
          <table:table-cell table:formula="of:=MEDIAN([.$J16];[.$AE16];[.$AZ16])" office:value-type="float"/>
          <table:table-cell table:formula="of:=MEDIAN([.$K16];[.$AF16];[.$BA16])" office:value-type="float"/>
          <table:table-cell table:formula="of:=MEDIAN([.$L16];[.$AG16];[.$BB16])" office:value-type="float"/>
          <table:table-cell table:formula="of:=MEDIAN([.$M16];[.$AH16];[.$BC16])" office:value-type="float"/>
          <table:table-cell table:formula="of:=MEDIAN([.$N16];[.$AI16];[.$BD16])" office:value-type="float"/>
          <table:table-cell table:formula="of:=MEDIAN([.$O16];[.$AJ16];[.$BE16])" office:value-type="float"/>
          <table:table-cell table:formula="of:=MEDIAN([.$P16];[.$AK16];[.$BF16])" office:value-type="float"/>
          <table:table-cell table:formula="of:=MEDIAN([.$Q16];[.$AL16];[.$BG16])" office:value-type="float"/>
          <table:table-cell table:formula="of:=MEDIAN([.$R16];[.$AM16];[.$BH16])" office:value-type="float"/>
          <table:table-cell table:formula="of:=MEDIAN([.$S16];[.$AN16];[.$BI16])" office:value-type="float"/>
          <table:table-cell table:formula="of:=MEDIAN([.$T16];[.$AO16];[.$BJ16])" office:value-type="float"/>
          <table:table-cell table:formula="of:=MEDIAN([.$U16];[.$AP16];[.$BK16])" office:value-type="float"/>
          <table:table-cell table:formula="of:=MEDIAN([.$V16];[.$AQ16];[.$BL16])" office:value-type="float"/>
          <table:table-cell table:formula="of:=MAX([.$B16];[.$W16];[.$AR16])" office:value-type="float"/>
          <table:table-cell table:formula="of:=MAX([.$C16];[.$X16];[.$AS16])" office:value-type="float"/>
          <table:table-cell table:formula="of:=MAX([.$D16];[.$Y16];[.$AT16])" office:value-type="float"/>
          <table:table-cell table:formula="of:=MAX([.$E16];[.$Z16];[.$AU16])" office:value-type="float"/>
          <table:table-cell table:formula="of:=MAX([.$F16];[.$AA16];[.$AV16])" office:value-type="float"/>
          <table:table-cell table:formula="of:=MAX([.$G16];[.$AB16];[.$AW16])" office:value-type="float"/>
          <table:table-cell table:formula="of:=MAX([.$H16];[.$AC16];[.$AX16])" office:value-type="float"/>
          <table:table-cell table:formula="of:=MAX([.$I16];[.$AD16];[.$AY16])" office:value-type="float"/>
          <table:table-cell table:formula="of:=MAX([.$J16];[.$AE16];[.$AZ16])" office:value-type="float"/>
          <table:table-cell table:formula="of:=MAX([.$K16];[.$AF16];[.$BA16])" office:value-type="float"/>
          <table:table-cell table:formula="of:=MAX([.$L16];[.$AG16];[.$BB16])" office:value-type="float"/>
          <table:table-cell table:formula="of:=MAX([.$M16];[.$AH16];[.$BC16])" office:value-type="float"/>
          <table:table-cell table:formula="of:=MAX([.$N16];[.$AI16];[.$BD16])" office:value-type="float"/>
          <table:table-cell table:formula="of:=MAX([.$O16];[.$AJ16];[.$BE16])" office:value-type="float"/>
          <table:table-cell table:formula="of:=MAX([.$P16];[.$AK16];[.$BF16])" office:value-type="float"/>
          <table:table-cell table:formula="of:=MAX([.$Q16];[.$AL16];[.$BG16])" office:value-type="float"/>
          <table:table-cell table:formula="of:=MAX([.$R16];[.$AM16];[.$BH16])" office:value-type="float"/>
          <table:table-cell table:formula="of:=MAX([.$S16];[.$AN16];[.$BI16])" office:value-type="float"/>
          <table:table-cell table:formula="of:=MAX([.$T16];[.$AO16];[.$BJ16])" office:value-type="float"/>
          <table:table-cell table:formula="of:=MAX([.$U16];[.$AP16];[.$BK16])" office:value-type="float"/>
          <table:table-cell table:formula="of:=MAX([.$V16];[.$AQ16];[.$BL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.98329"/>
          <table:table-cell office:value-type="float" office:value="4.377"/>
          <table:table-cell office:value-type="float" office:value="3.45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039.0"/>
          <table:table-cell office:value-type="float" office:value="77458.0"/>
          <table:table-cell office:value-type="float" office:value="101716.0"/>
          <table:table-cell office:value-type="float" office:value="351144.0"/>
          <table:table-cell office:value-type="float" office:value="169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92472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6.49852"/>
          <table:table-cell office:value-type="float" office:value="5.901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87.0"/>
          <table:table-cell office:value-type="float" office:value="20819.0"/>
          <table:table-cell office:value-type="float" office:value="67447.0"/>
          <table:table-cell office:value-type="float" office:value="101716.0"/>
          <table:table-cell office:value-type="float" office:value="351144.0"/>
          <table:table-cell office:value-type="float" office:value="170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77.0"/>
          <table:table-cell office:value-type="float" office:value="226892.0"/>
          <table:table-cell office:value-type="float" office:value="162697.0"/>
          <table:table-cell office:value-type="float" office:value="92472.0"/>
          <table:table-cell office:value-type="float" office:value="142533.0"/>
          <table:table-cell office:value-type="float" office:value="159694.0"/>
          <table:table-cell office:value-type="float" office:value="410.0"/>
          <table:table-cell office:value-type="float" office:value="1.63666"/>
          <table:table-cell office:value-type="float" office:value="1.255"/>
          <table:table-cell office:value-type="float" office:value="0.69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4909.0"/>
          <table:table-cell office:value-type="float" office:value="51124.0"/>
          <table:table-cell office:value-type="float" office:value="63689.0"/>
          <table:table-cell office:value-type="float" office:value="231162.0"/>
          <table:table-cell office:value-type="float" office:value="1394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537.0"/>
          <table:table-cell office:value-type="float" office:value="134694.0"/>
          <table:table-cell office:value-type="float" office:value="113362.0"/>
          <table:table-cell office:value-type="string">
            <text:p/>
          </table:table-cell>
          <table:table-cell office:value-type="float" office:value="86318.0"/>
          <table:table-cell office:value-type="float" office:value="64900.0"/>
          <table:table-cell office:value-type="float" office:value="1430.0"/>
          <table:table-cell table:formula="of:=MIN([.$B17];[.$W17];[.$AR17])" office:value-type="float"/>
          <table:table-cell table:formula="of:=MIN([.$C17];[.$X17];[.$AS17])" office:value-type="float"/>
          <table:table-cell table:formula="of:=MIN([.$D17];[.$Y17];[.$AT17])" office:value-type="float"/>
          <table:table-cell table:formula="of:=MIN([.$E17];[.$Z17];[.$AU17])" office:value-type="float"/>
          <table:table-cell table:formula="of:=MIN([.$F17];[.$AA17];[.$AV17])" office:value-type="float"/>
          <table:table-cell table:formula="of:=MIN([.$G17];[.$AB17];[.$AW17])" office:value-type="float"/>
          <table:table-cell table:formula="of:=MIN([.$H17];[.$AC17];[.$AX17])" office:value-type="float"/>
          <table:table-cell table:formula="of:=MIN([.$I17];[.$AD17];[.$AY17])" office:value-type="float"/>
          <table:table-cell table:formula="of:=MIN([.$J17];[.$AE17];[.$AZ17])" office:value-type="float"/>
          <table:table-cell table:formula="of:=MIN([.$K17];[.$AF17];[.$BA17])" office:value-type="float"/>
          <table:table-cell table:formula="of:=MIN([.$L17];[.$AG17];[.$BB17])" office:value-type="float"/>
          <table:table-cell table:formula="of:=MIN([.$M17];[.$AH17];[.$BC17])" office:value-type="float"/>
          <table:table-cell table:formula="of:=MIN([.$N17];[.$AI17];[.$BD17])" office:value-type="float"/>
          <table:table-cell table:formula="of:=MIN([.$O17];[.$AJ17];[.$BE17])" office:value-type="float"/>
          <table:table-cell table:formula="of:=MIN([.$P17];[.$AK17];[.$BF17])" office:value-type="float"/>
          <table:table-cell table:formula="of:=MIN([.$Q17];[.$AL17];[.$BG17])" office:value-type="float"/>
          <table:table-cell table:formula="of:=MIN([.$R17];[.$AM17];[.$BH17])" office:value-type="float"/>
          <table:table-cell table:formula="of:=MIN([.$S17];[.$AN17];[.$BI17])" office:value-type="float"/>
          <table:table-cell table:formula="of:=MIN([.$T17];[.$AO17];[.$BJ17])" office:value-type="float"/>
          <table:table-cell table:formula="of:=MIN([.$U17];[.$AP17];[.$BK17])" office:value-type="float"/>
          <table:table-cell table:formula="of:=MIN([.$V17];[.$AQ17];[.$BL17])" office:value-type="float"/>
          <table:table-cell table:formula="of:=MEDIAN([.$B17];[.$W17];[.$AR17])" office:value-type="float"/>
          <table:table-cell table:formula="of:=MEDIAN([.$C17];[.$X17];[.$AS17])" office:value-type="float"/>
          <table:table-cell table:formula="of:=MEDIAN([.$D17];[.$Y17];[.$AT17])" office:value-type="float"/>
          <table:table-cell table:formula="of:=MEDIAN([.$E17];[.$Z17];[.$AU17])" office:value-type="float"/>
          <table:table-cell table:formula="of:=MEDIAN([.$F17];[.$AA17];[.$AV17])" office:value-type="float"/>
          <table:table-cell table:formula="of:=MEDIAN([.$G17];[.$AB17];[.$AW17])" office:value-type="float"/>
          <table:table-cell table:formula="of:=MEDIAN([.$H17];[.$AC17];[.$AX17])" office:value-type="float"/>
          <table:table-cell table:formula="of:=MEDIAN([.$I17];[.$AD17];[.$AY17])" office:value-type="float"/>
          <table:table-cell table:formula="of:=MEDIAN([.$J17];[.$AE17];[.$AZ17])" office:value-type="float"/>
          <table:table-cell table:formula="of:=MEDIAN([.$K17];[.$AF17];[.$BA17])" office:value-type="float"/>
          <table:table-cell table:formula="of:=MEDIAN([.$L17];[.$AG17];[.$BB17])" office:value-type="float"/>
          <table:table-cell table:formula="of:=MEDIAN([.$M17];[.$AH17];[.$BC17])" office:value-type="float"/>
          <table:table-cell table:formula="of:=MEDIAN([.$N17];[.$AI17];[.$BD17])" office:value-type="float"/>
          <table:table-cell table:formula="of:=MEDIAN([.$O17];[.$AJ17];[.$BE17])" office:value-type="float"/>
          <table:table-cell table:formula="of:=MEDIAN([.$P17];[.$AK17];[.$BF17])" office:value-type="float"/>
          <table:table-cell table:formula="of:=MEDIAN([.$Q17];[.$AL17];[.$BG17])" office:value-type="float"/>
          <table:table-cell table:formula="of:=MEDIAN([.$R17];[.$AM17];[.$BH17])" office:value-type="float"/>
          <table:table-cell table:formula="of:=MEDIAN([.$S17];[.$AN17];[.$BI17])" office:value-type="float"/>
          <table:table-cell table:formula="of:=MEDIAN([.$T17];[.$AO17];[.$BJ17])" office:value-type="float"/>
          <table:table-cell table:formula="of:=MEDIAN([.$U17];[.$AP17];[.$BK17])" office:value-type="float"/>
          <table:table-cell table:formula="of:=MEDIAN([.$V17];[.$AQ17];[.$BL17])" office:value-type="float"/>
          <table:table-cell table:formula="of:=MAX([.$B17];[.$W17];[.$AR17])" office:value-type="float"/>
          <table:table-cell table:formula="of:=MAX([.$C17];[.$X17];[.$AS17])" office:value-type="float"/>
          <table:table-cell table:formula="of:=MAX([.$D17];[.$Y17];[.$AT17])" office:value-type="float"/>
          <table:table-cell table:formula="of:=MAX([.$E17];[.$Z17];[.$AU17])" office:value-type="float"/>
          <table:table-cell table:formula="of:=MAX([.$F17];[.$AA17];[.$AV17])" office:value-type="float"/>
          <table:table-cell table:formula="of:=MAX([.$G17];[.$AB17];[.$AW17])" office:value-type="float"/>
          <table:table-cell table:formula="of:=MAX([.$H17];[.$AC17];[.$AX17])" office:value-type="float"/>
          <table:table-cell table:formula="of:=MAX([.$I17];[.$AD17];[.$AY17])" office:value-type="float"/>
          <table:table-cell table:formula="of:=MAX([.$J17];[.$AE17];[.$AZ17])" office:value-type="float"/>
          <table:table-cell table:formula="of:=MAX([.$K17];[.$AF17];[.$BA17])" office:value-type="float"/>
          <table:table-cell table:formula="of:=MAX([.$L17];[.$AG17];[.$BB17])" office:value-type="float"/>
          <table:table-cell table:formula="of:=MAX([.$M17];[.$AH17];[.$BC17])" office:value-type="float"/>
          <table:table-cell table:formula="of:=MAX([.$N17];[.$AI17];[.$BD17])" office:value-type="float"/>
          <table:table-cell table:formula="of:=MAX([.$O17];[.$AJ17];[.$BE17])" office:value-type="float"/>
          <table:table-cell table:formula="of:=MAX([.$P17];[.$AK17];[.$BF17])" office:value-type="float"/>
          <table:table-cell table:formula="of:=MAX([.$Q17];[.$AL17];[.$BG17])" office:value-type="float"/>
          <table:table-cell table:formula="of:=MAX([.$R17];[.$AM17];[.$BH17])" office:value-type="float"/>
          <table:table-cell table:formula="of:=MAX([.$S17];[.$AN17];[.$BI17])" office:value-type="float"/>
          <table:table-cell table:formula="of:=MAX([.$T17];[.$AO17];[.$BJ17])" office:value-type="float"/>
          <table:table-cell table:formula="of:=MAX([.$U17];[.$AP17];[.$BK17])" office:value-type="float"/>
          <table:table-cell table:formula="of:=MAX([.$V17];[.$AQ17];[.$BL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4.24865"/>
          <table:table-cell office:value-type="float" office:value="3.789"/>
          <table:table-cell office:value-type="float" office:value="1.73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788.0"/>
          <table:table-cell office:value-type="float" office:value="29704.0"/>
          <table:table-cell office:value-type="float" office:value="225992.0"/>
          <table:table-cell office:value-type="float" office:value="808025.0"/>
          <table:table-cell office:value-type="float" office:value="251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189272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5.23229"/>
          <table:table-cell office:value-type="float" office:value="4.563"/>
          <table:table-cell office:value-type="float" office:value="2.28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684.0"/>
          <table:table-cell office:value-type="float" office:value="36655.0"/>
          <table:table-cell office:value-type="float" office:value="225992.0"/>
          <table:table-cell office:value-type="float" office:value="808025.0"/>
          <table:table-cell office:value-type="float" office:value="2502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189272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4.80594"/>
          <table:table-cell office:value-type="float" office:value="4.404"/>
          <table:table-cell office:value-type="float" office:value="3.05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1582.0"/>
          <table:table-cell office:value-type="float" office:value="171902.0"/>
          <table:table-cell office:value-type="float" office:value="164737.0"/>
          <table:table-cell office:value-type="float" office:value="607067.0"/>
          <table:table-cell office:value-type="float" office:value="196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387.0"/>
          <table:table-cell office:value-type="float" office:value="330201.0"/>
          <table:table-cell office:value-type="float" office:value="282389.0"/>
          <table:table-cell office:value-type="string">
            <text:p/>
          </table:table-cell>
          <table:table-cell office:value-type="float" office:value="208901.0"/>
          <table:table-cell office:value-type="float" office:value="144010.0"/>
          <table:table-cell office:value-type="float" office:value="2860.0"/>
          <table:table-cell table:formula="of:=MIN([.$B18];[.$W18];[.$AR18])" office:value-type="float"/>
          <table:table-cell table:formula="of:=MIN([.$C18];[.$X18];[.$AS18])" office:value-type="float"/>
          <table:table-cell table:formula="of:=MIN([.$D18];[.$Y18];[.$AT18])" office:value-type="float"/>
          <table:table-cell table:formula="of:=MIN([.$E18];[.$Z18];[.$AU18])" office:value-type="float"/>
          <table:table-cell table:formula="of:=MIN([.$F18];[.$AA18];[.$AV18])" office:value-type="float"/>
          <table:table-cell table:formula="of:=MIN([.$G18];[.$AB18];[.$AW18])" office:value-type="float"/>
          <table:table-cell table:formula="of:=MIN([.$H18];[.$AC18];[.$AX18])" office:value-type="float"/>
          <table:table-cell table:formula="of:=MIN([.$I18];[.$AD18];[.$AY18])" office:value-type="float"/>
          <table:table-cell table:formula="of:=MIN([.$J18];[.$AE18];[.$AZ18])" office:value-type="float"/>
          <table:table-cell table:formula="of:=MIN([.$K18];[.$AF18];[.$BA18])" office:value-type="float"/>
          <table:table-cell table:formula="of:=MIN([.$L18];[.$AG18];[.$BB18])" office:value-type="float"/>
          <table:table-cell table:formula="of:=MIN([.$M18];[.$AH18];[.$BC18])" office:value-type="float"/>
          <table:table-cell table:formula="of:=MIN([.$N18];[.$AI18];[.$BD18])" office:value-type="float"/>
          <table:table-cell table:formula="of:=MIN([.$O18];[.$AJ18];[.$BE18])" office:value-type="float"/>
          <table:table-cell table:formula="of:=MIN([.$P18];[.$AK18];[.$BF18])" office:value-type="float"/>
          <table:table-cell table:formula="of:=MIN([.$Q18];[.$AL18];[.$BG18])" office:value-type="float"/>
          <table:table-cell table:formula="of:=MIN([.$R18];[.$AM18];[.$BH18])" office:value-type="float"/>
          <table:table-cell table:formula="of:=MIN([.$S18];[.$AN18];[.$BI18])" office:value-type="float"/>
          <table:table-cell table:formula="of:=MIN([.$T18];[.$AO18];[.$BJ18])" office:value-type="float"/>
          <table:table-cell table:formula="of:=MIN([.$U18];[.$AP18];[.$BK18])" office:value-type="float"/>
          <table:table-cell table:formula="of:=MIN([.$V18];[.$AQ18];[.$BL18])" office:value-type="float"/>
          <table:table-cell table:formula="of:=MEDIAN([.$B18];[.$W18];[.$AR18])" office:value-type="float"/>
          <table:table-cell table:formula="of:=MEDIAN([.$C18];[.$X18];[.$AS18])" office:value-type="float"/>
          <table:table-cell table:formula="of:=MEDIAN([.$D18];[.$Y18];[.$AT18])" office:value-type="float"/>
          <table:table-cell table:formula="of:=MEDIAN([.$E18];[.$Z18];[.$AU18])" office:value-type="float"/>
          <table:table-cell table:formula="of:=MEDIAN([.$F18];[.$AA18];[.$AV18])" office:value-type="float"/>
          <table:table-cell table:formula="of:=MEDIAN([.$G18];[.$AB18];[.$AW18])" office:value-type="float"/>
          <table:table-cell table:formula="of:=MEDIAN([.$H18];[.$AC18];[.$AX18])" office:value-type="float"/>
          <table:table-cell table:formula="of:=MEDIAN([.$I18];[.$AD18];[.$AY18])" office:value-type="float"/>
          <table:table-cell table:formula="of:=MEDIAN([.$J18];[.$AE18];[.$AZ18])" office:value-type="float"/>
          <table:table-cell table:formula="of:=MEDIAN([.$K18];[.$AF18];[.$BA18])" office:value-type="float"/>
          <table:table-cell table:formula="of:=MEDIAN([.$L18];[.$AG18];[.$BB18])" office:value-type="float"/>
          <table:table-cell table:formula="of:=MEDIAN([.$M18];[.$AH18];[.$BC18])" office:value-type="float"/>
          <table:table-cell table:formula="of:=MEDIAN([.$N18];[.$AI18];[.$BD18])" office:value-type="float"/>
          <table:table-cell table:formula="of:=MEDIAN([.$O18];[.$AJ18];[.$BE18])" office:value-type="float"/>
          <table:table-cell table:formula="of:=MEDIAN([.$P18];[.$AK18];[.$BF18])" office:value-type="float"/>
          <table:table-cell table:formula="of:=MEDIAN([.$Q18];[.$AL18];[.$BG18])" office:value-type="float"/>
          <table:table-cell table:formula="of:=MEDIAN([.$R18];[.$AM18];[.$BH18])" office:value-type="float"/>
          <table:table-cell table:formula="of:=MEDIAN([.$S18];[.$AN18];[.$BI18])" office:value-type="float"/>
          <table:table-cell table:formula="of:=MEDIAN([.$T18];[.$AO18];[.$BJ18])" office:value-type="float"/>
          <table:table-cell table:formula="of:=MEDIAN([.$U18];[.$AP18];[.$BK18])" office:value-type="float"/>
          <table:table-cell table:formula="of:=MEDIAN([.$V18];[.$AQ18];[.$BL18])" office:value-type="float"/>
          <table:table-cell table:formula="of:=MAX([.$B18];[.$W18];[.$AR18])" office:value-type="float"/>
          <table:table-cell table:formula="of:=MAX([.$C18];[.$X18];[.$AS18])" office:value-type="float"/>
          <table:table-cell table:formula="of:=MAX([.$D18];[.$Y18];[.$AT18])" office:value-type="float"/>
          <table:table-cell table:formula="of:=MAX([.$E18];[.$Z18];[.$AU18])" office:value-type="float"/>
          <table:table-cell table:formula="of:=MAX([.$F18];[.$AA18];[.$AV18])" office:value-type="float"/>
          <table:table-cell table:formula="of:=MAX([.$G18];[.$AB18];[.$AW18])" office:value-type="float"/>
          <table:table-cell table:formula="of:=MAX([.$H18];[.$AC18];[.$AX18])" office:value-type="float"/>
          <table:table-cell table:formula="of:=MAX([.$I18];[.$AD18];[.$AY18])" office:value-type="float"/>
          <table:table-cell table:formula="of:=MAX([.$J18];[.$AE18];[.$AZ18])" office:value-type="float"/>
          <table:table-cell table:formula="of:=MAX([.$K18];[.$AF18];[.$BA18])" office:value-type="float"/>
          <table:table-cell table:formula="of:=MAX([.$L18];[.$AG18];[.$BB18])" office:value-type="float"/>
          <table:table-cell table:formula="of:=MAX([.$M18];[.$AH18];[.$BC18])" office:value-type="float"/>
          <table:table-cell table:formula="of:=MAX([.$N18];[.$AI18];[.$BD18])" office:value-type="float"/>
          <table:table-cell table:formula="of:=MAX([.$O18];[.$AJ18];[.$BE18])" office:value-type="float"/>
          <table:table-cell table:formula="of:=MAX([.$P18];[.$AK18];[.$BF18])" office:value-type="float"/>
          <table:table-cell table:formula="of:=MAX([.$Q18];[.$AL18];[.$BG18])" office:value-type="float"/>
          <table:table-cell table:formula="of:=MAX([.$R18];[.$AM18];[.$BH18])" office:value-type="float"/>
          <table:table-cell table:formula="of:=MAX([.$S18];[.$AN18];[.$BI18])" office:value-type="float"/>
          <table:table-cell table:formula="of:=MAX([.$T18];[.$AO18];[.$BJ18])" office:value-type="float"/>
          <table:table-cell table:formula="of:=MAX([.$U18];[.$AP18];[.$BK18])" office:value-type="float"/>
          <table:table-cell table:formula="of:=MAX([.$V18];[.$AQ18];[.$BL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.07828"/>
          <table:table-cell office:value-type="float" office:value="5.626"/>
          <table:table-cell office:value-type="float" office:value="3.63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0380.0"/>
          <table:table-cell office:value-type="float" office:value="75942.0"/>
          <table:table-cell office:value-type="float" office:value="225992.0"/>
          <table:table-cell office:value-type="float" office:value="808024.0"/>
          <table:table-cell office:value-type="float" office:value="2491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189272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3.23888"/>
          <table:table-cell office:value-type="float" office:value="2.539"/>
          <table:table-cell office:value-type="float" office:value="0.61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200.0"/>
          <table:table-cell office:value-type="float" office:value="11035.0"/>
          <table:table-cell office:value-type="float" office:value="225992.0"/>
          <table:table-cell office:value-type="float" office:value="808024.0"/>
          <table:table-cell office:value-type="float" office:value="2491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189272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2.39462"/>
          <table:table-cell office:value-type="float" office:value="1.965"/>
          <table:table-cell office:value-type="float" office:value="0.6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663.0"/>
          <table:table-cell office:value-type="float" office:value="51077.0"/>
          <table:table-cell office:value-type="float" office:value="164737.0"/>
          <table:table-cell office:value-type="float" office:value="607066.0"/>
          <table:table-cell office:value-type="float" office:value="195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387.0"/>
          <table:table-cell office:value-type="float" office:value="330201.0"/>
          <table:table-cell office:value-type="float" office:value="282389.0"/>
          <table:table-cell office:value-type="string">
            <text:p/>
          </table:table-cell>
          <table:table-cell office:value-type="float" office:value="208901.0"/>
          <table:table-cell office:value-type="float" office:value="144010.0"/>
          <table:table-cell office:value-type="float" office:value="2860.0"/>
          <table:table-cell table:formula="of:=MIN([.$B19];[.$W19];[.$AR19])" office:value-type="float"/>
          <table:table-cell table:formula="of:=MIN([.$C19];[.$X19];[.$AS19])" office:value-type="float"/>
          <table:table-cell table:formula="of:=MIN([.$D19];[.$Y19];[.$AT19])" office:value-type="float"/>
          <table:table-cell table:formula="of:=MIN([.$E19];[.$Z19];[.$AU19])" office:value-type="float"/>
          <table:table-cell table:formula="of:=MIN([.$F19];[.$AA19];[.$AV19])" office:value-type="float"/>
          <table:table-cell table:formula="of:=MIN([.$G19];[.$AB19];[.$AW19])" office:value-type="float"/>
          <table:table-cell table:formula="of:=MIN([.$H19];[.$AC19];[.$AX19])" office:value-type="float"/>
          <table:table-cell table:formula="of:=MIN([.$I19];[.$AD19];[.$AY19])" office:value-type="float"/>
          <table:table-cell table:formula="of:=MIN([.$J19];[.$AE19];[.$AZ19])" office:value-type="float"/>
          <table:table-cell table:formula="of:=MIN([.$K19];[.$AF19];[.$BA19])" office:value-type="float"/>
          <table:table-cell table:formula="of:=MIN([.$L19];[.$AG19];[.$BB19])" office:value-type="float"/>
          <table:table-cell table:formula="of:=MIN([.$M19];[.$AH19];[.$BC19])" office:value-type="float"/>
          <table:table-cell table:formula="of:=MIN([.$N19];[.$AI19];[.$BD19])" office:value-type="float"/>
          <table:table-cell table:formula="of:=MIN([.$O19];[.$AJ19];[.$BE19])" office:value-type="float"/>
          <table:table-cell table:formula="of:=MIN([.$P19];[.$AK19];[.$BF19])" office:value-type="float"/>
          <table:table-cell table:formula="of:=MIN([.$Q19];[.$AL19];[.$BG19])" office:value-type="float"/>
          <table:table-cell table:formula="of:=MIN([.$R19];[.$AM19];[.$BH19])" office:value-type="float"/>
          <table:table-cell table:formula="of:=MIN([.$S19];[.$AN19];[.$BI19])" office:value-type="float"/>
          <table:table-cell table:formula="of:=MIN([.$T19];[.$AO19];[.$BJ19])" office:value-type="float"/>
          <table:table-cell table:formula="of:=MIN([.$U19];[.$AP19];[.$BK19])" office:value-type="float"/>
          <table:table-cell table:formula="of:=MIN([.$V19];[.$AQ19];[.$BL19])" office:value-type="float"/>
          <table:table-cell table:formula="of:=MEDIAN([.$B19];[.$W19];[.$AR19])" office:value-type="float"/>
          <table:table-cell table:formula="of:=MEDIAN([.$C19];[.$X19];[.$AS19])" office:value-type="float"/>
          <table:table-cell table:formula="of:=MEDIAN([.$D19];[.$Y19];[.$AT19])" office:value-type="float"/>
          <table:table-cell table:formula="of:=MEDIAN([.$E19];[.$Z19];[.$AU19])" office:value-type="float"/>
          <table:table-cell table:formula="of:=MEDIAN([.$F19];[.$AA19];[.$AV19])" office:value-type="float"/>
          <table:table-cell table:formula="of:=MEDIAN([.$G19];[.$AB19];[.$AW19])" office:value-type="float"/>
          <table:table-cell table:formula="of:=MEDIAN([.$H19];[.$AC19];[.$AX19])" office:value-type="float"/>
          <table:table-cell table:formula="of:=MEDIAN([.$I19];[.$AD19];[.$AY19])" office:value-type="float"/>
          <table:table-cell table:formula="of:=MEDIAN([.$J19];[.$AE19];[.$AZ19])" office:value-type="float"/>
          <table:table-cell table:formula="of:=MEDIAN([.$K19];[.$AF19];[.$BA19])" office:value-type="float"/>
          <table:table-cell table:formula="of:=MEDIAN([.$L19];[.$AG19];[.$BB19])" office:value-type="float"/>
          <table:table-cell table:formula="of:=MEDIAN([.$M19];[.$AH19];[.$BC19])" office:value-type="float"/>
          <table:table-cell table:formula="of:=MEDIAN([.$N19];[.$AI19];[.$BD19])" office:value-type="float"/>
          <table:table-cell table:formula="of:=MEDIAN([.$O19];[.$AJ19];[.$BE19])" office:value-type="float"/>
          <table:table-cell table:formula="of:=MEDIAN([.$P19];[.$AK19];[.$BF19])" office:value-type="float"/>
          <table:table-cell table:formula="of:=MEDIAN([.$Q19];[.$AL19];[.$BG19])" office:value-type="float"/>
          <table:table-cell table:formula="of:=MEDIAN([.$R19];[.$AM19];[.$BH19])" office:value-type="float"/>
          <table:table-cell table:formula="of:=MEDIAN([.$S19];[.$AN19];[.$BI19])" office:value-type="float"/>
          <table:table-cell table:formula="of:=MEDIAN([.$T19];[.$AO19];[.$BJ19])" office:value-type="float"/>
          <table:table-cell table:formula="of:=MEDIAN([.$U19];[.$AP19];[.$BK19])" office:value-type="float"/>
          <table:table-cell table:formula="of:=MEDIAN([.$V19];[.$AQ19];[.$BL19])" office:value-type="float"/>
          <table:table-cell table:formula="of:=MAX([.$B19];[.$W19];[.$AR19])" office:value-type="float"/>
          <table:table-cell table:formula="of:=MAX([.$C19];[.$X19];[.$AS19])" office:value-type="float"/>
          <table:table-cell table:formula="of:=MAX([.$D19];[.$Y19];[.$AT19])" office:value-type="float"/>
          <table:table-cell table:formula="of:=MAX([.$E19];[.$Z19];[.$AU19])" office:value-type="float"/>
          <table:table-cell table:formula="of:=MAX([.$F19];[.$AA19];[.$AV19])" office:value-type="float"/>
          <table:table-cell table:formula="of:=MAX([.$G19];[.$AB19];[.$AW19])" office:value-type="float"/>
          <table:table-cell table:formula="of:=MAX([.$H19];[.$AC19];[.$AX19])" office:value-type="float"/>
          <table:table-cell table:formula="of:=MAX([.$I19];[.$AD19];[.$AY19])" office:value-type="float"/>
          <table:table-cell table:formula="of:=MAX([.$J19];[.$AE19];[.$AZ19])" office:value-type="float"/>
          <table:table-cell table:formula="of:=MAX([.$K19];[.$AF19];[.$BA19])" office:value-type="float"/>
          <table:table-cell table:formula="of:=MAX([.$L19];[.$AG19];[.$BB19])" office:value-type="float"/>
          <table:table-cell table:formula="of:=MAX([.$M19];[.$AH19];[.$BC19])" office:value-type="float"/>
          <table:table-cell table:formula="of:=MAX([.$N19];[.$AI19];[.$BD19])" office:value-type="float"/>
          <table:table-cell table:formula="of:=MAX([.$O19];[.$AJ19];[.$BE19])" office:value-type="float"/>
          <table:table-cell table:formula="of:=MAX([.$P19];[.$AK19];[.$BF19])" office:value-type="float"/>
          <table:table-cell table:formula="of:=MAX([.$Q19];[.$AL19];[.$BG19])" office:value-type="float"/>
          <table:table-cell table:formula="of:=MAX([.$R19];[.$AM19];[.$BH19])" office:value-type="float"/>
          <table:table-cell table:formula="of:=MAX([.$S19];[.$AN19];[.$BI19])" office:value-type="float"/>
          <table:table-cell table:formula="of:=MAX([.$T19];[.$AO19];[.$BJ19])" office:value-type="float"/>
          <table:table-cell table:formula="of:=MAX([.$U19];[.$AP19];[.$BK19])" office:value-type="float"/>
          <table:table-cell table:formula="of:=MAX([.$V19];[.$AQ19];[.$BL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6.04326"/>
          <table:table-cell office:value-type="float" office:value="5.574"/>
          <table:table-cell office:value-type="float" office:value="3.52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1162.0"/>
          <table:table-cell office:value-type="float" office:value="64383.0"/>
          <table:table-cell office:value-type="float" office:value="225992.0"/>
          <table:table-cell office:value-type="float" office:value="808024.0"/>
          <table:table-cell office:value-type="float" office:value="251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189272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8.57376"/>
          <table:table-cell office:value-type="float" office:value="7.945"/>
          <table:table-cell office:value-type="float" office:value="5.94"/>
          <table:table-cell office:value-type="float" office:value="1.0"/>
          <table:table-cell office:value-type="float" office:value="0.0"/>
          <table:table-cell office:value-type="float" office:value="68.0"/>
          <table:table-cell office:value-type="float" office:value="17398.0"/>
          <table:table-cell office:value-type="float" office:value="175216.0"/>
          <table:table-cell office:value-type="float" office:value="225992.0"/>
          <table:table-cell office:value-type="float" office:value="808024.0"/>
          <table:table-cell office:value-type="float" office:value="249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189272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5.77088"/>
          <table:table-cell office:value-type="float" office:value="5.195"/>
          <table:table-cell office:value-type="float" office:value="3.92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969.0"/>
          <table:table-cell office:value-type="float" office:value="268319.0"/>
          <table:table-cell office:value-type="float" office:value="164737.0"/>
          <table:table-cell office:value-type="float" office:value="607066.0"/>
          <table:table-cell office:value-type="float" office:value="1963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387.0"/>
          <table:table-cell office:value-type="float" office:value="330201.0"/>
          <table:table-cell office:value-type="float" office:value="282389.0"/>
          <table:table-cell office:value-type="string">
            <text:p/>
          </table:table-cell>
          <table:table-cell office:value-type="float" office:value="208901.0"/>
          <table:table-cell office:value-type="float" office:value="144010.0"/>
          <table:table-cell office:value-type="float" office:value="2860.0"/>
          <table:table-cell table:formula="of:=MIN([.$B20];[.$W20];[.$AR20])" office:value-type="float"/>
          <table:table-cell table:formula="of:=MIN([.$C20];[.$X20];[.$AS20])" office:value-type="float"/>
          <table:table-cell table:formula="of:=MIN([.$D20];[.$Y20];[.$AT20])" office:value-type="float"/>
          <table:table-cell table:formula="of:=MIN([.$E20];[.$Z20];[.$AU20])" office:value-type="float"/>
          <table:table-cell table:formula="of:=MIN([.$F20];[.$AA20];[.$AV20])" office:value-type="float"/>
          <table:table-cell table:formula="of:=MIN([.$G20];[.$AB20];[.$AW20])" office:value-type="float"/>
          <table:table-cell table:formula="of:=MIN([.$H20];[.$AC20];[.$AX20])" office:value-type="float"/>
          <table:table-cell table:formula="of:=MIN([.$I20];[.$AD20];[.$AY20])" office:value-type="float"/>
          <table:table-cell table:formula="of:=MIN([.$J20];[.$AE20];[.$AZ20])" office:value-type="float"/>
          <table:table-cell table:formula="of:=MIN([.$K20];[.$AF20];[.$BA20])" office:value-type="float"/>
          <table:table-cell table:formula="of:=MIN([.$L20];[.$AG20];[.$BB20])" office:value-type="float"/>
          <table:table-cell table:formula="of:=MIN([.$M20];[.$AH20];[.$BC20])" office:value-type="float"/>
          <table:table-cell table:formula="of:=MIN([.$N20];[.$AI20];[.$BD20])" office:value-type="float"/>
          <table:table-cell table:formula="of:=MIN([.$O20];[.$AJ20];[.$BE20])" office:value-type="float"/>
          <table:table-cell table:formula="of:=MIN([.$P20];[.$AK20];[.$BF20])" office:value-type="float"/>
          <table:table-cell table:formula="of:=MIN([.$Q20];[.$AL20];[.$BG20])" office:value-type="float"/>
          <table:table-cell table:formula="of:=MIN([.$R20];[.$AM20];[.$BH20])" office:value-type="float"/>
          <table:table-cell table:formula="of:=MIN([.$S20];[.$AN20];[.$BI20])" office:value-type="float"/>
          <table:table-cell table:formula="of:=MIN([.$T20];[.$AO20];[.$BJ20])" office:value-type="float"/>
          <table:table-cell table:formula="of:=MIN([.$U20];[.$AP20];[.$BK20])" office:value-type="float"/>
          <table:table-cell table:formula="of:=MIN([.$V20];[.$AQ20];[.$BL20])" office:value-type="float"/>
          <table:table-cell table:formula="of:=MEDIAN([.$B20];[.$W20];[.$AR20])" office:value-type="float"/>
          <table:table-cell table:formula="of:=MEDIAN([.$C20];[.$X20];[.$AS20])" office:value-type="float"/>
          <table:table-cell table:formula="of:=MEDIAN([.$D20];[.$Y20];[.$AT20])" office:value-type="float"/>
          <table:table-cell table:formula="of:=MEDIAN([.$E20];[.$Z20];[.$AU20])" office:value-type="float"/>
          <table:table-cell table:formula="of:=MEDIAN([.$F20];[.$AA20];[.$AV20])" office:value-type="float"/>
          <table:table-cell table:formula="of:=MEDIAN([.$G20];[.$AB20];[.$AW20])" office:value-type="float"/>
          <table:table-cell table:formula="of:=MEDIAN([.$H20];[.$AC20];[.$AX20])" office:value-type="float"/>
          <table:table-cell table:formula="of:=MEDIAN([.$I20];[.$AD20];[.$AY20])" office:value-type="float"/>
          <table:table-cell table:formula="of:=MEDIAN([.$J20];[.$AE20];[.$AZ20])" office:value-type="float"/>
          <table:table-cell table:formula="of:=MEDIAN([.$K20];[.$AF20];[.$BA20])" office:value-type="float"/>
          <table:table-cell table:formula="of:=MEDIAN([.$L20];[.$AG20];[.$BB20])" office:value-type="float"/>
          <table:table-cell table:formula="of:=MEDIAN([.$M20];[.$AH20];[.$BC20])" office:value-type="float"/>
          <table:table-cell table:formula="of:=MEDIAN([.$N20];[.$AI20];[.$BD20])" office:value-type="float"/>
          <table:table-cell table:formula="of:=MEDIAN([.$O20];[.$AJ20];[.$BE20])" office:value-type="float"/>
          <table:table-cell table:formula="of:=MEDIAN([.$P20];[.$AK20];[.$BF20])" office:value-type="float"/>
          <table:table-cell table:formula="of:=MEDIAN([.$Q20];[.$AL20];[.$BG20])" office:value-type="float"/>
          <table:table-cell table:formula="of:=MEDIAN([.$R20];[.$AM20];[.$BH20])" office:value-type="float"/>
          <table:table-cell table:formula="of:=MEDIAN([.$S20];[.$AN20];[.$BI20])" office:value-type="float"/>
          <table:table-cell table:formula="of:=MEDIAN([.$T20];[.$AO20];[.$BJ20])" office:value-type="float"/>
          <table:table-cell table:formula="of:=MEDIAN([.$U20];[.$AP20];[.$BK20])" office:value-type="float"/>
          <table:table-cell table:formula="of:=MEDIAN([.$V20];[.$AQ20];[.$BL20])" office:value-type="float"/>
          <table:table-cell table:formula="of:=MAX([.$B20];[.$W20];[.$AR20])" office:value-type="float"/>
          <table:table-cell table:formula="of:=MAX([.$C20];[.$X20];[.$AS20])" office:value-type="float"/>
          <table:table-cell table:formula="of:=MAX([.$D20];[.$Y20];[.$AT20])" office:value-type="float"/>
          <table:table-cell table:formula="of:=MAX([.$E20];[.$Z20];[.$AU20])" office:value-type="float"/>
          <table:table-cell table:formula="of:=MAX([.$F20];[.$AA20];[.$AV20])" office:value-type="float"/>
          <table:table-cell table:formula="of:=MAX([.$G20];[.$AB20];[.$AW20])" office:value-type="float"/>
          <table:table-cell table:formula="of:=MAX([.$H20];[.$AC20];[.$AX20])" office:value-type="float"/>
          <table:table-cell table:formula="of:=MAX([.$I20];[.$AD20];[.$AY20])" office:value-type="float"/>
          <table:table-cell table:formula="of:=MAX([.$J20];[.$AE20];[.$AZ20])" office:value-type="float"/>
          <table:table-cell table:formula="of:=MAX([.$K20];[.$AF20];[.$BA20])" office:value-type="float"/>
          <table:table-cell table:formula="of:=MAX([.$L20];[.$AG20];[.$BB20])" office:value-type="float"/>
          <table:table-cell table:formula="of:=MAX([.$M20];[.$AH20];[.$BC20])" office:value-type="float"/>
          <table:table-cell table:formula="of:=MAX([.$N20];[.$AI20];[.$BD20])" office:value-type="float"/>
          <table:table-cell table:formula="of:=MAX([.$O20];[.$AJ20];[.$BE20])" office:value-type="float"/>
          <table:table-cell table:formula="of:=MAX([.$P20];[.$AK20];[.$BF20])" office:value-type="float"/>
          <table:table-cell table:formula="of:=MAX([.$Q20];[.$AL20];[.$BG20])" office:value-type="float"/>
          <table:table-cell table:formula="of:=MAX([.$R20];[.$AM20];[.$BH20])" office:value-type="float"/>
          <table:table-cell table:formula="of:=MAX([.$S20];[.$AN20];[.$BI20])" office:value-type="float"/>
          <table:table-cell table:formula="of:=MAX([.$T20];[.$AO20];[.$BJ20])" office:value-type="float"/>
          <table:table-cell table:formula="of:=MAX([.$U20];[.$AP20];[.$BK20])" office:value-type="float"/>
          <table:table-cell table:formula="of:=MAX([.$V20];[.$AQ20];[.$BL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50.8998"/>
          <table:table-cell office:value-type="float" office:value="50.441"/>
          <table:table-cell office:value-type="float" office:value="48.45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7207.0"/>
          <table:table-cell office:value-type="float" office:value="596895.0"/>
          <table:table-cell office:value-type="float" office:value="225992.0"/>
          <table:table-cell office:value-type="float" office:value="808024.0"/>
          <table:table-cell office:value-type="float" office:value="249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189272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7.73763"/>
          <table:table-cell office:value-type="float" office:value="7.184"/>
          <table:table-cell office:value-type="float" office:value="5.17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6331.0"/>
          <table:table-cell office:value-type="float" office:value="138116.0"/>
          <table:table-cell office:value-type="float" office:value="225992.0"/>
          <table:table-cell office:value-type="float" office:value="808024.0"/>
          <table:table-cell office:value-type="float" office:value="248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189272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4.48219"/>
          <table:table-cell office:value-type="float" office:value="4.085"/>
          <table:table-cell office:value-type="float" office:value="2.78"/>
          <table:table-cell office:value-type="float" office:value="1.0"/>
          <table:table-cell office:value-type="float" office:value="0.0"/>
          <table:table-cell office:value-type="float" office:value="44.0"/>
          <table:table-cell office:value-type="float" office:value="9844.0"/>
          <table:table-cell office:value-type="float" office:value="158555.0"/>
          <table:table-cell office:value-type="float" office:value="164737.0"/>
          <table:table-cell office:value-type="float" office:value="607066.0"/>
          <table:table-cell office:value-type="float" office:value="195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387.0"/>
          <table:table-cell office:value-type="float" office:value="330201.0"/>
          <table:table-cell office:value-type="float" office:value="282389.0"/>
          <table:table-cell office:value-type="string">
            <text:p/>
          </table:table-cell>
          <table:table-cell office:value-type="float" office:value="208901.0"/>
          <table:table-cell office:value-type="float" office:value="144010.0"/>
          <table:table-cell office:value-type="float" office:value="2860.0"/>
          <table:table-cell table:formula="of:=MIN([.$B21];[.$W21];[.$AR21])" office:value-type="float"/>
          <table:table-cell table:formula="of:=MIN([.$C21];[.$X21];[.$AS21])" office:value-type="float"/>
          <table:table-cell table:formula="of:=MIN([.$D21];[.$Y21];[.$AT21])" office:value-type="float"/>
          <table:table-cell table:formula="of:=MIN([.$E21];[.$Z21];[.$AU21])" office:value-type="float"/>
          <table:table-cell table:formula="of:=MIN([.$F21];[.$AA21];[.$AV21])" office:value-type="float"/>
          <table:table-cell table:formula="of:=MIN([.$G21];[.$AB21];[.$AW21])" office:value-type="float"/>
          <table:table-cell table:formula="of:=MIN([.$H21];[.$AC21];[.$AX21])" office:value-type="float"/>
          <table:table-cell table:formula="of:=MIN([.$I21];[.$AD21];[.$AY21])" office:value-type="float"/>
          <table:table-cell table:formula="of:=MIN([.$J21];[.$AE21];[.$AZ21])" office:value-type="float"/>
          <table:table-cell table:formula="of:=MIN([.$K21];[.$AF21];[.$BA21])" office:value-type="float"/>
          <table:table-cell table:formula="of:=MIN([.$L21];[.$AG21];[.$BB21])" office:value-type="float"/>
          <table:table-cell table:formula="of:=MIN([.$M21];[.$AH21];[.$BC21])" office:value-type="float"/>
          <table:table-cell table:formula="of:=MIN([.$N21];[.$AI21];[.$BD21])" office:value-type="float"/>
          <table:table-cell table:formula="of:=MIN([.$O21];[.$AJ21];[.$BE21])" office:value-type="float"/>
          <table:table-cell table:formula="of:=MIN([.$P21];[.$AK21];[.$BF21])" office:value-type="float"/>
          <table:table-cell table:formula="of:=MIN([.$Q21];[.$AL21];[.$BG21])" office:value-type="float"/>
          <table:table-cell table:formula="of:=MIN([.$R21];[.$AM21];[.$BH21])" office:value-type="float"/>
          <table:table-cell table:formula="of:=MIN([.$S21];[.$AN21];[.$BI21])" office:value-type="float"/>
          <table:table-cell table:formula="of:=MIN([.$T21];[.$AO21];[.$BJ21])" office:value-type="float"/>
          <table:table-cell table:formula="of:=MIN([.$U21];[.$AP21];[.$BK21])" office:value-type="float"/>
          <table:table-cell table:formula="of:=MIN([.$V21];[.$AQ21];[.$BL21])" office:value-type="float"/>
          <table:table-cell table:formula="of:=MEDIAN([.$B21];[.$W21];[.$AR21])" office:value-type="float"/>
          <table:table-cell table:formula="of:=MEDIAN([.$C21];[.$X21];[.$AS21])" office:value-type="float"/>
          <table:table-cell table:formula="of:=MEDIAN([.$D21];[.$Y21];[.$AT21])" office:value-type="float"/>
          <table:table-cell table:formula="of:=MEDIAN([.$E21];[.$Z21];[.$AU21])" office:value-type="float"/>
          <table:table-cell table:formula="of:=MEDIAN([.$F21];[.$AA21];[.$AV21])" office:value-type="float"/>
          <table:table-cell table:formula="of:=MEDIAN([.$G21];[.$AB21];[.$AW21])" office:value-type="float"/>
          <table:table-cell table:formula="of:=MEDIAN([.$H21];[.$AC21];[.$AX21])" office:value-type="float"/>
          <table:table-cell table:formula="of:=MEDIAN([.$I21];[.$AD21];[.$AY21])" office:value-type="float"/>
          <table:table-cell table:formula="of:=MEDIAN([.$J21];[.$AE21];[.$AZ21])" office:value-type="float"/>
          <table:table-cell table:formula="of:=MEDIAN([.$K21];[.$AF21];[.$BA21])" office:value-type="float"/>
          <table:table-cell table:formula="of:=MEDIAN([.$L21];[.$AG21];[.$BB21])" office:value-type="float"/>
          <table:table-cell table:formula="of:=MEDIAN([.$M21];[.$AH21];[.$BC21])" office:value-type="float"/>
          <table:table-cell table:formula="of:=MEDIAN([.$N21];[.$AI21];[.$BD21])" office:value-type="float"/>
          <table:table-cell table:formula="of:=MEDIAN([.$O21];[.$AJ21];[.$BE21])" office:value-type="float"/>
          <table:table-cell table:formula="of:=MEDIAN([.$P21];[.$AK21];[.$BF21])" office:value-type="float"/>
          <table:table-cell table:formula="of:=MEDIAN([.$Q21];[.$AL21];[.$BG21])" office:value-type="float"/>
          <table:table-cell table:formula="of:=MEDIAN([.$R21];[.$AM21];[.$BH21])" office:value-type="float"/>
          <table:table-cell table:formula="of:=MEDIAN([.$S21];[.$AN21];[.$BI21])" office:value-type="float"/>
          <table:table-cell table:formula="of:=MEDIAN([.$T21];[.$AO21];[.$BJ21])" office:value-type="float"/>
          <table:table-cell table:formula="of:=MEDIAN([.$U21];[.$AP21];[.$BK21])" office:value-type="float"/>
          <table:table-cell table:formula="of:=MEDIAN([.$V21];[.$AQ21];[.$BL21])" office:value-type="float"/>
          <table:table-cell table:formula="of:=MAX([.$B21];[.$W21];[.$AR21])" office:value-type="float"/>
          <table:table-cell table:formula="of:=MAX([.$C21];[.$X21];[.$AS21])" office:value-type="float"/>
          <table:table-cell table:formula="of:=MAX([.$D21];[.$Y21];[.$AT21])" office:value-type="float"/>
          <table:table-cell table:formula="of:=MAX([.$E21];[.$Z21];[.$AU21])" office:value-type="float"/>
          <table:table-cell table:formula="of:=MAX([.$F21];[.$AA21];[.$AV21])" office:value-type="float"/>
          <table:table-cell table:formula="of:=MAX([.$G21];[.$AB21];[.$AW21])" office:value-type="float"/>
          <table:table-cell table:formula="of:=MAX([.$H21];[.$AC21];[.$AX21])" office:value-type="float"/>
          <table:table-cell table:formula="of:=MAX([.$I21];[.$AD21];[.$AY21])" office:value-type="float"/>
          <table:table-cell table:formula="of:=MAX([.$J21];[.$AE21];[.$AZ21])" office:value-type="float"/>
          <table:table-cell table:formula="of:=MAX([.$K21];[.$AF21];[.$BA21])" office:value-type="float"/>
          <table:table-cell table:formula="of:=MAX([.$L21];[.$AG21];[.$BB21])" office:value-type="float"/>
          <table:table-cell table:formula="of:=MAX([.$M21];[.$AH21];[.$BC21])" office:value-type="float"/>
          <table:table-cell table:formula="of:=MAX([.$N21];[.$AI21];[.$BD21])" office:value-type="float"/>
          <table:table-cell table:formula="of:=MAX([.$O21];[.$AJ21];[.$BE21])" office:value-type="float"/>
          <table:table-cell table:formula="of:=MAX([.$P21];[.$AK21];[.$BF21])" office:value-type="float"/>
          <table:table-cell table:formula="of:=MAX([.$Q21];[.$AL21];[.$BG21])" office:value-type="float"/>
          <table:table-cell table:formula="of:=MAX([.$R21];[.$AM21];[.$BH21])" office:value-type="float"/>
          <table:table-cell table:formula="of:=MAX([.$S21];[.$AN21];[.$BI21])" office:value-type="float"/>
          <table:table-cell table:formula="of:=MAX([.$T21];[.$AO21];[.$BJ21])" office:value-type="float"/>
          <table:table-cell table:formula="of:=MAX([.$U21];[.$AP21];[.$BK21])" office:value-type="float"/>
          <table:table-cell table:formula="of:=MAX([.$V21];[.$AQ21];[.$BL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8.0092"/>
          <table:table-cell office:value-type="float" office:value="17.156"/>
          <table:table-cell office:value-type="float" office:value="13.58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25463.0"/>
          <table:table-cell office:value-type="float" office:value="143150.0"/>
          <table:table-cell office:value-type="float" office:value="225992.0"/>
          <table:table-cell office:value-type="float" office:value="808026.0"/>
          <table:table-cell office:value-type="float" office:value="248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189272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7.58846"/>
          <table:table-cell office:value-type="float" office:value="6.9"/>
          <table:table-cell office:value-type="float" office:value="4.6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25.0"/>
          <table:table-cell office:value-type="float" office:value="72235.0"/>
          <table:table-cell office:value-type="float" office:value="225992.0"/>
          <table:table-cell office:value-type="float" office:value="808026.0"/>
          <table:table-cell office:value-type="float" office:value="2491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073.0"/>
          <table:table-cell office:value-type="float" office:value="484849.0"/>
          <table:table-cell office:value-type="float" office:value="381074.0"/>
          <table:table-cell office:value-type="float" office:value="189272.0"/>
          <table:table-cell office:value-type="float" office:value="306522.0"/>
          <table:table-cell office:value-type="float" office:value="333578.0"/>
          <table:table-cell office:value-type="float" office:value="820.0"/>
          <table:table-cell office:value-type="float" office:value="7.0726"/>
          <table:table-cell office:value-type="float" office:value="6.704"/>
          <table:table-cell office:value-type="float" office:value="5.42"/>
          <table:table-cell office:value-type="float" office:value="1.0"/>
          <table:table-cell office:value-type="float" office:value="0.0"/>
          <table:table-cell office:value-type="float" office:value="69.0"/>
          <table:table-cell office:value-type="float" office:value="15972.0"/>
          <table:table-cell office:value-type="float" office:value="320135.0"/>
          <table:table-cell office:value-type="float" office:value="164737.0"/>
          <table:table-cell office:value-type="float" office:value="607068.0"/>
          <table:table-cell office:value-type="float" office:value="196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387.0"/>
          <table:table-cell office:value-type="float" office:value="330201.0"/>
          <table:table-cell office:value-type="float" office:value="282389.0"/>
          <table:table-cell office:value-type="string">
            <text:p/>
          </table:table-cell>
          <table:table-cell office:value-type="float" office:value="208901.0"/>
          <table:table-cell office:value-type="float" office:value="144010.0"/>
          <table:table-cell office:value-type="float" office:value="2860.0"/>
          <table:table-cell table:formula="of:=MIN([.$B22];[.$W22];[.$AR22])" office:value-type="float"/>
          <table:table-cell table:formula="of:=MIN([.$C22];[.$X22];[.$AS22])" office:value-type="float"/>
          <table:table-cell table:formula="of:=MIN([.$D22];[.$Y22];[.$AT22])" office:value-type="float"/>
          <table:table-cell table:formula="of:=MIN([.$E22];[.$Z22];[.$AU22])" office:value-type="float"/>
          <table:table-cell table:formula="of:=MIN([.$F22];[.$AA22];[.$AV22])" office:value-type="float"/>
          <table:table-cell table:formula="of:=MIN([.$G22];[.$AB22];[.$AW22])" office:value-type="float"/>
          <table:table-cell table:formula="of:=MIN([.$H22];[.$AC22];[.$AX22])" office:value-type="float"/>
          <table:table-cell table:formula="of:=MIN([.$I22];[.$AD22];[.$AY22])" office:value-type="float"/>
          <table:table-cell table:formula="of:=MIN([.$J22];[.$AE22];[.$AZ22])" office:value-type="float"/>
          <table:table-cell table:formula="of:=MIN([.$K22];[.$AF22];[.$BA22])" office:value-type="float"/>
          <table:table-cell table:formula="of:=MIN([.$L22];[.$AG22];[.$BB22])" office:value-type="float"/>
          <table:table-cell table:formula="of:=MIN([.$M22];[.$AH22];[.$BC22])" office:value-type="float"/>
          <table:table-cell table:formula="of:=MIN([.$N22];[.$AI22];[.$BD22])" office:value-type="float"/>
          <table:table-cell table:formula="of:=MIN([.$O22];[.$AJ22];[.$BE22])" office:value-type="float"/>
          <table:table-cell table:formula="of:=MIN([.$P22];[.$AK22];[.$BF22])" office:value-type="float"/>
          <table:table-cell table:formula="of:=MIN([.$Q22];[.$AL22];[.$BG22])" office:value-type="float"/>
          <table:table-cell table:formula="of:=MIN([.$R22];[.$AM22];[.$BH22])" office:value-type="float"/>
          <table:table-cell table:formula="of:=MIN([.$S22];[.$AN22];[.$BI22])" office:value-type="float"/>
          <table:table-cell table:formula="of:=MIN([.$T22];[.$AO22];[.$BJ22])" office:value-type="float"/>
          <table:table-cell table:formula="of:=MIN([.$U22];[.$AP22];[.$BK22])" office:value-type="float"/>
          <table:table-cell table:formula="of:=MIN([.$V22];[.$AQ22];[.$BL22])" office:value-type="float"/>
          <table:table-cell table:formula="of:=MEDIAN([.$B22];[.$W22];[.$AR22])" office:value-type="float"/>
          <table:table-cell table:formula="of:=MEDIAN([.$C22];[.$X22];[.$AS22])" office:value-type="float"/>
          <table:table-cell table:formula="of:=MEDIAN([.$D22];[.$Y22];[.$AT22])" office:value-type="float"/>
          <table:table-cell table:formula="of:=MEDIAN([.$E22];[.$Z22];[.$AU22])" office:value-type="float"/>
          <table:table-cell table:formula="of:=MEDIAN([.$F22];[.$AA22];[.$AV22])" office:value-type="float"/>
          <table:table-cell table:formula="of:=MEDIAN([.$G22];[.$AB22];[.$AW22])" office:value-type="float"/>
          <table:table-cell table:formula="of:=MEDIAN([.$H22];[.$AC22];[.$AX22])" office:value-type="float"/>
          <table:table-cell table:formula="of:=MEDIAN([.$I22];[.$AD22];[.$AY22])" office:value-type="float"/>
          <table:table-cell table:formula="of:=MEDIAN([.$J22];[.$AE22];[.$AZ22])" office:value-type="float"/>
          <table:table-cell table:formula="of:=MEDIAN([.$K22];[.$AF22];[.$BA22])" office:value-type="float"/>
          <table:table-cell table:formula="of:=MEDIAN([.$L22];[.$AG22];[.$BB22])" office:value-type="float"/>
          <table:table-cell table:formula="of:=MEDIAN([.$M22];[.$AH22];[.$BC22])" office:value-type="float"/>
          <table:table-cell table:formula="of:=MEDIAN([.$N22];[.$AI22];[.$BD22])" office:value-type="float"/>
          <table:table-cell table:formula="of:=MEDIAN([.$O22];[.$AJ22];[.$BE22])" office:value-type="float"/>
          <table:table-cell table:formula="of:=MEDIAN([.$P22];[.$AK22];[.$BF22])" office:value-type="float"/>
          <table:table-cell table:formula="of:=MEDIAN([.$Q22];[.$AL22];[.$BG22])" office:value-type="float"/>
          <table:table-cell table:formula="of:=MEDIAN([.$R22];[.$AM22];[.$BH22])" office:value-type="float"/>
          <table:table-cell table:formula="of:=MEDIAN([.$S22];[.$AN22];[.$BI22])" office:value-type="float"/>
          <table:table-cell table:formula="of:=MEDIAN([.$T22];[.$AO22];[.$BJ22])" office:value-type="float"/>
          <table:table-cell table:formula="of:=MEDIAN([.$U22];[.$AP22];[.$BK22])" office:value-type="float"/>
          <table:table-cell table:formula="of:=MEDIAN([.$V22];[.$AQ22];[.$BL22])" office:value-type="float"/>
          <table:table-cell table:formula="of:=MAX([.$B22];[.$W22];[.$AR22])" office:value-type="float"/>
          <table:table-cell table:formula="of:=MAX([.$C22];[.$X22];[.$AS22])" office:value-type="float"/>
          <table:table-cell table:formula="of:=MAX([.$D22];[.$Y22];[.$AT22])" office:value-type="float"/>
          <table:table-cell table:formula="of:=MAX([.$E22];[.$Z22];[.$AU22])" office:value-type="float"/>
          <table:table-cell table:formula="of:=MAX([.$F22];[.$AA22];[.$AV22])" office:value-type="float"/>
          <table:table-cell table:formula="of:=MAX([.$G22];[.$AB22];[.$AW22])" office:value-type="float"/>
          <table:table-cell table:formula="of:=MAX([.$H22];[.$AC22];[.$AX22])" office:value-type="float"/>
          <table:table-cell table:formula="of:=MAX([.$I22];[.$AD22];[.$AY22])" office:value-type="float"/>
          <table:table-cell table:formula="of:=MAX([.$J22];[.$AE22];[.$AZ22])" office:value-type="float"/>
          <table:table-cell table:formula="of:=MAX([.$K22];[.$AF22];[.$BA22])" office:value-type="float"/>
          <table:table-cell table:formula="of:=MAX([.$L22];[.$AG22];[.$BB22])" office:value-type="float"/>
          <table:table-cell table:formula="of:=MAX([.$M22];[.$AH22];[.$BC22])" office:value-type="float"/>
          <table:table-cell table:formula="of:=MAX([.$N22];[.$AI22];[.$BD22])" office:value-type="float"/>
          <table:table-cell table:formula="of:=MAX([.$O22];[.$AJ22];[.$BE22])" office:value-type="float"/>
          <table:table-cell table:formula="of:=MAX([.$P22];[.$AK22];[.$BF22])" office:value-type="float"/>
          <table:table-cell table:formula="of:=MAX([.$Q22];[.$AL22];[.$BG22])" office:value-type="float"/>
          <table:table-cell table:formula="of:=MAX([.$R22];[.$AM22];[.$BH22])" office:value-type="float"/>
          <table:table-cell table:formula="of:=MAX([.$S22];[.$AN22];[.$BI22])" office:value-type="float"/>
          <table:table-cell table:formula="of:=MAX([.$T22];[.$AO22];[.$BJ22])" office:value-type="float"/>
          <table:table-cell table:formula="of:=MAX([.$U22];[.$AP22];[.$BK22])" office:value-type="float"/>
          <table:table-cell table:formula="of:=MAX([.$V22];[.$AQ22];[.$BL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818032"/>
          <table:table-cell office:value-type="float" office:value="0.455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22.0"/>
          <table:table-cell office:value-type="float" office:value="2006.0"/>
          <table:table-cell office:value-type="float" office:value="35776.0"/>
          <table:table-cell office:value-type="float" office:value="123013.0"/>
          <table:table-cell office:value-type="float" office:value="1242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37496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978271"/>
          <table:table-cell office:value-type="float" office:value="0.35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08.0"/>
          <table:table-cell office:value-type="float" office:value="35776.0"/>
          <table:table-cell office:value-type="float" office:value="123013.0"/>
          <table:table-cell office:value-type="float" office:value="927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37496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64174"/>
          <table:table-cell office:value-type="float" office:value="0.3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.0"/>
          <table:table-cell office:value-type="float" office:value="26487.0"/>
          <table:table-cell office:value-type="float" office:value="91742.0"/>
          <table:table-cell office:value-type="float" office:value="1160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778.0"/>
          <table:table-cell office:value-type="float" office:value="59723.0"/>
          <table:table-cell office:value-type="float" office:value="39226.0"/>
          <table:table-cell office:value-type="float" office:value="18731.0"/>
          <table:table-cell office:value-type="float" office:value="37890.0"/>
          <table:table-cell office:value-type="float" office:value="24228.0"/>
          <table:table-cell office:value-type="float" office:value="572.0"/>
          <table:table-cell table:formula="of:=MIN([.$B23];[.$W23];[.$AR23])" office:value-type="float"/>
          <table:table-cell table:formula="of:=MIN([.$C23];[.$X23];[.$AS23])" office:value-type="float"/>
          <table:table-cell table:formula="of:=MIN([.$D23];[.$Y23];[.$AT23])" office:value-type="float"/>
          <table:table-cell table:formula="of:=MIN([.$E23];[.$Z23];[.$AU23])" office:value-type="float"/>
          <table:table-cell table:formula="of:=MIN([.$F23];[.$AA23];[.$AV23])" office:value-type="float"/>
          <table:table-cell table:formula="of:=MIN([.$G23];[.$AB23];[.$AW23])" office:value-type="float"/>
          <table:table-cell table:formula="of:=MIN([.$H23];[.$AC23];[.$AX23])" office:value-type="float"/>
          <table:table-cell table:formula="of:=MIN([.$I23];[.$AD23];[.$AY23])" office:value-type="float"/>
          <table:table-cell table:formula="of:=MIN([.$J23];[.$AE23];[.$AZ23])" office:value-type="float"/>
          <table:table-cell table:formula="of:=MIN([.$K23];[.$AF23];[.$BA23])" office:value-type="float"/>
          <table:table-cell table:formula="of:=MIN([.$L23];[.$AG23];[.$BB23])" office:value-type="float"/>
          <table:table-cell table:formula="of:=MIN([.$M23];[.$AH23];[.$BC23])" office:value-type="float"/>
          <table:table-cell table:formula="of:=MIN([.$N23];[.$AI23];[.$BD23])" office:value-type="float"/>
          <table:table-cell table:formula="of:=MIN([.$O23];[.$AJ23];[.$BE23])" office:value-type="float"/>
          <table:table-cell table:formula="of:=MIN([.$P23];[.$AK23];[.$BF23])" office:value-type="float"/>
          <table:table-cell table:formula="of:=MIN([.$Q23];[.$AL23];[.$BG23])" office:value-type="float"/>
          <table:table-cell table:formula="of:=MIN([.$R23];[.$AM23];[.$BH23])" office:value-type="float"/>
          <table:table-cell table:formula="of:=MIN([.$S23];[.$AN23];[.$BI23])" office:value-type="float"/>
          <table:table-cell table:formula="of:=MIN([.$T23];[.$AO23];[.$BJ23])" office:value-type="float"/>
          <table:table-cell table:formula="of:=MIN([.$U23];[.$AP23];[.$BK23])" office:value-type="float"/>
          <table:table-cell table:formula="of:=MIN([.$V23];[.$AQ23];[.$BL23])" office:value-type="float"/>
          <table:table-cell table:formula="of:=MEDIAN([.$B23];[.$W23];[.$AR23])" office:value-type="float"/>
          <table:table-cell table:formula="of:=MEDIAN([.$C23];[.$X23];[.$AS23])" office:value-type="float"/>
          <table:table-cell table:formula="of:=MEDIAN([.$D23];[.$Y23];[.$AT23])" office:value-type="float"/>
          <table:table-cell table:formula="of:=MEDIAN([.$E23];[.$Z23];[.$AU23])" office:value-type="float"/>
          <table:table-cell table:formula="of:=MEDIAN([.$F23];[.$AA23];[.$AV23])" office:value-type="float"/>
          <table:table-cell table:formula="of:=MEDIAN([.$G23];[.$AB23];[.$AW23])" office:value-type="float"/>
          <table:table-cell table:formula="of:=MEDIAN([.$H23];[.$AC23];[.$AX23])" office:value-type="float"/>
          <table:table-cell table:formula="of:=MEDIAN([.$I23];[.$AD23];[.$AY23])" office:value-type="float"/>
          <table:table-cell table:formula="of:=MEDIAN([.$J23];[.$AE23];[.$AZ23])" office:value-type="float"/>
          <table:table-cell table:formula="of:=MEDIAN([.$K23];[.$AF23];[.$BA23])" office:value-type="float"/>
          <table:table-cell table:formula="of:=MEDIAN([.$L23];[.$AG23];[.$BB23])" office:value-type="float"/>
          <table:table-cell table:formula="of:=MEDIAN([.$M23];[.$AH23];[.$BC23])" office:value-type="float"/>
          <table:table-cell table:formula="of:=MEDIAN([.$N23];[.$AI23];[.$BD23])" office:value-type="float"/>
          <table:table-cell table:formula="of:=MEDIAN([.$O23];[.$AJ23];[.$BE23])" office:value-type="float"/>
          <table:table-cell table:formula="of:=MEDIAN([.$P23];[.$AK23];[.$BF23])" office:value-type="float"/>
          <table:table-cell table:formula="of:=MEDIAN([.$Q23];[.$AL23];[.$BG23])" office:value-type="float"/>
          <table:table-cell table:formula="of:=MEDIAN([.$R23];[.$AM23];[.$BH23])" office:value-type="float"/>
          <table:table-cell table:formula="of:=MEDIAN([.$S23];[.$AN23];[.$BI23])" office:value-type="float"/>
          <table:table-cell table:formula="of:=MEDIAN([.$T23];[.$AO23];[.$BJ23])" office:value-type="float"/>
          <table:table-cell table:formula="of:=MEDIAN([.$U23];[.$AP23];[.$BK23])" office:value-type="float"/>
          <table:table-cell table:formula="of:=MEDIAN([.$V23];[.$AQ23];[.$BL23])" office:value-type="float"/>
          <table:table-cell table:formula="of:=MAX([.$B23];[.$W23];[.$AR23])" office:value-type="float"/>
          <table:table-cell table:formula="of:=MAX([.$C23];[.$X23];[.$AS23])" office:value-type="float"/>
          <table:table-cell table:formula="of:=MAX([.$D23];[.$Y23];[.$AT23])" office:value-type="float"/>
          <table:table-cell table:formula="of:=MAX([.$E23];[.$Z23];[.$AU23])" office:value-type="float"/>
          <table:table-cell table:formula="of:=MAX([.$F23];[.$AA23];[.$AV23])" office:value-type="float"/>
          <table:table-cell table:formula="of:=MAX([.$G23];[.$AB23];[.$AW23])" office:value-type="float"/>
          <table:table-cell table:formula="of:=MAX([.$H23];[.$AC23];[.$AX23])" office:value-type="float"/>
          <table:table-cell table:formula="of:=MAX([.$I23];[.$AD23];[.$AY23])" office:value-type="float"/>
          <table:table-cell table:formula="of:=MAX([.$J23];[.$AE23];[.$AZ23])" office:value-type="float"/>
          <table:table-cell table:formula="of:=MAX([.$K23];[.$AF23];[.$BA23])" office:value-type="float"/>
          <table:table-cell table:formula="of:=MAX([.$L23];[.$AG23];[.$BB23])" office:value-type="float"/>
          <table:table-cell table:formula="of:=MAX([.$M23];[.$AH23];[.$BC23])" office:value-type="float"/>
          <table:table-cell table:formula="of:=MAX([.$N23];[.$AI23];[.$BD23])" office:value-type="float"/>
          <table:table-cell table:formula="of:=MAX([.$O23];[.$AJ23];[.$BE23])" office:value-type="float"/>
          <table:table-cell table:formula="of:=MAX([.$P23];[.$AK23];[.$BF23])" office:value-type="float"/>
          <table:table-cell table:formula="of:=MAX([.$Q23];[.$AL23];[.$BG23])" office:value-type="float"/>
          <table:table-cell table:formula="of:=MAX([.$R23];[.$AM23];[.$BH23])" office:value-type="float"/>
          <table:table-cell table:formula="of:=MAX([.$S23];[.$AN23];[.$BI23])" office:value-type="float"/>
          <table:table-cell table:formula="of:=MAX([.$T23];[.$AO23];[.$BJ23])" office:value-type="float"/>
          <table:table-cell table:formula="of:=MAX([.$U23];[.$AP23];[.$BK23])" office:value-type="float"/>
          <table:table-cell table:formula="of:=MAX([.$V23];[.$AQ23];[.$BL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07684"/>
          <table:table-cell office:value-type="float" office:value="0.688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640.0"/>
          <table:table-cell office:value-type="float" office:value="4517.0"/>
          <table:table-cell office:value-type="float" office:value="35776.0"/>
          <table:table-cell office:value-type="float" office:value="123013.0"/>
          <table:table-cell office:value-type="float" office:value="1245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37496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988487"/>
          <table:table-cell office:value-type="float" office:value="0.36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26.0"/>
          <table:table-cell office:value-type="float" office:value="35776.0"/>
          <table:table-cell office:value-type="float" office:value="123013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37496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67071"/>
          <table:table-cell office:value-type="float" office:value="0.27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8.0"/>
          <table:table-cell office:value-type="float" office:value="26487.0"/>
          <table:table-cell office:value-type="float" office:value="91742.0"/>
          <table:table-cell office:value-type="float" office:value="1152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778.0"/>
          <table:table-cell office:value-type="float" office:value="59723.0"/>
          <table:table-cell office:value-type="float" office:value="39226.0"/>
          <table:table-cell office:value-type="float" office:value="18731.0"/>
          <table:table-cell office:value-type="float" office:value="37890.0"/>
          <table:table-cell office:value-type="float" office:value="24228.0"/>
          <table:table-cell office:value-type="float" office:value="572.0"/>
          <table:table-cell table:formula="of:=MIN([.$B24];[.$W24];[.$AR24])" office:value-type="float"/>
          <table:table-cell table:formula="of:=MIN([.$C24];[.$X24];[.$AS24])" office:value-type="float"/>
          <table:table-cell table:formula="of:=MIN([.$D24];[.$Y24];[.$AT24])" office:value-type="float"/>
          <table:table-cell table:formula="of:=MIN([.$E24];[.$Z24];[.$AU24])" office:value-type="float"/>
          <table:table-cell table:formula="of:=MIN([.$F24];[.$AA24];[.$AV24])" office:value-type="float"/>
          <table:table-cell table:formula="of:=MIN([.$G24];[.$AB24];[.$AW24])" office:value-type="float"/>
          <table:table-cell table:formula="of:=MIN([.$H24];[.$AC24];[.$AX24])" office:value-type="float"/>
          <table:table-cell table:formula="of:=MIN([.$I24];[.$AD24];[.$AY24])" office:value-type="float"/>
          <table:table-cell table:formula="of:=MIN([.$J24];[.$AE24];[.$AZ24])" office:value-type="float"/>
          <table:table-cell table:formula="of:=MIN([.$K24];[.$AF24];[.$BA24])" office:value-type="float"/>
          <table:table-cell table:formula="of:=MIN([.$L24];[.$AG24];[.$BB24])" office:value-type="float"/>
          <table:table-cell table:formula="of:=MIN([.$M24];[.$AH24];[.$BC24])" office:value-type="float"/>
          <table:table-cell table:formula="of:=MIN([.$N24];[.$AI24];[.$BD24])" office:value-type="float"/>
          <table:table-cell table:formula="of:=MIN([.$O24];[.$AJ24];[.$BE24])" office:value-type="float"/>
          <table:table-cell table:formula="of:=MIN([.$P24];[.$AK24];[.$BF24])" office:value-type="float"/>
          <table:table-cell table:formula="of:=MIN([.$Q24];[.$AL24];[.$BG24])" office:value-type="float"/>
          <table:table-cell table:formula="of:=MIN([.$R24];[.$AM24];[.$BH24])" office:value-type="float"/>
          <table:table-cell table:formula="of:=MIN([.$S24];[.$AN24];[.$BI24])" office:value-type="float"/>
          <table:table-cell table:formula="of:=MIN([.$T24];[.$AO24];[.$BJ24])" office:value-type="float"/>
          <table:table-cell table:formula="of:=MIN([.$U24];[.$AP24];[.$BK24])" office:value-type="float"/>
          <table:table-cell table:formula="of:=MIN([.$V24];[.$AQ24];[.$BL24])" office:value-type="float"/>
          <table:table-cell table:formula="of:=MEDIAN([.$B24];[.$W24];[.$AR24])" office:value-type="float"/>
          <table:table-cell table:formula="of:=MEDIAN([.$C24];[.$X24];[.$AS24])" office:value-type="float"/>
          <table:table-cell table:formula="of:=MEDIAN([.$D24];[.$Y24];[.$AT24])" office:value-type="float"/>
          <table:table-cell table:formula="of:=MEDIAN([.$E24];[.$Z24];[.$AU24])" office:value-type="float"/>
          <table:table-cell table:formula="of:=MEDIAN([.$F24];[.$AA24];[.$AV24])" office:value-type="float"/>
          <table:table-cell table:formula="of:=MEDIAN([.$G24];[.$AB24];[.$AW24])" office:value-type="float"/>
          <table:table-cell table:formula="of:=MEDIAN([.$H24];[.$AC24];[.$AX24])" office:value-type="float"/>
          <table:table-cell table:formula="of:=MEDIAN([.$I24];[.$AD24];[.$AY24])" office:value-type="float"/>
          <table:table-cell table:formula="of:=MEDIAN([.$J24];[.$AE24];[.$AZ24])" office:value-type="float"/>
          <table:table-cell table:formula="of:=MEDIAN([.$K24];[.$AF24];[.$BA24])" office:value-type="float"/>
          <table:table-cell table:formula="of:=MEDIAN([.$L24];[.$AG24];[.$BB24])" office:value-type="float"/>
          <table:table-cell table:formula="of:=MEDIAN([.$M24];[.$AH24];[.$BC24])" office:value-type="float"/>
          <table:table-cell table:formula="of:=MEDIAN([.$N24];[.$AI24];[.$BD24])" office:value-type="float"/>
          <table:table-cell table:formula="of:=MEDIAN([.$O24];[.$AJ24];[.$BE24])" office:value-type="float"/>
          <table:table-cell table:formula="of:=MEDIAN([.$P24];[.$AK24];[.$BF24])" office:value-type="float"/>
          <table:table-cell table:formula="of:=MEDIAN([.$Q24];[.$AL24];[.$BG24])" office:value-type="float"/>
          <table:table-cell table:formula="of:=MEDIAN([.$R24];[.$AM24];[.$BH24])" office:value-type="float"/>
          <table:table-cell table:formula="of:=MEDIAN([.$S24];[.$AN24];[.$BI24])" office:value-type="float"/>
          <table:table-cell table:formula="of:=MEDIAN([.$T24];[.$AO24];[.$BJ24])" office:value-type="float"/>
          <table:table-cell table:formula="of:=MEDIAN([.$U24];[.$AP24];[.$BK24])" office:value-type="float"/>
          <table:table-cell table:formula="of:=MEDIAN([.$V24];[.$AQ24];[.$BL24])" office:value-type="float"/>
          <table:table-cell table:formula="of:=MAX([.$B24];[.$W24];[.$AR24])" office:value-type="float"/>
          <table:table-cell table:formula="of:=MAX([.$C24];[.$X24];[.$AS24])" office:value-type="float"/>
          <table:table-cell table:formula="of:=MAX([.$D24];[.$Y24];[.$AT24])" office:value-type="float"/>
          <table:table-cell table:formula="of:=MAX([.$E24];[.$Z24];[.$AU24])" office:value-type="float"/>
          <table:table-cell table:formula="of:=MAX([.$F24];[.$AA24];[.$AV24])" office:value-type="float"/>
          <table:table-cell table:formula="of:=MAX([.$G24];[.$AB24];[.$AW24])" office:value-type="float"/>
          <table:table-cell table:formula="of:=MAX([.$H24];[.$AC24];[.$AX24])" office:value-type="float"/>
          <table:table-cell table:formula="of:=MAX([.$I24];[.$AD24];[.$AY24])" office:value-type="float"/>
          <table:table-cell table:formula="of:=MAX([.$J24];[.$AE24];[.$AZ24])" office:value-type="float"/>
          <table:table-cell table:formula="of:=MAX([.$K24];[.$AF24];[.$BA24])" office:value-type="float"/>
          <table:table-cell table:formula="of:=MAX([.$L24];[.$AG24];[.$BB24])" office:value-type="float"/>
          <table:table-cell table:formula="of:=MAX([.$M24];[.$AH24];[.$BC24])" office:value-type="float"/>
          <table:table-cell table:formula="of:=MAX([.$N24];[.$AI24];[.$BD24])" office:value-type="float"/>
          <table:table-cell table:formula="of:=MAX([.$O24];[.$AJ24];[.$BE24])" office:value-type="float"/>
          <table:table-cell table:formula="of:=MAX([.$P24];[.$AK24];[.$BF24])" office:value-type="float"/>
          <table:table-cell table:formula="of:=MAX([.$Q24];[.$AL24];[.$BG24])" office:value-type="float"/>
          <table:table-cell table:formula="of:=MAX([.$R24];[.$AM24];[.$BH24])" office:value-type="float"/>
          <table:table-cell table:formula="of:=MAX([.$S24];[.$AN24];[.$BI24])" office:value-type="float"/>
          <table:table-cell table:formula="of:=MAX([.$T24];[.$AO24];[.$BJ24])" office:value-type="float"/>
          <table:table-cell table:formula="of:=MAX([.$U24];[.$AP24];[.$BK24])" office:value-type="float"/>
          <table:table-cell table:formula="of:=MAX([.$V24];[.$AQ24];[.$BL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20907"/>
          <table:table-cell office:value-type="float" office:value="0.3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610.0"/>
          <table:table-cell office:value-type="float" office:value="35776.0"/>
          <table:table-cell office:value-type="float" office:value="123013.0"/>
          <table:table-cell office:value-type="float" office:value="1242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37496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1.01412"/>
          <table:table-cell office:value-type="float" office:value="0.3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3.0"/>
          <table:table-cell office:value-type="float" office:value="35776.0"/>
          <table:table-cell office:value-type="float" office:value="123013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37496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43422"/>
          <table:table-cell office:value-type="float" office:value="0.3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6.0"/>
          <table:table-cell office:value-type="float" office:value="26487.0"/>
          <table:table-cell office:value-type="float" office:value="91742.0"/>
          <table:table-cell office:value-type="float" office:value="114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778.0"/>
          <table:table-cell office:value-type="float" office:value="59723.0"/>
          <table:table-cell office:value-type="float" office:value="39226.0"/>
          <table:table-cell office:value-type="float" office:value="18731.0"/>
          <table:table-cell office:value-type="float" office:value="37890.0"/>
          <table:table-cell office:value-type="float" office:value="24228.0"/>
          <table:table-cell office:value-type="float" office:value="572.0"/>
          <table:table-cell table:formula="of:=MIN([.$B25];[.$W25];[.$AR25])" office:value-type="float"/>
          <table:table-cell table:formula="of:=MIN([.$C25];[.$X25];[.$AS25])" office:value-type="float"/>
          <table:table-cell table:formula="of:=MIN([.$D25];[.$Y25];[.$AT25])" office:value-type="float"/>
          <table:table-cell table:formula="of:=MIN([.$E25];[.$Z25];[.$AU25])" office:value-type="float"/>
          <table:table-cell table:formula="of:=MIN([.$F25];[.$AA25];[.$AV25])" office:value-type="float"/>
          <table:table-cell table:formula="of:=MIN([.$G25];[.$AB25];[.$AW25])" office:value-type="float"/>
          <table:table-cell table:formula="of:=MIN([.$H25];[.$AC25];[.$AX25])" office:value-type="float"/>
          <table:table-cell table:formula="of:=MIN([.$I25];[.$AD25];[.$AY25])" office:value-type="float"/>
          <table:table-cell table:formula="of:=MIN([.$J25];[.$AE25];[.$AZ25])" office:value-type="float"/>
          <table:table-cell table:formula="of:=MIN([.$K25];[.$AF25];[.$BA25])" office:value-type="float"/>
          <table:table-cell table:formula="of:=MIN([.$L25];[.$AG25];[.$BB25])" office:value-type="float"/>
          <table:table-cell table:formula="of:=MIN([.$M25];[.$AH25];[.$BC25])" office:value-type="float"/>
          <table:table-cell table:formula="of:=MIN([.$N25];[.$AI25];[.$BD25])" office:value-type="float"/>
          <table:table-cell table:formula="of:=MIN([.$O25];[.$AJ25];[.$BE25])" office:value-type="float"/>
          <table:table-cell table:formula="of:=MIN([.$P25];[.$AK25];[.$BF25])" office:value-type="float"/>
          <table:table-cell table:formula="of:=MIN([.$Q25];[.$AL25];[.$BG25])" office:value-type="float"/>
          <table:table-cell table:formula="of:=MIN([.$R25];[.$AM25];[.$BH25])" office:value-type="float"/>
          <table:table-cell table:formula="of:=MIN([.$S25];[.$AN25];[.$BI25])" office:value-type="float"/>
          <table:table-cell table:formula="of:=MIN([.$T25];[.$AO25];[.$BJ25])" office:value-type="float"/>
          <table:table-cell table:formula="of:=MIN([.$U25];[.$AP25];[.$BK25])" office:value-type="float"/>
          <table:table-cell table:formula="of:=MIN([.$V25];[.$AQ25];[.$BL25])" office:value-type="float"/>
          <table:table-cell table:formula="of:=MEDIAN([.$B25];[.$W25];[.$AR25])" office:value-type="float"/>
          <table:table-cell table:formula="of:=MEDIAN([.$C25];[.$X25];[.$AS25])" office:value-type="float"/>
          <table:table-cell table:formula="of:=MEDIAN([.$D25];[.$Y25];[.$AT25])" office:value-type="float"/>
          <table:table-cell table:formula="of:=MEDIAN([.$E25];[.$Z25];[.$AU25])" office:value-type="float"/>
          <table:table-cell table:formula="of:=MEDIAN([.$F25];[.$AA25];[.$AV25])" office:value-type="float"/>
          <table:table-cell table:formula="of:=MEDIAN([.$G25];[.$AB25];[.$AW25])" office:value-type="float"/>
          <table:table-cell table:formula="of:=MEDIAN([.$H25];[.$AC25];[.$AX25])" office:value-type="float"/>
          <table:table-cell table:formula="of:=MEDIAN([.$I25];[.$AD25];[.$AY25])" office:value-type="float"/>
          <table:table-cell table:formula="of:=MEDIAN([.$J25];[.$AE25];[.$AZ25])" office:value-type="float"/>
          <table:table-cell table:formula="of:=MEDIAN([.$K25];[.$AF25];[.$BA25])" office:value-type="float"/>
          <table:table-cell table:formula="of:=MEDIAN([.$L25];[.$AG25];[.$BB25])" office:value-type="float"/>
          <table:table-cell table:formula="of:=MEDIAN([.$M25];[.$AH25];[.$BC25])" office:value-type="float"/>
          <table:table-cell table:formula="of:=MEDIAN([.$N25];[.$AI25];[.$BD25])" office:value-type="float"/>
          <table:table-cell table:formula="of:=MEDIAN([.$O25];[.$AJ25];[.$BE25])" office:value-type="float"/>
          <table:table-cell table:formula="of:=MEDIAN([.$P25];[.$AK25];[.$BF25])" office:value-type="float"/>
          <table:table-cell table:formula="of:=MEDIAN([.$Q25];[.$AL25];[.$BG25])" office:value-type="float"/>
          <table:table-cell table:formula="of:=MEDIAN([.$R25];[.$AM25];[.$BH25])" office:value-type="float"/>
          <table:table-cell table:formula="of:=MEDIAN([.$S25];[.$AN25];[.$BI25])" office:value-type="float"/>
          <table:table-cell table:formula="of:=MEDIAN([.$T25];[.$AO25];[.$BJ25])" office:value-type="float"/>
          <table:table-cell table:formula="of:=MEDIAN([.$U25];[.$AP25];[.$BK25])" office:value-type="float"/>
          <table:table-cell table:formula="of:=MEDIAN([.$V25];[.$AQ25];[.$BL25])" office:value-type="float"/>
          <table:table-cell table:formula="of:=MAX([.$B25];[.$W25];[.$AR25])" office:value-type="float"/>
          <table:table-cell table:formula="of:=MAX([.$C25];[.$X25];[.$AS25])" office:value-type="float"/>
          <table:table-cell table:formula="of:=MAX([.$D25];[.$Y25];[.$AT25])" office:value-type="float"/>
          <table:table-cell table:formula="of:=MAX([.$E25];[.$Z25];[.$AU25])" office:value-type="float"/>
          <table:table-cell table:formula="of:=MAX([.$F25];[.$AA25];[.$AV25])" office:value-type="float"/>
          <table:table-cell table:formula="of:=MAX([.$G25];[.$AB25];[.$AW25])" office:value-type="float"/>
          <table:table-cell table:formula="of:=MAX([.$H25];[.$AC25];[.$AX25])" office:value-type="float"/>
          <table:table-cell table:formula="of:=MAX([.$I25];[.$AD25];[.$AY25])" office:value-type="float"/>
          <table:table-cell table:formula="of:=MAX([.$J25];[.$AE25];[.$AZ25])" office:value-type="float"/>
          <table:table-cell table:formula="of:=MAX([.$K25];[.$AF25];[.$BA25])" office:value-type="float"/>
          <table:table-cell table:formula="of:=MAX([.$L25];[.$AG25];[.$BB25])" office:value-type="float"/>
          <table:table-cell table:formula="of:=MAX([.$M25];[.$AH25];[.$BC25])" office:value-type="float"/>
          <table:table-cell table:formula="of:=MAX([.$N25];[.$AI25];[.$BD25])" office:value-type="float"/>
          <table:table-cell table:formula="of:=MAX([.$O25];[.$AJ25];[.$BE25])" office:value-type="float"/>
          <table:table-cell table:formula="of:=MAX([.$P25];[.$AK25];[.$BF25])" office:value-type="float"/>
          <table:table-cell table:formula="of:=MAX([.$Q25];[.$AL25];[.$BG25])" office:value-type="float"/>
          <table:table-cell table:formula="of:=MAX([.$R25];[.$AM25];[.$BH25])" office:value-type="float"/>
          <table:table-cell table:formula="of:=MAX([.$S25];[.$AN25];[.$BI25])" office:value-type="float"/>
          <table:table-cell table:formula="of:=MAX([.$T25];[.$AO25];[.$BJ25])" office:value-type="float"/>
          <table:table-cell table:formula="of:=MAX([.$U25];[.$AP25];[.$BK25])" office:value-type="float"/>
          <table:table-cell table:formula="of:=MAX([.$V25];[.$AQ25];[.$BL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764351"/>
          <table:table-cell office:value-type="float" office:value="0.3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594.0"/>
          <table:table-cell office:value-type="float" office:value="35776.0"/>
          <table:table-cell office:value-type="float" office:value="123013.0"/>
          <table:table-cell office:value-type="float" office:value="124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37496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904891"/>
          <table:table-cell office:value-type="float" office:value="0.3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.0"/>
          <table:table-cell office:value-type="float" office:value="35776.0"/>
          <table:table-cell office:value-type="float" office:value="123013.0"/>
          <table:table-cell office:value-type="float" office:value="116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37496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03089"/>
          <table:table-cell office:value-type="float" office:value="0.28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5.0"/>
          <table:table-cell office:value-type="float" office:value="26487.0"/>
          <table:table-cell office:value-type="float" office:value="91742.0"/>
          <table:table-cell office:value-type="float" office:value="115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778.0"/>
          <table:table-cell office:value-type="float" office:value="59723.0"/>
          <table:table-cell office:value-type="float" office:value="39226.0"/>
          <table:table-cell office:value-type="float" office:value="18731.0"/>
          <table:table-cell office:value-type="float" office:value="37890.0"/>
          <table:table-cell office:value-type="float" office:value="24228.0"/>
          <table:table-cell office:value-type="float" office:value="572.0"/>
          <table:table-cell table:formula="of:=MIN([.$B26];[.$W26];[.$AR26])" office:value-type="float"/>
          <table:table-cell table:formula="of:=MIN([.$C26];[.$X26];[.$AS26])" office:value-type="float"/>
          <table:table-cell table:formula="of:=MIN([.$D26];[.$Y26];[.$AT26])" office:value-type="float"/>
          <table:table-cell table:formula="of:=MIN([.$E26];[.$Z26];[.$AU26])" office:value-type="float"/>
          <table:table-cell table:formula="of:=MIN([.$F26];[.$AA26];[.$AV26])" office:value-type="float"/>
          <table:table-cell table:formula="of:=MIN([.$G26];[.$AB26];[.$AW26])" office:value-type="float"/>
          <table:table-cell table:formula="of:=MIN([.$H26];[.$AC26];[.$AX26])" office:value-type="float"/>
          <table:table-cell table:formula="of:=MIN([.$I26];[.$AD26];[.$AY26])" office:value-type="float"/>
          <table:table-cell table:formula="of:=MIN([.$J26];[.$AE26];[.$AZ26])" office:value-type="float"/>
          <table:table-cell table:formula="of:=MIN([.$K26];[.$AF26];[.$BA26])" office:value-type="float"/>
          <table:table-cell table:formula="of:=MIN([.$L26];[.$AG26];[.$BB26])" office:value-type="float"/>
          <table:table-cell table:formula="of:=MIN([.$M26];[.$AH26];[.$BC26])" office:value-type="float"/>
          <table:table-cell table:formula="of:=MIN([.$N26];[.$AI26];[.$BD26])" office:value-type="float"/>
          <table:table-cell table:formula="of:=MIN([.$O26];[.$AJ26];[.$BE26])" office:value-type="float"/>
          <table:table-cell table:formula="of:=MIN([.$P26];[.$AK26];[.$BF26])" office:value-type="float"/>
          <table:table-cell table:formula="of:=MIN([.$Q26];[.$AL26];[.$BG26])" office:value-type="float"/>
          <table:table-cell table:formula="of:=MIN([.$R26];[.$AM26];[.$BH26])" office:value-type="float"/>
          <table:table-cell table:formula="of:=MIN([.$S26];[.$AN26];[.$BI26])" office:value-type="float"/>
          <table:table-cell table:formula="of:=MIN([.$T26];[.$AO26];[.$BJ26])" office:value-type="float"/>
          <table:table-cell table:formula="of:=MIN([.$U26];[.$AP26];[.$BK26])" office:value-type="float"/>
          <table:table-cell table:formula="of:=MIN([.$V26];[.$AQ26];[.$BL26])" office:value-type="float"/>
          <table:table-cell table:formula="of:=MEDIAN([.$B26];[.$W26];[.$AR26])" office:value-type="float"/>
          <table:table-cell table:formula="of:=MEDIAN([.$C26];[.$X26];[.$AS26])" office:value-type="float"/>
          <table:table-cell table:formula="of:=MEDIAN([.$D26];[.$Y26];[.$AT26])" office:value-type="float"/>
          <table:table-cell table:formula="of:=MEDIAN([.$E26];[.$Z26];[.$AU26])" office:value-type="float"/>
          <table:table-cell table:formula="of:=MEDIAN([.$F26];[.$AA26];[.$AV26])" office:value-type="float"/>
          <table:table-cell table:formula="of:=MEDIAN([.$G26];[.$AB26];[.$AW26])" office:value-type="float"/>
          <table:table-cell table:formula="of:=MEDIAN([.$H26];[.$AC26];[.$AX26])" office:value-type="float"/>
          <table:table-cell table:formula="of:=MEDIAN([.$I26];[.$AD26];[.$AY26])" office:value-type="float"/>
          <table:table-cell table:formula="of:=MEDIAN([.$J26];[.$AE26];[.$AZ26])" office:value-type="float"/>
          <table:table-cell table:formula="of:=MEDIAN([.$K26];[.$AF26];[.$BA26])" office:value-type="float"/>
          <table:table-cell table:formula="of:=MEDIAN([.$L26];[.$AG26];[.$BB26])" office:value-type="float"/>
          <table:table-cell table:formula="of:=MEDIAN([.$M26];[.$AH26];[.$BC26])" office:value-type="float"/>
          <table:table-cell table:formula="of:=MEDIAN([.$N26];[.$AI26];[.$BD26])" office:value-type="float"/>
          <table:table-cell table:formula="of:=MEDIAN([.$O26];[.$AJ26];[.$BE26])" office:value-type="float"/>
          <table:table-cell table:formula="of:=MEDIAN([.$P26];[.$AK26];[.$BF26])" office:value-type="float"/>
          <table:table-cell table:formula="of:=MEDIAN([.$Q26];[.$AL26];[.$BG26])" office:value-type="float"/>
          <table:table-cell table:formula="of:=MEDIAN([.$R26];[.$AM26];[.$BH26])" office:value-type="float"/>
          <table:table-cell table:formula="of:=MEDIAN([.$S26];[.$AN26];[.$BI26])" office:value-type="float"/>
          <table:table-cell table:formula="of:=MEDIAN([.$T26];[.$AO26];[.$BJ26])" office:value-type="float"/>
          <table:table-cell table:formula="of:=MEDIAN([.$U26];[.$AP26];[.$BK26])" office:value-type="float"/>
          <table:table-cell table:formula="of:=MEDIAN([.$V26];[.$AQ26];[.$BL26])" office:value-type="float"/>
          <table:table-cell table:formula="of:=MAX([.$B26];[.$W26];[.$AR26])" office:value-type="float"/>
          <table:table-cell table:formula="of:=MAX([.$C26];[.$X26];[.$AS26])" office:value-type="float"/>
          <table:table-cell table:formula="of:=MAX([.$D26];[.$Y26];[.$AT26])" office:value-type="float"/>
          <table:table-cell table:formula="of:=MAX([.$E26];[.$Z26];[.$AU26])" office:value-type="float"/>
          <table:table-cell table:formula="of:=MAX([.$F26];[.$AA26];[.$AV26])" office:value-type="float"/>
          <table:table-cell table:formula="of:=MAX([.$G26];[.$AB26];[.$AW26])" office:value-type="float"/>
          <table:table-cell table:formula="of:=MAX([.$H26];[.$AC26];[.$AX26])" office:value-type="float"/>
          <table:table-cell table:formula="of:=MAX([.$I26];[.$AD26];[.$AY26])" office:value-type="float"/>
          <table:table-cell table:formula="of:=MAX([.$J26];[.$AE26];[.$AZ26])" office:value-type="float"/>
          <table:table-cell table:formula="of:=MAX([.$K26];[.$AF26];[.$BA26])" office:value-type="float"/>
          <table:table-cell table:formula="of:=MAX([.$L26];[.$AG26];[.$BB26])" office:value-type="float"/>
          <table:table-cell table:formula="of:=MAX([.$M26];[.$AH26];[.$BC26])" office:value-type="float"/>
          <table:table-cell table:formula="of:=MAX([.$N26];[.$AI26];[.$BD26])" office:value-type="float"/>
          <table:table-cell table:formula="of:=MAX([.$O26];[.$AJ26];[.$BE26])" office:value-type="float"/>
          <table:table-cell table:formula="of:=MAX([.$P26];[.$AK26];[.$BF26])" office:value-type="float"/>
          <table:table-cell table:formula="of:=MAX([.$Q26];[.$AL26];[.$BG26])" office:value-type="float"/>
          <table:table-cell table:formula="of:=MAX([.$R26];[.$AM26];[.$BH26])" office:value-type="float"/>
          <table:table-cell table:formula="of:=MAX([.$S26];[.$AN26];[.$BI26])" office:value-type="float"/>
          <table:table-cell table:formula="of:=MAX([.$T26];[.$AO26];[.$BJ26])" office:value-type="float"/>
          <table:table-cell table:formula="of:=MAX([.$U26];[.$AP26];[.$BK26])" office:value-type="float"/>
          <table:table-cell table:formula="of:=MAX([.$V26];[.$AQ26];[.$BL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726304"/>
          <table:table-cell office:value-type="float" office:value="0.34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967.0"/>
          <table:table-cell office:value-type="float" office:value="35776.0"/>
          <table:table-cell office:value-type="float" office:value="123013.0"/>
          <table:table-cell office:value-type="float" office:value="125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37496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837203"/>
          <table:table-cell office:value-type="float" office:value="0.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85.0"/>
          <table:table-cell office:value-type="float" office:value="35776.0"/>
          <table:table-cell office:value-type="float" office:value="123013.0"/>
          <table:table-cell office:value-type="float" office:value="1252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43.0"/>
          <table:table-cell office:value-type="float" office:value="84684.0"/>
          <table:table-cell office:value-type="float" office:value="58951.0"/>
          <table:table-cell office:value-type="float" office:value="37496.0"/>
          <table:table-cell office:value-type="float" office:value="54454.0"/>
          <table:table-cell office:value-type="float" office:value="62147.0"/>
          <table:table-cell office:value-type="float" office:value="164.0"/>
          <table:table-cell office:value-type="float" office:value="0.640508"/>
          <table:table-cell office:value-type="float" office:value="0.2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.0"/>
          <table:table-cell office:value-type="float" office:value="26487.0"/>
          <table:table-cell office:value-type="float" office:value="91742.0"/>
          <table:table-cell office:value-type="float" office:value="1152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778.0"/>
          <table:table-cell office:value-type="float" office:value="59723.0"/>
          <table:table-cell office:value-type="float" office:value="39226.0"/>
          <table:table-cell office:value-type="float" office:value="18731.0"/>
          <table:table-cell office:value-type="float" office:value="37890.0"/>
          <table:table-cell office:value-type="float" office:value="24228.0"/>
          <table:table-cell office:value-type="float" office:value="572.0"/>
          <table:table-cell table:formula="of:=MIN([.$B27];[.$W27];[.$AR27])" office:value-type="float"/>
          <table:table-cell table:formula="of:=MIN([.$C27];[.$X27];[.$AS27])" office:value-type="float"/>
          <table:table-cell table:formula="of:=MIN([.$D27];[.$Y27];[.$AT27])" office:value-type="float"/>
          <table:table-cell table:formula="of:=MIN([.$E27];[.$Z27];[.$AU27])" office:value-type="float"/>
          <table:table-cell table:formula="of:=MIN([.$F27];[.$AA27];[.$AV27])" office:value-type="float"/>
          <table:table-cell table:formula="of:=MIN([.$G27];[.$AB27];[.$AW27])" office:value-type="float"/>
          <table:table-cell table:formula="of:=MIN([.$H27];[.$AC27];[.$AX27])" office:value-type="float"/>
          <table:table-cell table:formula="of:=MIN([.$I27];[.$AD27];[.$AY27])" office:value-type="float"/>
          <table:table-cell table:formula="of:=MIN([.$J27];[.$AE27];[.$AZ27])" office:value-type="float"/>
          <table:table-cell table:formula="of:=MIN([.$K27];[.$AF27];[.$BA27])" office:value-type="float"/>
          <table:table-cell table:formula="of:=MIN([.$L27];[.$AG27];[.$BB27])" office:value-type="float"/>
          <table:table-cell table:formula="of:=MIN([.$M27];[.$AH27];[.$BC27])" office:value-type="float"/>
          <table:table-cell table:formula="of:=MIN([.$N27];[.$AI27];[.$BD27])" office:value-type="float"/>
          <table:table-cell table:formula="of:=MIN([.$O27];[.$AJ27];[.$BE27])" office:value-type="float"/>
          <table:table-cell table:formula="of:=MIN([.$P27];[.$AK27];[.$BF27])" office:value-type="float"/>
          <table:table-cell table:formula="of:=MIN([.$Q27];[.$AL27];[.$BG27])" office:value-type="float"/>
          <table:table-cell table:formula="of:=MIN([.$R27];[.$AM27];[.$BH27])" office:value-type="float"/>
          <table:table-cell table:formula="of:=MIN([.$S27];[.$AN27];[.$BI27])" office:value-type="float"/>
          <table:table-cell table:formula="of:=MIN([.$T27];[.$AO27];[.$BJ27])" office:value-type="float"/>
          <table:table-cell table:formula="of:=MIN([.$U27];[.$AP27];[.$BK27])" office:value-type="float"/>
          <table:table-cell table:formula="of:=MIN([.$V27];[.$AQ27];[.$BL27])" office:value-type="float"/>
          <table:table-cell table:formula="of:=MEDIAN([.$B27];[.$W27];[.$AR27])" office:value-type="float"/>
          <table:table-cell table:formula="of:=MEDIAN([.$C27];[.$X27];[.$AS27])" office:value-type="float"/>
          <table:table-cell table:formula="of:=MEDIAN([.$D27];[.$Y27];[.$AT27])" office:value-type="float"/>
          <table:table-cell table:formula="of:=MEDIAN([.$E27];[.$Z27];[.$AU27])" office:value-type="float"/>
          <table:table-cell table:formula="of:=MEDIAN([.$F27];[.$AA27];[.$AV27])" office:value-type="float"/>
          <table:table-cell table:formula="of:=MEDIAN([.$G27];[.$AB27];[.$AW27])" office:value-type="float"/>
          <table:table-cell table:formula="of:=MEDIAN([.$H27];[.$AC27];[.$AX27])" office:value-type="float"/>
          <table:table-cell table:formula="of:=MEDIAN([.$I27];[.$AD27];[.$AY27])" office:value-type="float"/>
          <table:table-cell table:formula="of:=MEDIAN([.$J27];[.$AE27];[.$AZ27])" office:value-type="float"/>
          <table:table-cell table:formula="of:=MEDIAN([.$K27];[.$AF27];[.$BA27])" office:value-type="float"/>
          <table:table-cell table:formula="of:=MEDIAN([.$L27];[.$AG27];[.$BB27])" office:value-type="float"/>
          <table:table-cell table:formula="of:=MEDIAN([.$M27];[.$AH27];[.$BC27])" office:value-type="float"/>
          <table:table-cell table:formula="of:=MEDIAN([.$N27];[.$AI27];[.$BD27])" office:value-type="float"/>
          <table:table-cell table:formula="of:=MEDIAN([.$O27];[.$AJ27];[.$BE27])" office:value-type="float"/>
          <table:table-cell table:formula="of:=MEDIAN([.$P27];[.$AK27];[.$BF27])" office:value-type="float"/>
          <table:table-cell table:formula="of:=MEDIAN([.$Q27];[.$AL27];[.$BG27])" office:value-type="float"/>
          <table:table-cell table:formula="of:=MEDIAN([.$R27];[.$AM27];[.$BH27])" office:value-type="float"/>
          <table:table-cell table:formula="of:=MEDIAN([.$S27];[.$AN27];[.$BI27])" office:value-type="float"/>
          <table:table-cell table:formula="of:=MEDIAN([.$T27];[.$AO27];[.$BJ27])" office:value-type="float"/>
          <table:table-cell table:formula="of:=MEDIAN([.$U27];[.$AP27];[.$BK27])" office:value-type="float"/>
          <table:table-cell table:formula="of:=MEDIAN([.$V27];[.$AQ27];[.$BL27])" office:value-type="float"/>
          <table:table-cell table:formula="of:=MAX([.$B27];[.$W27];[.$AR27])" office:value-type="float"/>
          <table:table-cell table:formula="of:=MAX([.$C27];[.$X27];[.$AS27])" office:value-type="float"/>
          <table:table-cell table:formula="of:=MAX([.$D27];[.$Y27];[.$AT27])" office:value-type="float"/>
          <table:table-cell table:formula="of:=MAX([.$E27];[.$Z27];[.$AU27])" office:value-type="float"/>
          <table:table-cell table:formula="of:=MAX([.$F27];[.$AA27];[.$AV27])" office:value-type="float"/>
          <table:table-cell table:formula="of:=MAX([.$G27];[.$AB27];[.$AW27])" office:value-type="float"/>
          <table:table-cell table:formula="of:=MAX([.$H27];[.$AC27];[.$AX27])" office:value-type="float"/>
          <table:table-cell table:formula="of:=MAX([.$I27];[.$AD27];[.$AY27])" office:value-type="float"/>
          <table:table-cell table:formula="of:=MAX([.$J27];[.$AE27];[.$AZ27])" office:value-type="float"/>
          <table:table-cell table:formula="of:=MAX([.$K27];[.$AF27];[.$BA27])" office:value-type="float"/>
          <table:table-cell table:formula="of:=MAX([.$L27];[.$AG27];[.$BB27])" office:value-type="float"/>
          <table:table-cell table:formula="of:=MAX([.$M27];[.$AH27];[.$BC27])" office:value-type="float"/>
          <table:table-cell table:formula="of:=MAX([.$N27];[.$AI27];[.$BD27])" office:value-type="float"/>
          <table:table-cell table:formula="of:=MAX([.$O27];[.$AJ27];[.$BE27])" office:value-type="float"/>
          <table:table-cell table:formula="of:=MAX([.$P27];[.$AK27];[.$BF27])" office:value-type="float"/>
          <table:table-cell table:formula="of:=MAX([.$Q27];[.$AL27];[.$BG27])" office:value-type="float"/>
          <table:table-cell table:formula="of:=MAX([.$R27];[.$AM27];[.$BH27])" office:value-type="float"/>
          <table:table-cell table:formula="of:=MAX([.$S27];[.$AN27];[.$BI27])" office:value-type="float"/>
          <table:table-cell table:formula="of:=MAX([.$T27];[.$AO27];[.$BJ27])" office:value-type="float"/>
          <table:table-cell table:formula="of:=MAX([.$U27];[.$AP27];[.$BK27])" office:value-type="float"/>
          <table:table-cell table:formula="of:=MAX([.$V27];[.$AQ27];[.$BL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  <table:table-cell table:formula="of:=SUM([.DR3:.DR27])" office:value-type="float"/>
          <table:table-cell table:formula="of:=SUM([.DS3:.DS27])" office:value-type="float"/>
          <table:table-cell table:formula="of:=SUM([.DT3:.DT27])" office:value-type="float"/>
          <table:table-cell table:formula="of:=SUM([.DU3:.DU27])" office:value-type="float"/>
          <table:table-cell table:formula="of:=SUM([.DV3:.DV27])" office:value-type="float"/>
          <table:table-cell table:formula="of:=SUM([.DW3:.D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  <table:table-cell table:formula="of:=AVERAGE([.DR3:.DR27])" office:value-type="float"/>
          <table:table-cell table:formula="of:=AVERAGE([.DS3:.DS27])" office:value-type="float"/>
          <table:table-cell table:formula="of:=AVERAGE([.DT3:.DT27])" office:value-type="float"/>
          <table:table-cell table:formula="of:=AVERAGE([.DU3:.DU27])" office:value-type="float"/>
          <table:table-cell table:formula="of:=AVERAGE([.DV3:.DV27])" office:value-type="float"/>
          <table:table-cell table:formula="of:=AVERAGE([.DW3:.D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  <table:table-cell table:formula="of:=STDEV([.DR3:.DR27])" office:value-type="float"/>
          <table:table-cell table:formula="of:=STDEV([.DS3:.DS27])" office:value-type="float"/>
          <table:table-cell table:formula="of:=STDEV([.DT3:.DT27])" office:value-type="float"/>
          <table:table-cell table:formula="of:=STDEV([.DU3:.DU27])" office:value-type="float"/>
          <table:table-cell table:formula="of:=STDEV([.DV3:.DV27])" office:value-type="float"/>
          <table:table-cell table:formula="of:=STDEV([.DW3:.D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M3:.$BM27])^2)^0.5" office:value-type="float"/>
          <table:table-cell table:number-matrix-columns-spanned="1" table:number-matrix-rows-spanned="1" table:formula="of:=SUM(([.C3:.C27]-[.$BN3:.$BN27])^2)^0.5" office:value-type="float"/>
          <table:table-cell table:number-matrix-columns-spanned="1" table:number-matrix-rows-spanned="1" table:formula="of:=SUM(([.D3:.D27]-[.$BO3:.$BO27])^2)^0.5" office:value-type="float"/>
          <table:table-cell table:number-matrix-columns-spanned="1" table:number-matrix-rows-spanned="1" table:formula="of:=SUM(([.E3:.E27]-[.$BP3:.$BP27])^2)^0.5" office:value-type="float"/>
          <table:table-cell table:number-matrix-columns-spanned="1" table:number-matrix-rows-spanned="1" table:formula="of:=SUM(([.F3:.F27]-[.$BQ3:.$BQ27])^2)^0.5" office:value-type="float"/>
          <table:table-cell table:number-matrix-columns-spanned="1" table:number-matrix-rows-spanned="1" table:formula="of:=SUM(([.G3:.G27]-[.$BR3:.$BR27])^2)^0.5" office:value-type="float"/>
          <table:table-cell table:number-matrix-columns-spanned="1" table:number-matrix-rows-spanned="1" table:formula="of:=SUM(([.H3:.H27]-[.$BS3:.$BS27])^2)^0.5" office:value-type="float"/>
          <table:table-cell table:number-matrix-columns-spanned="1" table:number-matrix-rows-spanned="1" table:formula="of:=SUM(([.I3:.I27]-[.$BT3:.$BT27])^2)^0.5" office:value-type="float"/>
          <table:table-cell table:number-matrix-columns-spanned="1" table:number-matrix-rows-spanned="1" table:formula="of:=SUM(([.J3:.J27]-[.$BU3:.$BU27])^2)^0.5" office:value-type="float"/>
          <table:table-cell table:number-matrix-columns-spanned="1" table:number-matrix-rows-spanned="1" table:formula="of:=SUM(([.K3:.K27]-[.$BV3:.$BV27])^2)^0.5" office:value-type="float"/>
          <table:table-cell table:number-matrix-columns-spanned="1" table:number-matrix-rows-spanned="1" table:formula="of:=SUM(([.L3:.L27]-[.$BW3:.$BW27])^2)^0.5" office:value-type="float"/>
          <table:table-cell table:number-matrix-columns-spanned="1" table:number-matrix-rows-spanned="1" table:formula="of:=SUM(([.M3:.M27]-[.$BX3:.$BX27])^2)^0.5" office:value-type="float"/>
          <table:table-cell table:number-matrix-columns-spanned="1" table:number-matrix-rows-spanned="1" table:formula="of:=SUM(([.N3:.N27]-[.$BY3:.$BY27])^2)^0.5" office:value-type="float"/>
          <table:table-cell table:number-matrix-columns-spanned="1" table:number-matrix-rows-spanned="1" table:formula="of:=SUM(([.O3:.O27]-[.$BZ3:.$BZ27])^2)^0.5" office:value-type="float"/>
          <table:table-cell table:number-matrix-columns-spanned="1" table:number-matrix-rows-spanned="1" table:formula="of:=SUM(([.P3:.P27]-[.$CA3:.$CA27])^2)^0.5" office:value-type="float"/>
          <table:table-cell table:number-matrix-columns-spanned="1" table:number-matrix-rows-spanned="1" table:formula="of:=SUM(([.Q3:.Q27]-[.$CB3:.$CB27])^2)^0.5" office:value-type="float"/>
          <table:table-cell table:number-matrix-columns-spanned="1" table:number-matrix-rows-spanned="1" table:formula="of:=SUM(([.R3:.R27]-[.$CC3:.$CC27])^2)^0.5" office:value-type="float"/>
          <table:table-cell table:number-matrix-columns-spanned="1" table:number-matrix-rows-spanned="1" table:formula="of:=SUM(([.S3:.S27]-[.$CD3:.$CD27])^2)^0.5" office:value-type="float"/>
          <table:table-cell table:number-matrix-columns-spanned="1" table:number-matrix-rows-spanned="1" table:formula="of:=SUM(([.T3:.T27]-[.$CE3:.$CE27])^2)^0.5" office:value-type="float"/>
          <table:table-cell table:number-matrix-columns-spanned="1" table:number-matrix-rows-spanned="1" table:formula="of:=SUM(([.U3:.U27]-[.$CF3:.$CF27])^2)^0.5" office:value-type="float"/>
          <table:table-cell table:number-matrix-columns-spanned="1" table:number-matrix-rows-spanned="1" table:formula="of:=SUM(([.V3:.V27]-[.$CG3:.$CG27])^2)^0.5" office:value-type="float"/>
          <table:table-cell table:number-matrix-columns-spanned="1" table:number-matrix-rows-spanned="1" table:formula="of:=SUM(([.W3:.W27]-[.$BM3:.$BM27])^2)^0.5" office:value-type="float"/>
          <table:table-cell table:number-matrix-columns-spanned="1" table:number-matrix-rows-spanned="1" table:formula="of:=SUM(([.X3:.X27]-[.$BN3:.$BN27])^2)^0.5" office:value-type="float"/>
          <table:table-cell table:number-matrix-columns-spanned="1" table:number-matrix-rows-spanned="1" table:formula="of:=SUM(([.Y3:.Y27]-[.$BO3:.$BO27])^2)^0.5" office:value-type="float"/>
          <table:table-cell table:number-matrix-columns-spanned="1" table:number-matrix-rows-spanned="1" table:formula="of:=SUM(([.Z3:.Z27]-[.$BP3:.$BP27])^2)^0.5" office:value-type="float"/>
          <table:table-cell table:number-matrix-columns-spanned="1" table:number-matrix-rows-spanned="1" table:formula="of:=SUM(([.AA3:.AA27]-[.$BQ3:.$BQ27])^2)^0.5" office:value-type="float"/>
          <table:table-cell table:number-matrix-columns-spanned="1" table:number-matrix-rows-spanned="1" table:formula="of:=SUM(([.AB3:.AB27]-[.$BR3:.$BR27])^2)^0.5" office:value-type="float"/>
          <table:table-cell table:number-matrix-columns-spanned="1" table:number-matrix-rows-spanned="1" table:formula="of:=SUM(([.AC3:.AC27]-[.$BS3:.$BS27])^2)^0.5" office:value-type="float"/>
          <table:table-cell table:number-matrix-columns-spanned="1" table:number-matrix-rows-spanned="1" table:formula="of:=SUM(([.AD3:.AD27]-[.$BT3:.$BT27])^2)^0.5" office:value-type="float"/>
          <table:table-cell table:number-matrix-columns-spanned="1" table:number-matrix-rows-spanned="1" table:formula="of:=SUM(([.AE3:.AE27]-[.$BU3:.$BU27])^2)^0.5" office:value-type="float"/>
          <table:table-cell table:number-matrix-columns-spanned="1" table:number-matrix-rows-spanned="1" table:formula="of:=SUM(([.AF3:.AF27]-[.$BV3:.$BV27])^2)^0.5" office:value-type="float"/>
          <table:table-cell table:number-matrix-columns-spanned="1" table:number-matrix-rows-spanned="1" table:formula="of:=SUM(([.AG3:.AG27]-[.$BW3:.$BW27])^2)^0.5" office:value-type="float"/>
          <table:table-cell table:number-matrix-columns-spanned="1" table:number-matrix-rows-spanned="1" table:formula="of:=SUM(([.AH3:.AH27]-[.$BX3:.$BX27])^2)^0.5" office:value-type="float"/>
          <table:table-cell table:number-matrix-columns-spanned="1" table:number-matrix-rows-spanned="1" table:formula="of:=SUM(([.AI3:.AI27]-[.$BY3:.$BY27])^2)^0.5" office:value-type="float"/>
          <table:table-cell table:number-matrix-columns-spanned="1" table:number-matrix-rows-spanned="1" table:formula="of:=SUM(([.AJ3:.AJ27]-[.$BZ3:.$BZ27])^2)^0.5" office:value-type="float"/>
          <table:table-cell table:number-matrix-columns-spanned="1" table:number-matrix-rows-spanned="1" table:formula="of:=SUM(([.AK3:.AK27]-[.$CA3:.$CA27])^2)^0.5" office:value-type="float"/>
          <table:table-cell table:number-matrix-columns-spanned="1" table:number-matrix-rows-spanned="1" table:formula="of:=SUM(([.AL3:.AL27]-[.$CB3:.$CB27])^2)^0.5" office:value-type="float"/>
          <table:table-cell table:number-matrix-columns-spanned="1" table:number-matrix-rows-spanned="1" table:formula="of:=SUM(([.AM3:.AM27]-[.$CC3:.$CC27])^2)^0.5" office:value-type="float"/>
          <table:table-cell table:number-matrix-columns-spanned="1" table:number-matrix-rows-spanned="1" table:formula="of:=SUM(([.AN3:.AN27]-[.$CD3:.$CD27])^2)^0.5" office:value-type="float"/>
          <table:table-cell table:number-matrix-columns-spanned="1" table:number-matrix-rows-spanned="1" table:formula="of:=SUM(([.AO3:.AO27]-[.$CE3:.$CE27])^2)^0.5" office:value-type="float"/>
          <table:table-cell table:number-matrix-columns-spanned="1" table:number-matrix-rows-spanned="1" table:formula="of:=SUM(([.AP3:.AP27]-[.$CF3:.$CF27])^2)^0.5" office:value-type="float"/>
          <table:table-cell table:number-matrix-columns-spanned="1" table:number-matrix-rows-spanned="1" table:formula="of:=SUM(([.AQ3:.AQ27]-[.$CG3:.$CG27])^2)^0.5" office:value-type="float"/>
          <table:table-cell table:number-matrix-columns-spanned="1" table:number-matrix-rows-spanned="1" table:formula="of:=SUM(([.AR3:.AR27]-[.$BM3:.$BM27])^2)^0.5" office:value-type="float"/>
          <table:table-cell table:number-matrix-columns-spanned="1" table:number-matrix-rows-spanned="1" table:formula="of:=SUM(([.AS3:.AS27]-[.$BN3:.$BN27])^2)^0.5" office:value-type="float"/>
          <table:table-cell table:number-matrix-columns-spanned="1" table:number-matrix-rows-spanned="1" table:formula="of:=SUM(([.AT3:.AT27]-[.$BO3:.$BO27])^2)^0.5" office:value-type="float"/>
          <table:table-cell table:number-matrix-columns-spanned="1" table:number-matrix-rows-spanned="1" table:formula="of:=SUM(([.AU3:.AU27]-[.$BP3:.$BP27])^2)^0.5" office:value-type="float"/>
          <table:table-cell table:number-matrix-columns-spanned="1" table:number-matrix-rows-spanned="1" table:formula="of:=SUM(([.AV3:.AV27]-[.$BQ3:.$BQ27])^2)^0.5" office:value-type="float"/>
          <table:table-cell table:number-matrix-columns-spanned="1" table:number-matrix-rows-spanned="1" table:formula="of:=SUM(([.AW3:.AW27]-[.$BR3:.$BR27])^2)^0.5" office:value-type="float"/>
          <table:table-cell table:number-matrix-columns-spanned="1" table:number-matrix-rows-spanned="1" table:formula="of:=SUM(([.AX3:.AX27]-[.$BS3:.$BS27])^2)^0.5" office:value-type="float"/>
          <table:table-cell table:number-matrix-columns-spanned="1" table:number-matrix-rows-spanned="1" table:formula="of:=SUM(([.AY3:.AY27]-[.$BT3:.$BT27])^2)^0.5" office:value-type="float"/>
          <table:table-cell table:number-matrix-columns-spanned="1" table:number-matrix-rows-spanned="1" table:formula="of:=SUM(([.AZ3:.AZ27]-[.$BU3:.$BU27])^2)^0.5" office:value-type="float"/>
          <table:table-cell table:number-matrix-columns-spanned="1" table:number-matrix-rows-spanned="1" table:formula="of:=SUM(([.BA3:.BA27]-[.$BV3:.$BV27])^2)^0.5" office:value-type="float"/>
          <table:table-cell table:number-matrix-columns-spanned="1" table:number-matrix-rows-spanned="1" table:formula="of:=SUM(([.BB3:.BB27]-[.$BW3:.$BW27])^2)^0.5" office:value-type="float"/>
          <table:table-cell table:number-matrix-columns-spanned="1" table:number-matrix-rows-spanned="1" table:formula="of:=SUM(([.BC3:.BC27]-[.$BX3:.$BX27])^2)^0.5" office:value-type="float"/>
          <table:table-cell table:number-matrix-columns-spanned="1" table:number-matrix-rows-spanned="1" table:formula="of:=SUM(([.BD3:.BD27]-[.$BY3:.$BY27])^2)^0.5" office:value-type="float"/>
          <table:table-cell table:number-matrix-columns-spanned="1" table:number-matrix-rows-spanned="1" table:formula="of:=SUM(([.BE3:.BE27]-[.$BZ3:.$BZ27])^2)^0.5" office:value-type="float"/>
          <table:table-cell table:number-matrix-columns-spanned="1" table:number-matrix-rows-spanned="1" table:formula="of:=SUM(([.BF3:.BF27]-[.$CA3:.$CA27])^2)^0.5" office:value-type="float"/>
          <table:table-cell table:number-matrix-columns-spanned="1" table:number-matrix-rows-spanned="1" table:formula="of:=SUM(([.BG3:.BG27]-[.$CB3:.$CB27])^2)^0.5" office:value-type="float"/>
          <table:table-cell table:number-matrix-columns-spanned="1" table:number-matrix-rows-spanned="1" table:formula="of:=SUM(([.BH3:.BH27]-[.$CC3:.$CC27])^2)^0.5" office:value-type="float"/>
          <table:table-cell table:number-matrix-columns-spanned="1" table:number-matrix-rows-spanned="1" table:formula="of:=SUM(([.BI3:.BI27]-[.$CD3:.$CD27])^2)^0.5" office:value-type="float"/>
          <table:table-cell table:number-matrix-columns-spanned="1" table:number-matrix-rows-spanned="1" table:formula="of:=SUM(([.BJ3:.BJ27]-[.$CE3:.$CE27])^2)^0.5" office:value-type="float"/>
          <table:table-cell table:number-matrix-columns-spanned="1" table:number-matrix-rows-spanned="1" table:formula="of:=SUM(([.BK3:.BK27]-[.$CF3:.$CF27])^2)^0.5" office:value-type="float"/>
          <table:table-cell table:number-matrix-columns-spanned="1" table:number-matrix-rows-spanned="1" table:formula="of:=SUM(([.BL3:.BL27]-[.$CG3:.$C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M3:.$BM27])" office:value-type="float"/>
          <table:table-cell table:number-matrix-columns-spanned="1" table:number-matrix-rows-spanned="1" table:formula="of:=SUM([.C3:.C27]=[.$BN3:.$BN27])" office:value-type="float"/>
          <table:table-cell table:number-matrix-columns-spanned="1" table:number-matrix-rows-spanned="1" table:formula="of:=SUM([.D3:.D27]=[.$BO3:.$BO27])" office:value-type="float"/>
          <table:table-cell table:number-matrix-columns-spanned="1" table:number-matrix-rows-spanned="1" table:formula="of:=SUM([.E3:.E27]=[.$BP3:.$BP27])" office:value-type="float"/>
          <table:table-cell table:number-matrix-columns-spanned="1" table:number-matrix-rows-spanned="1" table:formula="of:=SUM([.F3:.F27]=[.$BQ3:.$BQ27])" office:value-type="float"/>
          <table:table-cell table:number-matrix-columns-spanned="1" table:number-matrix-rows-spanned="1" table:formula="of:=SUM([.G3:.G27]=[.$BR3:.$BR27])" office:value-type="float"/>
          <table:table-cell table:number-matrix-columns-spanned="1" table:number-matrix-rows-spanned="1" table:formula="of:=SUM([.H3:.H27]=[.$BS3:.$BS27])" office:value-type="float"/>
          <table:table-cell table:number-matrix-columns-spanned="1" table:number-matrix-rows-spanned="1" table:formula="of:=SUM([.I3:.I27]=[.$BT3:.$BT27])" office:value-type="float"/>
          <table:table-cell table:number-matrix-columns-spanned="1" table:number-matrix-rows-spanned="1" table:formula="of:=SUM([.J3:.J27]=[.$BU3:.$BU27])" office:value-type="float"/>
          <table:table-cell table:number-matrix-columns-spanned="1" table:number-matrix-rows-spanned="1" table:formula="of:=SUM([.K3:.K27]=[.$BV3:.$BV27])" office:value-type="float"/>
          <table:table-cell table:number-matrix-columns-spanned="1" table:number-matrix-rows-spanned="1" table:formula="of:=SUM([.L3:.L27]=[.$BW3:.$BW27])" office:value-type="float"/>
          <table:table-cell table:number-matrix-columns-spanned="1" table:number-matrix-rows-spanned="1" table:formula="of:=SUM([.M3:.M27]=[.$BX3:.$BX27])" office:value-type="float"/>
          <table:table-cell table:number-matrix-columns-spanned="1" table:number-matrix-rows-spanned="1" table:formula="of:=SUM([.N3:.N27]=[.$BY3:.$BY27])" office:value-type="float"/>
          <table:table-cell table:number-matrix-columns-spanned="1" table:number-matrix-rows-spanned="1" table:formula="of:=SUM([.O3:.O27]=[.$BZ3:.$BZ27])" office:value-type="float"/>
          <table:table-cell table:number-matrix-columns-spanned="1" table:number-matrix-rows-spanned="1" table:formula="of:=SUM([.P3:.P27]=[.$CA3:.$CA27])" office:value-type="float"/>
          <table:table-cell table:number-matrix-columns-spanned="1" table:number-matrix-rows-spanned="1" table:formula="of:=SUM([.Q3:.Q27]=[.$CB3:.$CB27])" office:value-type="float"/>
          <table:table-cell table:number-matrix-columns-spanned="1" table:number-matrix-rows-spanned="1" table:formula="of:=SUM([.R3:.R27]=[.$CC3:.$CC27])" office:value-type="float"/>
          <table:table-cell table:number-matrix-columns-spanned="1" table:number-matrix-rows-spanned="1" table:formula="of:=SUM([.S3:.S27]=[.$CD3:.$CD27])" office:value-type="float"/>
          <table:table-cell table:number-matrix-columns-spanned="1" table:number-matrix-rows-spanned="1" table:formula="of:=SUM([.T3:.T27]=[.$CE3:.$CE27])" office:value-type="float"/>
          <table:table-cell table:number-matrix-columns-spanned="1" table:number-matrix-rows-spanned="1" table:formula="of:=SUM([.U3:.U27]=[.$CF3:.$CF27])" office:value-type="float"/>
          <table:table-cell table:number-matrix-columns-spanned="1" table:number-matrix-rows-spanned="1" table:formula="of:=SUM([.V3:.V27]=[.$CG3:.$CG27])" office:value-type="float"/>
          <table:table-cell table:number-matrix-columns-spanned="1" table:number-matrix-rows-spanned="1" table:formula="of:=SUM([.W3:.W27]=[.$BM3:.$BM27])" office:value-type="float"/>
          <table:table-cell table:number-matrix-columns-spanned="1" table:number-matrix-rows-spanned="1" table:formula="of:=SUM([.X3:.X27]=[.$BN3:.$BN27])" office:value-type="float"/>
          <table:table-cell table:number-matrix-columns-spanned="1" table:number-matrix-rows-spanned="1" table:formula="of:=SUM([.Y3:.Y27]=[.$BO3:.$BO27])" office:value-type="float"/>
          <table:table-cell table:number-matrix-columns-spanned="1" table:number-matrix-rows-spanned="1" table:formula="of:=SUM([.Z3:.Z27]=[.$BP3:.$BP27])" office:value-type="float"/>
          <table:table-cell table:number-matrix-columns-spanned="1" table:number-matrix-rows-spanned="1" table:formula="of:=SUM([.AA3:.AA27]=[.$BQ3:.$BQ27])" office:value-type="float"/>
          <table:table-cell table:number-matrix-columns-spanned="1" table:number-matrix-rows-spanned="1" table:formula="of:=SUM([.AB3:.AB27]=[.$BR3:.$BR27])" office:value-type="float"/>
          <table:table-cell table:number-matrix-columns-spanned="1" table:number-matrix-rows-spanned="1" table:formula="of:=SUM([.AC3:.AC27]=[.$BS3:.$BS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  <table:table-cell table:number-matrix-columns-spanned="1" table:number-matrix-rows-spanned="1" table:formula="of:=SUM([.AR3:.AR27]=[.$BM3:.$BM27])" office:value-type="float"/>
          <table:table-cell table:number-matrix-columns-spanned="1" table:number-matrix-rows-spanned="1" table:formula="of:=SUM([.AS3:.AS27]=[.$BN3:.$BN27])" office:value-type="float"/>
          <table:table-cell table:number-matrix-columns-spanned="1" table:number-matrix-rows-spanned="1" table:formula="of:=SUM([.AT3:.AT27]=[.$BO3:.$BO27])" office:value-type="float"/>
          <table:table-cell table:number-matrix-columns-spanned="1" table:number-matrix-rows-spanned="1" table:formula="of:=SUM([.AU3:.AU27]=[.$BP3:.$BP27])" office:value-type="float"/>
          <table:table-cell table:number-matrix-columns-spanned="1" table:number-matrix-rows-spanned="1" table:formula="of:=SUM([.AV3:.AV27]=[.$BQ3:.$BQ27])" office:value-type="float"/>
          <table:table-cell table:number-matrix-columns-spanned="1" table:number-matrix-rows-spanned="1" table:formula="of:=SUM([.AW3:.AW27]=[.$BR3:.$BR27])" office:value-type="float"/>
          <table:table-cell table:number-matrix-columns-spanned="1" table:number-matrix-rows-spanned="1" table:formula="of:=SUM([.AX3:.AX27]=[.$BS3:.$BS27])" office:value-type="float"/>
          <table:table-cell table:number-matrix-columns-spanned="1" table:number-matrix-rows-spanned="1" table:formula="of:=SUM([.AY3:.AY27]=[.$BT3:.$BT27])" office:value-type="float"/>
          <table:table-cell table:number-matrix-columns-spanned="1" table:number-matrix-rows-spanned="1" table:formula="of:=SUM([.AZ3:.AZ27]=[.$BU3:.$BU27])" office:value-type="float"/>
          <table:table-cell table:number-matrix-columns-spanned="1" table:number-matrix-rows-spanned="1" table:formula="of:=SUM([.BA3:.BA27]=[.$BV3:.$BV27])" office:value-type="float"/>
          <table:table-cell table:number-matrix-columns-spanned="1" table:number-matrix-rows-spanned="1" table:formula="of:=SUM([.BB3:.BB27]=[.$BW3:.$BW27])" office:value-type="float"/>
          <table:table-cell table:number-matrix-columns-spanned="1" table:number-matrix-rows-spanned="1" table:formula="of:=SUM([.BC3:.BC27]=[.$BX3:.$BX27])" office:value-type="float"/>
          <table:table-cell table:number-matrix-columns-spanned="1" table:number-matrix-rows-spanned="1" table:formula="of:=SUM([.BD3:.BD27]=[.$BY3:.$BY27])" office:value-type="float"/>
          <table:table-cell table:number-matrix-columns-spanned="1" table:number-matrix-rows-spanned="1" table:formula="of:=SUM([.BE3:.BE27]=[.$BZ3:.$BZ27])" office:value-type="float"/>
          <table:table-cell table:number-matrix-columns-spanned="1" table:number-matrix-rows-spanned="1" table:formula="of:=SUM([.BF3:.BF27]=[.$CA3:.$CA27])" office:value-type="float"/>
          <table:table-cell table:number-matrix-columns-spanned="1" table:number-matrix-rows-spanned="1" table:formula="of:=SUM([.BG3:.BG27]=[.$CB3:.$CB27])" office:value-type="float"/>
          <table:table-cell table:number-matrix-columns-spanned="1" table:number-matrix-rows-spanned="1" table:formula="of:=SUM([.BH3:.BH27]=[.$CC3:.$CC27])" office:value-type="float"/>
          <table:table-cell table:number-matrix-columns-spanned="1" table:number-matrix-rows-spanned="1" table:formula="of:=SUM([.BI3:.BI27]=[.$CD3:.$CD27])" office:value-type="float"/>
          <table:table-cell table:number-matrix-columns-spanned="1" table:number-matrix-rows-spanned="1" table:formula="of:=SUM([.BJ3:.BJ27]=[.$CE3:.$CE27])" office:value-type="float"/>
          <table:table-cell table:number-matrix-columns-spanned="1" table:number-matrix-rows-spanned="1" table:formula="of:=SUM([.BK3:.BK27]=[.$CF3:.$CF27])" office:value-type="float"/>
          <table:table-cell table:number-matrix-columns-spanned="1" table:number-matrix-rows-spanned="1" table:formula="of:=SUM([.BL3:.BL27]=[.$CG3:.$C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H3:.$CH27])" office:value-type="float"/>
          <table:table-cell table:number-matrix-columns-spanned="1" table:number-matrix-rows-spanned="1" table:formula="of:=SUM([.C3:.C27]&lt;[.$CI3:.$CI27])" office:value-type="float"/>
          <table:table-cell table:number-matrix-columns-spanned="1" table:number-matrix-rows-spanned="1" table:formula="of:=SUM([.D3:.D27]&lt;[.$CJ3:.$CJ27])" office:value-type="float"/>
          <table:table-cell table:number-matrix-columns-spanned="1" table:number-matrix-rows-spanned="1" table:formula="of:=SUM([.E3:.E27]&lt;[.$CK3:.$CK27])" office:value-type="float"/>
          <table:table-cell table:number-matrix-columns-spanned="1" table:number-matrix-rows-spanned="1" table:formula="of:=SUM([.F3:.F27]&lt;[.$CL3:.$CL27])" office:value-type="float"/>
          <table:table-cell table:number-matrix-columns-spanned="1" table:number-matrix-rows-spanned="1" table:formula="of:=SUM([.G3:.G27]&lt;[.$CM3:.$CM27])" office:value-type="float"/>
          <table:table-cell table:number-matrix-columns-spanned="1" table:number-matrix-rows-spanned="1" table:formula="of:=SUM([.H3:.H27]&lt;[.$CN3:.$CN27])" office:value-type="float"/>
          <table:table-cell table:number-matrix-columns-spanned="1" table:number-matrix-rows-spanned="1" table:formula="of:=SUM([.I3:.I27]&lt;[.$CO3:.$CO27])" office:value-type="float"/>
          <table:table-cell table:number-matrix-columns-spanned="1" table:number-matrix-rows-spanned="1" table:formula="of:=SUM([.J3:.J27]&lt;[.$CP3:.$CP27])" office:value-type="float"/>
          <table:table-cell table:number-matrix-columns-spanned="1" table:number-matrix-rows-spanned="1" table:formula="of:=SUM([.K3:.K27]&lt;[.$CQ3:.$CQ27])" office:value-type="float"/>
          <table:table-cell table:number-matrix-columns-spanned="1" table:number-matrix-rows-spanned="1" table:formula="of:=SUM([.L3:.L27]&lt;[.$CR3:.$CR27])" office:value-type="float"/>
          <table:table-cell table:number-matrix-columns-spanned="1" table:number-matrix-rows-spanned="1" table:formula="of:=SUM([.M3:.M27]&lt;[.$CS3:.$CS27])" office:value-type="float"/>
          <table:table-cell table:number-matrix-columns-spanned="1" table:number-matrix-rows-spanned="1" table:formula="of:=SUM([.N3:.N27]&lt;[.$CT3:.$CT27])" office:value-type="float"/>
          <table:table-cell table:number-matrix-columns-spanned="1" table:number-matrix-rows-spanned="1" table:formula="of:=SUM([.O3:.O27]&lt;[.$CU3:.$CU27])" office:value-type="float"/>
          <table:table-cell table:number-matrix-columns-spanned="1" table:number-matrix-rows-spanned="1" table:formula="of:=SUM([.P3:.P27]&lt;[.$CV3:.$CV27])" office:value-type="float"/>
          <table:table-cell table:number-matrix-columns-spanned="1" table:number-matrix-rows-spanned="1" table:formula="of:=SUM([.Q3:.Q27]&lt;[.$CW3:.$CW27])" office:value-type="float"/>
          <table:table-cell table:number-matrix-columns-spanned="1" table:number-matrix-rows-spanned="1" table:formula="of:=SUM([.R3:.R27]&lt;[.$CX3:.$CX27])" office:value-type="float"/>
          <table:table-cell table:number-matrix-columns-spanned="1" table:number-matrix-rows-spanned="1" table:formula="of:=SUM([.S3:.S27]&lt;[.$CY3:.$CY27])" office:value-type="float"/>
          <table:table-cell table:number-matrix-columns-spanned="1" table:number-matrix-rows-spanned="1" table:formula="of:=SUM([.T3:.T27]&lt;[.$CZ3:.$CZ27])" office:value-type="float"/>
          <table:table-cell table:number-matrix-columns-spanned="1" table:number-matrix-rows-spanned="1" table:formula="of:=SUM([.U3:.U27]&lt;[.$DA3:.$DA27])" office:value-type="float"/>
          <table:table-cell table:number-matrix-columns-spanned="1" table:number-matrix-rows-spanned="1" table:formula="of:=SUM([.V3:.V27]&lt;[.$DB3:.$DB27])" office:value-type="float"/>
          <table:table-cell table:number-matrix-columns-spanned="1" table:number-matrix-rows-spanned="1" table:formula="of:=SUM([.W3:.W27]&lt;[.$CH3:.$CH27])" office:value-type="float"/>
          <table:table-cell table:number-matrix-columns-spanned="1" table:number-matrix-rows-spanned="1" table:formula="of:=SUM([.X3:.X27]&lt;[.$CI3:.$CI27])" office:value-type="float"/>
          <table:table-cell table:number-matrix-columns-spanned="1" table:number-matrix-rows-spanned="1" table:formula="of:=SUM([.Y3:.Y27]&lt;[.$CJ3:.$CJ27])" office:value-type="float"/>
          <table:table-cell table:number-matrix-columns-spanned="1" table:number-matrix-rows-spanned="1" table:formula="of:=SUM([.Z3:.Z27]&lt;[.$CK3:.$CK27])" office:value-type="float"/>
          <table:table-cell table:number-matrix-columns-spanned="1" table:number-matrix-rows-spanned="1" table:formula="of:=SUM([.AA3:.AA27]&lt;[.$CL3:.$CL27])" office:value-type="float"/>
          <table:table-cell table:number-matrix-columns-spanned="1" table:number-matrix-rows-spanned="1" table:formula="of:=SUM([.AB3:.AB27]&lt;[.$CM3:.$CM27])" office:value-type="float"/>
          <table:table-cell table:number-matrix-columns-spanned="1" table:number-matrix-rows-spanned="1" table:formula="of:=SUM([.AC3:.AC27]&lt;[.$CN3:.$CN27])" office:value-type="float"/>
          <table:table-cell table:number-matrix-columns-spanned="1" table:number-matrix-rows-spanned="1" table:formula="of:=SUM([.AD3:.AD27]&lt;[.$CO3:.$CO27])" office:value-type="float"/>
          <table:table-cell table:number-matrix-columns-spanned="1" table:number-matrix-rows-spanned="1" table:formula="of:=SUM([.AE3:.AE27]&lt;[.$CP3:.$CP27])" office:value-type="float"/>
          <table:table-cell table:number-matrix-columns-spanned="1" table:number-matrix-rows-spanned="1" table:formula="of:=SUM([.AF3:.AF27]&lt;[.$CQ3:.$CQ27])" office:value-type="float"/>
          <table:table-cell table:number-matrix-columns-spanned="1" table:number-matrix-rows-spanned="1" table:formula="of:=SUM([.AG3:.AG27]&lt;[.$CR3:.$CR27])" office:value-type="float"/>
          <table:table-cell table:number-matrix-columns-spanned="1" table:number-matrix-rows-spanned="1" table:formula="of:=SUM([.AH3:.AH27]&lt;[.$CS3:.$CS27])" office:value-type="float"/>
          <table:table-cell table:number-matrix-columns-spanned="1" table:number-matrix-rows-spanned="1" table:formula="of:=SUM([.AI3:.AI27]&lt;[.$CT3:.$CT27])" office:value-type="float"/>
          <table:table-cell table:number-matrix-columns-spanned="1" table:number-matrix-rows-spanned="1" table:formula="of:=SUM([.AJ3:.AJ27]&lt;[.$CU3:.$CU27])" office:value-type="float"/>
          <table:table-cell table:number-matrix-columns-spanned="1" table:number-matrix-rows-spanned="1" table:formula="of:=SUM([.AK3:.AK27]&lt;[.$CV3:.$CV27])" office:value-type="float"/>
          <table:table-cell table:number-matrix-columns-spanned="1" table:number-matrix-rows-spanned="1" table:formula="of:=SUM([.AL3:.AL27]&lt;[.$CW3:.$CW27])" office:value-type="float"/>
          <table:table-cell table:number-matrix-columns-spanned="1" table:number-matrix-rows-spanned="1" table:formula="of:=SUM([.AM3:.AM27]&lt;[.$CX3:.$CX27])" office:value-type="float"/>
          <table:table-cell table:number-matrix-columns-spanned="1" table:number-matrix-rows-spanned="1" table:formula="of:=SUM([.AN3:.AN27]&lt;[.$CY3:.$CY27])" office:value-type="float"/>
          <table:table-cell table:number-matrix-columns-spanned="1" table:number-matrix-rows-spanned="1" table:formula="of:=SUM([.AO3:.AO27]&lt;[.$CZ3:.$CZ27])" office:value-type="float"/>
          <table:table-cell table:number-matrix-columns-spanned="1" table:number-matrix-rows-spanned="1" table:formula="of:=SUM([.AP3:.AP27]&lt;[.$DA3:.$DA27])" office:value-type="float"/>
          <table:table-cell table:number-matrix-columns-spanned="1" table:number-matrix-rows-spanned="1" table:formula="of:=SUM([.AQ3:.AQ27]&lt;[.$DB3:.$DB27])" office:value-type="float"/>
          <table:table-cell table:number-matrix-columns-spanned="1" table:number-matrix-rows-spanned="1" table:formula="of:=SUM([.AR3:.AR27]&lt;[.$CH3:.$CH27])" office:value-type="float"/>
          <table:table-cell table:number-matrix-columns-spanned="1" table:number-matrix-rows-spanned="1" table:formula="of:=SUM([.AS3:.AS27]&lt;[.$CI3:.$CI27])" office:value-type="float"/>
          <table:table-cell table:number-matrix-columns-spanned="1" table:number-matrix-rows-spanned="1" table:formula="of:=SUM([.AT3:.AT27]&lt;[.$CJ3:.$CJ27])" office:value-type="float"/>
          <table:table-cell table:number-matrix-columns-spanned="1" table:number-matrix-rows-spanned="1" table:formula="of:=SUM([.AU3:.AU27]&lt;[.$CK3:.$CK27])" office:value-type="float"/>
          <table:table-cell table:number-matrix-columns-spanned="1" table:number-matrix-rows-spanned="1" table:formula="of:=SUM([.AV3:.AV27]&lt;[.$CL3:.$CL27])" office:value-type="float"/>
          <table:table-cell table:number-matrix-columns-spanned="1" table:number-matrix-rows-spanned="1" table:formula="of:=SUM([.AW3:.AW27]&lt;[.$CM3:.$CM27])" office:value-type="float"/>
          <table:table-cell table:number-matrix-columns-spanned="1" table:number-matrix-rows-spanned="1" table:formula="of:=SUM([.AX3:.AX27]&lt;[.$CN3:.$CN27])" office:value-type="float"/>
          <table:table-cell table:number-matrix-columns-spanned="1" table:number-matrix-rows-spanned="1" table:formula="of:=SUM([.AY3:.AY27]&lt;[.$CO3:.$CO27])" office:value-type="float"/>
          <table:table-cell table:number-matrix-columns-spanned="1" table:number-matrix-rows-spanned="1" table:formula="of:=SUM([.AZ3:.AZ27]&lt;[.$CP3:.$CP27])" office:value-type="float"/>
          <table:table-cell table:number-matrix-columns-spanned="1" table:number-matrix-rows-spanned="1" table:formula="of:=SUM([.BA3:.BA27]&lt;[.$CQ3:.$CQ27])" office:value-type="float"/>
          <table:table-cell table:number-matrix-columns-spanned="1" table:number-matrix-rows-spanned="1" table:formula="of:=SUM([.BB3:.BB27]&lt;[.$CR3:.$CR27])" office:value-type="float"/>
          <table:table-cell table:number-matrix-columns-spanned="1" table:number-matrix-rows-spanned="1" table:formula="of:=SUM([.BC3:.BC27]&lt;[.$CS3:.$CS27])" office:value-type="float"/>
          <table:table-cell table:number-matrix-columns-spanned="1" table:number-matrix-rows-spanned="1" table:formula="of:=SUM([.BD3:.BD27]&lt;[.$CT3:.$CT27])" office:value-type="float"/>
          <table:table-cell table:number-matrix-columns-spanned="1" table:number-matrix-rows-spanned="1" table:formula="of:=SUM([.BE3:.BE27]&lt;[.$CU3:.$CU27])" office:value-type="float"/>
          <table:table-cell table:number-matrix-columns-spanned="1" table:number-matrix-rows-spanned="1" table:formula="of:=SUM([.BF3:.BF27]&lt;[.$CV3:.$CV27])" office:value-type="float"/>
          <table:table-cell table:number-matrix-columns-spanned="1" table:number-matrix-rows-spanned="1" table:formula="of:=SUM([.BG3:.BG27]&lt;[.$CW3:.$CW27])" office:value-type="float"/>
          <table:table-cell table:number-matrix-columns-spanned="1" table:number-matrix-rows-spanned="1" table:formula="of:=SUM([.BH3:.BH27]&lt;[.$CX3:.$CX27])" office:value-type="float"/>
          <table:table-cell table:number-matrix-columns-spanned="1" table:number-matrix-rows-spanned="1" table:formula="of:=SUM([.BI3:.BI27]&lt;[.$CY3:.$CY27])" office:value-type="float"/>
          <table:table-cell table:number-matrix-columns-spanned="1" table:number-matrix-rows-spanned="1" table:formula="of:=SUM([.BJ3:.BJ27]&lt;[.$CZ3:.$CZ27])" office:value-type="float"/>
          <table:table-cell table:number-matrix-columns-spanned="1" table:number-matrix-rows-spanned="1" table:formula="of:=SUM([.BK3:.BK27]&lt;[.$DA3:.$DA27])" office:value-type="float"/>
          <table:table-cell table:number-matrix-columns-spanned="1" table:number-matrix-rows-spanned="1" table:formula="of:=SUM([.BL3:.BL27]&lt;[.$DB3:.$DB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H3:.$CH27])" office:value-type="float"/>
          <table:table-cell table:number-matrix-columns-spanned="1" table:number-matrix-rows-spanned="1" table:formula="of:=SUM([.C3:.C27]&gt;[.$CI3:.$CI27])" office:value-type="float"/>
          <table:table-cell table:number-matrix-columns-spanned="1" table:number-matrix-rows-spanned="1" table:formula="of:=SUM([.D3:.D27]&gt;[.$CJ3:.$CJ27])" office:value-type="float"/>
          <table:table-cell table:number-matrix-columns-spanned="1" table:number-matrix-rows-spanned="1" table:formula="of:=SUM([.E3:.E27]&gt;[.$CK3:.$CK27])" office:value-type="float"/>
          <table:table-cell table:number-matrix-columns-spanned="1" table:number-matrix-rows-spanned="1" table:formula="of:=SUM([.F3:.F27]&gt;[.$CL3:.$CL27])" office:value-type="float"/>
          <table:table-cell table:number-matrix-columns-spanned="1" table:number-matrix-rows-spanned="1" table:formula="of:=SUM([.G3:.G27]&gt;[.$CM3:.$CM27])" office:value-type="float"/>
          <table:table-cell table:number-matrix-columns-spanned="1" table:number-matrix-rows-spanned="1" table:formula="of:=SUM([.H3:.H27]&gt;[.$CN3:.$CN27])" office:value-type="float"/>
          <table:table-cell table:number-matrix-columns-spanned="1" table:number-matrix-rows-spanned="1" table:formula="of:=SUM([.I3:.I27]&gt;[.$CO3:.$CO27])" office:value-type="float"/>
          <table:table-cell table:number-matrix-columns-spanned="1" table:number-matrix-rows-spanned="1" table:formula="of:=SUM([.J3:.J27]&gt;[.$CP3:.$CP27])" office:value-type="float"/>
          <table:table-cell table:number-matrix-columns-spanned="1" table:number-matrix-rows-spanned="1" table:formula="of:=SUM([.K3:.K27]&gt;[.$CQ3:.$CQ27])" office:value-type="float"/>
          <table:table-cell table:number-matrix-columns-spanned="1" table:number-matrix-rows-spanned="1" table:formula="of:=SUM([.L3:.L27]&gt;[.$CR3:.$CR27])" office:value-type="float"/>
          <table:table-cell table:number-matrix-columns-spanned="1" table:number-matrix-rows-spanned="1" table:formula="of:=SUM([.M3:.M27]&gt;[.$CS3:.$CS27])" office:value-type="float"/>
          <table:table-cell table:number-matrix-columns-spanned="1" table:number-matrix-rows-spanned="1" table:formula="of:=SUM([.N3:.N27]&gt;[.$CT3:.$CT27])" office:value-type="float"/>
          <table:table-cell table:number-matrix-columns-spanned="1" table:number-matrix-rows-spanned="1" table:formula="of:=SUM([.O3:.O27]&gt;[.$CU3:.$CU27])" office:value-type="float"/>
          <table:table-cell table:number-matrix-columns-spanned="1" table:number-matrix-rows-spanned="1" table:formula="of:=SUM([.P3:.P27]&gt;[.$CV3:.$CV27])" office:value-type="float"/>
          <table:table-cell table:number-matrix-columns-spanned="1" table:number-matrix-rows-spanned="1" table:formula="of:=SUM([.Q3:.Q27]&gt;[.$CW3:.$CW27])" office:value-type="float"/>
          <table:table-cell table:number-matrix-columns-spanned="1" table:number-matrix-rows-spanned="1" table:formula="of:=SUM([.R3:.R27]&gt;[.$CX3:.$CX27])" office:value-type="float"/>
          <table:table-cell table:number-matrix-columns-spanned="1" table:number-matrix-rows-spanned="1" table:formula="of:=SUM([.S3:.S27]&gt;[.$CY3:.$CY27])" office:value-type="float"/>
          <table:table-cell table:number-matrix-columns-spanned="1" table:number-matrix-rows-spanned="1" table:formula="of:=SUM([.T3:.T27]&gt;[.$CZ3:.$CZ27])" office:value-type="float"/>
          <table:table-cell table:number-matrix-columns-spanned="1" table:number-matrix-rows-spanned="1" table:formula="of:=SUM([.U3:.U27]&gt;[.$DA3:.$DA27])" office:value-type="float"/>
          <table:table-cell table:number-matrix-columns-spanned="1" table:number-matrix-rows-spanned="1" table:formula="of:=SUM([.V3:.V27]&gt;[.$DB3:.$DB27])" office:value-type="float"/>
          <table:table-cell table:number-matrix-columns-spanned="1" table:number-matrix-rows-spanned="1" table:formula="of:=SUM([.W3:.W27]&gt;[.$CH3:.$CH27])" office:value-type="float"/>
          <table:table-cell table:number-matrix-columns-spanned="1" table:number-matrix-rows-spanned="1" table:formula="of:=SUM([.X3:.X27]&gt;[.$CI3:.$CI27])" office:value-type="float"/>
          <table:table-cell table:number-matrix-columns-spanned="1" table:number-matrix-rows-spanned="1" table:formula="of:=SUM([.Y3:.Y27]&gt;[.$CJ3:.$CJ27])" office:value-type="float"/>
          <table:table-cell table:number-matrix-columns-spanned="1" table:number-matrix-rows-spanned="1" table:formula="of:=SUM([.Z3:.Z27]&gt;[.$CK3:.$CK27])" office:value-type="float"/>
          <table:table-cell table:number-matrix-columns-spanned="1" table:number-matrix-rows-spanned="1" table:formula="of:=SUM([.AA3:.AA27]&gt;[.$CL3:.$CL27])" office:value-type="float"/>
          <table:table-cell table:number-matrix-columns-spanned="1" table:number-matrix-rows-spanned="1" table:formula="of:=SUM([.AB3:.AB27]&gt;[.$CM3:.$CM27])" office:value-type="float"/>
          <table:table-cell table:number-matrix-columns-spanned="1" table:number-matrix-rows-spanned="1" table:formula="of:=SUM([.AC3:.AC27]&gt;[.$CN3:.$CN27])" office:value-type="float"/>
          <table:table-cell table:number-matrix-columns-spanned="1" table:number-matrix-rows-spanned="1" table:formula="of:=SUM([.AD3:.AD27]&gt;[.$CO3:.$CO27])" office:value-type="float"/>
          <table:table-cell table:number-matrix-columns-spanned="1" table:number-matrix-rows-spanned="1" table:formula="of:=SUM([.AE3:.AE27]&gt;[.$CP3:.$CP27])" office:value-type="float"/>
          <table:table-cell table:number-matrix-columns-spanned="1" table:number-matrix-rows-spanned="1" table:formula="of:=SUM([.AF3:.AF27]&gt;[.$CQ3:.$CQ27])" office:value-type="float"/>
          <table:table-cell table:number-matrix-columns-spanned="1" table:number-matrix-rows-spanned="1" table:formula="of:=SUM([.AG3:.AG27]&gt;[.$CR3:.$CR27])" office:value-type="float"/>
          <table:table-cell table:number-matrix-columns-spanned="1" table:number-matrix-rows-spanned="1" table:formula="of:=SUM([.AH3:.AH27]&gt;[.$CS3:.$CS27])" office:value-type="float"/>
          <table:table-cell table:number-matrix-columns-spanned="1" table:number-matrix-rows-spanned="1" table:formula="of:=SUM([.AI3:.AI27]&gt;[.$CT3:.$CT27])" office:value-type="float"/>
          <table:table-cell table:number-matrix-columns-spanned="1" table:number-matrix-rows-spanned="1" table:formula="of:=SUM([.AJ3:.AJ27]&gt;[.$CU3:.$CU27])" office:value-type="float"/>
          <table:table-cell table:number-matrix-columns-spanned="1" table:number-matrix-rows-spanned="1" table:formula="of:=SUM([.AK3:.AK27]&gt;[.$CV3:.$CV27])" office:value-type="float"/>
          <table:table-cell table:number-matrix-columns-spanned="1" table:number-matrix-rows-spanned="1" table:formula="of:=SUM([.AL3:.AL27]&gt;[.$CW3:.$CW27])" office:value-type="float"/>
          <table:table-cell table:number-matrix-columns-spanned="1" table:number-matrix-rows-spanned="1" table:formula="of:=SUM([.AM3:.AM27]&gt;[.$CX3:.$CX27])" office:value-type="float"/>
          <table:table-cell table:number-matrix-columns-spanned="1" table:number-matrix-rows-spanned="1" table:formula="of:=SUM([.AN3:.AN27]&gt;[.$CY3:.$CY27])" office:value-type="float"/>
          <table:table-cell table:number-matrix-columns-spanned="1" table:number-matrix-rows-spanned="1" table:formula="of:=SUM([.AO3:.AO27]&gt;[.$CZ3:.$CZ27])" office:value-type="float"/>
          <table:table-cell table:number-matrix-columns-spanned="1" table:number-matrix-rows-spanned="1" table:formula="of:=SUM([.AP3:.AP27]&gt;[.$DA3:.$DA27])" office:value-type="float"/>
          <table:table-cell table:number-matrix-columns-spanned="1" table:number-matrix-rows-spanned="1" table:formula="of:=SUM([.AQ3:.AQ27]&gt;[.$DB3:.$DB27])" office:value-type="float"/>
          <table:table-cell table:number-matrix-columns-spanned="1" table:number-matrix-rows-spanned="1" table:formula="of:=SUM([.AR3:.AR27]&gt;[.$CH3:.$CH27])" office:value-type="float"/>
          <table:table-cell table:number-matrix-columns-spanned="1" table:number-matrix-rows-spanned="1" table:formula="of:=SUM([.AS3:.AS27]&gt;[.$CI3:.$CI27])" office:value-type="float"/>
          <table:table-cell table:number-matrix-columns-spanned="1" table:number-matrix-rows-spanned="1" table:formula="of:=SUM([.AT3:.AT27]&gt;[.$CJ3:.$CJ27])" office:value-type="float"/>
          <table:table-cell table:number-matrix-columns-spanned="1" table:number-matrix-rows-spanned="1" table:formula="of:=SUM([.AU3:.AU27]&gt;[.$CK3:.$CK27])" office:value-type="float"/>
          <table:table-cell table:number-matrix-columns-spanned="1" table:number-matrix-rows-spanned="1" table:formula="of:=SUM([.AV3:.AV27]&gt;[.$CL3:.$CL27])" office:value-type="float"/>
          <table:table-cell table:number-matrix-columns-spanned="1" table:number-matrix-rows-spanned="1" table:formula="of:=SUM([.AW3:.AW27]&gt;[.$CM3:.$CM27])" office:value-type="float"/>
          <table:table-cell table:number-matrix-columns-spanned="1" table:number-matrix-rows-spanned="1" table:formula="of:=SUM([.AX3:.AX27]&gt;[.$CN3:.$CN27])" office:value-type="float"/>
          <table:table-cell table:number-matrix-columns-spanned="1" table:number-matrix-rows-spanned="1" table:formula="of:=SUM([.AY3:.AY27]&gt;[.$CO3:.$CO27])" office:value-type="float"/>
          <table:table-cell table:number-matrix-columns-spanned="1" table:number-matrix-rows-spanned="1" table:formula="of:=SUM([.AZ3:.AZ27]&gt;[.$CP3:.$CP27])" office:value-type="float"/>
          <table:table-cell table:number-matrix-columns-spanned="1" table:number-matrix-rows-spanned="1" table:formula="of:=SUM([.BA3:.BA27]&gt;[.$CQ3:.$CQ27])" office:value-type="float"/>
          <table:table-cell table:number-matrix-columns-spanned="1" table:number-matrix-rows-spanned="1" table:formula="of:=SUM([.BB3:.BB27]&gt;[.$CR3:.$CR27])" office:value-type="float"/>
          <table:table-cell table:number-matrix-columns-spanned="1" table:number-matrix-rows-spanned="1" table:formula="of:=SUM([.BC3:.BC27]&gt;[.$CS3:.$CS27])" office:value-type="float"/>
          <table:table-cell table:number-matrix-columns-spanned="1" table:number-matrix-rows-spanned="1" table:formula="of:=SUM([.BD3:.BD27]&gt;[.$CT3:.$CT27])" office:value-type="float"/>
          <table:table-cell table:number-matrix-columns-spanned="1" table:number-matrix-rows-spanned="1" table:formula="of:=SUM([.BE3:.BE27]&gt;[.$CU3:.$CU27])" office:value-type="float"/>
          <table:table-cell table:number-matrix-columns-spanned="1" table:number-matrix-rows-spanned="1" table:formula="of:=SUM([.BF3:.BF27]&gt;[.$CV3:.$CV27])" office:value-type="float"/>
          <table:table-cell table:number-matrix-columns-spanned="1" table:number-matrix-rows-spanned="1" table:formula="of:=SUM([.BG3:.BG27]&gt;[.$CW3:.$CW27])" office:value-type="float"/>
          <table:table-cell table:number-matrix-columns-spanned="1" table:number-matrix-rows-spanned="1" table:formula="of:=SUM([.BH3:.BH27]&gt;[.$CX3:.$CX27])" office:value-type="float"/>
          <table:table-cell table:number-matrix-columns-spanned="1" table:number-matrix-rows-spanned="1" table:formula="of:=SUM([.BI3:.BI27]&gt;[.$CY3:.$CY27])" office:value-type="float"/>
          <table:table-cell table:number-matrix-columns-spanned="1" table:number-matrix-rows-spanned="1" table:formula="of:=SUM([.BJ3:.BJ27]&gt;[.$CZ3:.$CZ27])" office:value-type="float"/>
          <table:table-cell table:number-matrix-columns-spanned="1" table:number-matrix-rows-spanned="1" table:formula="of:=SUM([.BK3:.BK27]&gt;[.$DA3:.$DA27])" office:value-type="float"/>
          <table:table-cell table:number-matrix-columns-spanned="1" table:number-matrix-rows-spanned="1" table:formula="of:=SUM([.BL3:.BL27]&gt;[.$DB3:.$DB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DC3:.$DC27])" office:value-type="float"/>
          <table:table-cell table:number-matrix-columns-spanned="1" table:number-matrix-rows-spanned="1" table:formula="of:=SUM([.C3:.C27]=[.$DD3:.$DD27])" office:value-type="float"/>
          <table:table-cell table:number-matrix-columns-spanned="1" table:number-matrix-rows-spanned="1" table:formula="of:=SUM([.D3:.D27]=[.$DE3:.$DE27])" office:value-type="float"/>
          <table:table-cell table:number-matrix-columns-spanned="1" table:number-matrix-rows-spanned="1" table:formula="of:=SUM([.E3:.E27]=[.$DF3:.$DF27])" office:value-type="float"/>
          <table:table-cell table:number-matrix-columns-spanned="1" table:number-matrix-rows-spanned="1" table:formula="of:=SUM([.F3:.F27]=[.$DG3:.$DG27])" office:value-type="float"/>
          <table:table-cell table:number-matrix-columns-spanned="1" table:number-matrix-rows-spanned="1" table:formula="of:=SUM([.G3:.G27]=[.$DH3:.$DH27])" office:value-type="float"/>
          <table:table-cell table:number-matrix-columns-spanned="1" table:number-matrix-rows-spanned="1" table:formula="of:=SUM([.H3:.H27]=[.$DI3:.$DI27])" office:value-type="float"/>
          <table:table-cell table:number-matrix-columns-spanned="1" table:number-matrix-rows-spanned="1" table:formula="of:=SUM([.I3:.I27]=[.$DJ3:.$DJ27])" office:value-type="float"/>
          <table:table-cell table:number-matrix-columns-spanned="1" table:number-matrix-rows-spanned="1" table:formula="of:=SUM([.J3:.J27]=[.$DK3:.$DK27])" office:value-type="float"/>
          <table:table-cell table:number-matrix-columns-spanned="1" table:number-matrix-rows-spanned="1" table:formula="of:=SUM([.K3:.K27]=[.$DL3:.$DL27])" office:value-type="float"/>
          <table:table-cell table:number-matrix-columns-spanned="1" table:number-matrix-rows-spanned="1" table:formula="of:=SUM([.L3:.L27]=[.$DM3:.$DM27])" office:value-type="float"/>
          <table:table-cell table:number-matrix-columns-spanned="1" table:number-matrix-rows-spanned="1" table:formula="of:=SUM([.M3:.M27]=[.$DN3:.$DN27])" office:value-type="float"/>
          <table:table-cell table:number-matrix-columns-spanned="1" table:number-matrix-rows-spanned="1" table:formula="of:=SUM([.N3:.N27]=[.$DO3:.$DO27])" office:value-type="float"/>
          <table:table-cell table:number-matrix-columns-spanned="1" table:number-matrix-rows-spanned="1" table:formula="of:=SUM([.O3:.O27]=[.$DP3:.$DP27])" office:value-type="float"/>
          <table:table-cell table:number-matrix-columns-spanned="1" table:number-matrix-rows-spanned="1" table:formula="of:=SUM([.P3:.P27]=[.$DQ3:.$DQ27])" office:value-type="float"/>
          <table:table-cell table:number-matrix-columns-spanned="1" table:number-matrix-rows-spanned="1" table:formula="of:=SUM([.Q3:.Q27]=[.$DR3:.$DR27])" office:value-type="float"/>
          <table:table-cell table:number-matrix-columns-spanned="1" table:number-matrix-rows-spanned="1" table:formula="of:=SUM([.R3:.R27]=[.$DS3:.$DS27])" office:value-type="float"/>
          <table:table-cell table:number-matrix-columns-spanned="1" table:number-matrix-rows-spanned="1" table:formula="of:=SUM([.S3:.S27]=[.$DT3:.$DT27])" office:value-type="float"/>
          <table:table-cell table:number-matrix-columns-spanned="1" table:number-matrix-rows-spanned="1" table:formula="of:=SUM([.T3:.T27]=[.$DU3:.$DU27])" office:value-type="float"/>
          <table:table-cell table:number-matrix-columns-spanned="1" table:number-matrix-rows-spanned="1" table:formula="of:=SUM([.U3:.U27]=[.$DV3:.$DV27])" office:value-type="float"/>
          <table:table-cell table:number-matrix-columns-spanned="1" table:number-matrix-rows-spanned="1" table:formula="of:=SUM([.V3:.V27]=[.$DW3:.$DW27])" office:value-type="float"/>
          <table:table-cell table:number-matrix-columns-spanned="1" table:number-matrix-rows-spanned="1" table:formula="of:=SUM([.W3:.W27]=[.$DC3:.$DC27])" office:value-type="float"/>
          <table:table-cell table:number-matrix-columns-spanned="1" table:number-matrix-rows-spanned="1" table:formula="of:=SUM([.X3:.X27]=[.$DD3:.$DD27])" office:value-type="float"/>
          <table:table-cell table:number-matrix-columns-spanned="1" table:number-matrix-rows-spanned="1" table:formula="of:=SUM([.Y3:.Y27]=[.$DE3:.$DE27])" office:value-type="float"/>
          <table:table-cell table:number-matrix-columns-spanned="1" table:number-matrix-rows-spanned="1" table:formula="of:=SUM([.Z3:.Z27]=[.$DF3:.$DF27])" office:value-type="float"/>
          <table:table-cell table:number-matrix-columns-spanned="1" table:number-matrix-rows-spanned="1" table:formula="of:=SUM([.AA3:.AA27]=[.$DG3:.$DG27])" office:value-type="float"/>
          <table:table-cell table:number-matrix-columns-spanned="1" table:number-matrix-rows-spanned="1" table:formula="of:=SUM([.AB3:.AB27]=[.$DH3:.$DH27])" office:value-type="float"/>
          <table:table-cell table:number-matrix-columns-spanned="1" table:number-matrix-rows-spanned="1" table:formula="of:=SUM([.AC3:.AC27]=[.$DI3:.$DI27])" office:value-type="float"/>
          <table:table-cell table:number-matrix-columns-spanned="1" table:number-matrix-rows-spanned="1" table:formula="of:=SUM([.AD3:.AD27]=[.$DJ3:.$DJ27])" office:value-type="float"/>
          <table:table-cell table:number-matrix-columns-spanned="1" table:number-matrix-rows-spanned="1" table:formula="of:=SUM([.AE3:.AE27]=[.$DK3:.$DK27])" office:value-type="float"/>
          <table:table-cell table:number-matrix-columns-spanned="1" table:number-matrix-rows-spanned="1" table:formula="of:=SUM([.AF3:.AF27]=[.$DL3:.$DL27])" office:value-type="float"/>
          <table:table-cell table:number-matrix-columns-spanned="1" table:number-matrix-rows-spanned="1" table:formula="of:=SUM([.AG3:.AG27]=[.$DM3:.$DM27])" office:value-type="float"/>
          <table:table-cell table:number-matrix-columns-spanned="1" table:number-matrix-rows-spanned="1" table:formula="of:=SUM([.AH3:.AH27]=[.$DN3:.$DN27])" office:value-type="float"/>
          <table:table-cell table:number-matrix-columns-spanned="1" table:number-matrix-rows-spanned="1" table:formula="of:=SUM([.AI3:.AI27]=[.$DO3:.$DO27])" office:value-type="float"/>
          <table:table-cell table:number-matrix-columns-spanned="1" table:number-matrix-rows-spanned="1" table:formula="of:=SUM([.AJ3:.AJ27]=[.$DP3:.$DP27])" office:value-type="float"/>
          <table:table-cell table:number-matrix-columns-spanned="1" table:number-matrix-rows-spanned="1" table:formula="of:=SUM([.AK3:.AK27]=[.$DQ3:.$DQ27])" office:value-type="float"/>
          <table:table-cell table:number-matrix-columns-spanned="1" table:number-matrix-rows-spanned="1" table:formula="of:=SUM([.AL3:.AL27]=[.$DR3:.$DR27])" office:value-type="float"/>
          <table:table-cell table:number-matrix-columns-spanned="1" table:number-matrix-rows-spanned="1" table:formula="of:=SUM([.AM3:.AM27]=[.$DS3:.$DS27])" office:value-type="float"/>
          <table:table-cell table:number-matrix-columns-spanned="1" table:number-matrix-rows-spanned="1" table:formula="of:=SUM([.AN3:.AN27]=[.$DT3:.$DT27])" office:value-type="float"/>
          <table:table-cell table:number-matrix-columns-spanned="1" table:number-matrix-rows-spanned="1" table:formula="of:=SUM([.AO3:.AO27]=[.$DU3:.$DU27])" office:value-type="float"/>
          <table:table-cell table:number-matrix-columns-spanned="1" table:number-matrix-rows-spanned="1" table:formula="of:=SUM([.AP3:.AP27]=[.$DV3:.$DV27])" office:value-type="float"/>
          <table:table-cell table:number-matrix-columns-spanned="1" table:number-matrix-rows-spanned="1" table:formula="of:=SUM([.AQ3:.AQ27]=[.$DW3:.$DW27])" office:value-type="float"/>
          <table:table-cell table:number-matrix-columns-spanned="1" table:number-matrix-rows-spanned="1" table:formula="of:=SUM([.AR3:.AR27]=[.$DC3:.$DC27])" office:value-type="float"/>
          <table:table-cell table:number-matrix-columns-spanned="1" table:number-matrix-rows-spanned="1" table:formula="of:=SUM([.AS3:.AS27]=[.$DD3:.$DD27])" office:value-type="float"/>
          <table:table-cell table:number-matrix-columns-spanned="1" table:number-matrix-rows-spanned="1" table:formula="of:=SUM([.AT3:.AT27]=[.$DE3:.$DE27])" office:value-type="float"/>
          <table:table-cell table:number-matrix-columns-spanned="1" table:number-matrix-rows-spanned="1" table:formula="of:=SUM([.AU3:.AU27]=[.$DF3:.$DF27])" office:value-type="float"/>
          <table:table-cell table:number-matrix-columns-spanned="1" table:number-matrix-rows-spanned="1" table:formula="of:=SUM([.AV3:.AV27]=[.$DG3:.$DG27])" office:value-type="float"/>
          <table:table-cell table:number-matrix-columns-spanned="1" table:number-matrix-rows-spanned="1" table:formula="of:=SUM([.AW3:.AW27]=[.$DH3:.$DH27])" office:value-type="float"/>
          <table:table-cell table:number-matrix-columns-spanned="1" table:number-matrix-rows-spanned="1" table:formula="of:=SUM([.AX3:.AX27]=[.$DI3:.$DI27])" office:value-type="float"/>
          <table:table-cell table:number-matrix-columns-spanned="1" table:number-matrix-rows-spanned="1" table:formula="of:=SUM([.AY3:.AY27]=[.$DJ3:.$DJ27])" office:value-type="float"/>
          <table:table-cell table:number-matrix-columns-spanned="1" table:number-matrix-rows-spanned="1" table:formula="of:=SUM([.AZ3:.AZ27]=[.$DK3:.$DK27])" office:value-type="float"/>
          <table:table-cell table:number-matrix-columns-spanned="1" table:number-matrix-rows-spanned="1" table:formula="of:=SUM([.BA3:.BA27]=[.$DL3:.$DL27])" office:value-type="float"/>
          <table:table-cell table:number-matrix-columns-spanned="1" table:number-matrix-rows-spanned="1" table:formula="of:=SUM([.BB3:.BB27]=[.$DM3:.$DM27])" office:value-type="float"/>
          <table:table-cell table:number-matrix-columns-spanned="1" table:number-matrix-rows-spanned="1" table:formula="of:=SUM([.BC3:.BC27]=[.$DN3:.$DN27])" office:value-type="float"/>
          <table:table-cell table:number-matrix-columns-spanned="1" table:number-matrix-rows-spanned="1" table:formula="of:=SUM([.BD3:.BD27]=[.$DO3:.$DO27])" office:value-type="float"/>
          <table:table-cell table:number-matrix-columns-spanned="1" table:number-matrix-rows-spanned="1" table:formula="of:=SUM([.BE3:.BE27]=[.$DP3:.$DP27])" office:value-type="float"/>
          <table:table-cell table:number-matrix-columns-spanned="1" table:number-matrix-rows-spanned="1" table:formula="of:=SUM([.BF3:.BF27]=[.$DQ3:.$DQ27])" office:value-type="float"/>
          <table:table-cell table:number-matrix-columns-spanned="1" table:number-matrix-rows-spanned="1" table:formula="of:=SUM([.BG3:.BG27]=[.$DR3:.$DR27])" office:value-type="float"/>
          <table:table-cell table:number-matrix-columns-spanned="1" table:number-matrix-rows-spanned="1" table:formula="of:=SUM([.BH3:.BH27]=[.$DS3:.$DS27])" office:value-type="float"/>
          <table:table-cell table:number-matrix-columns-spanned="1" table:number-matrix-rows-spanned="1" table:formula="of:=SUM([.BI3:.BI27]=[.$DT3:.$DT27])" office:value-type="float"/>
          <table:table-cell table:number-matrix-columns-spanned="1" table:number-matrix-rows-spanned="1" table:formula="of:=SUM([.BJ3:.BJ27]=[.$DU3:.$DU27])" office:value-type="float"/>
          <table:table-cell table:number-matrix-columns-spanned="1" table:number-matrix-rows-spanned="1" table:formula="of:=SUM([.BK3:.BK27]=[.$DV3:.$DV27])" office:value-type="float"/>
          <table:table-cell table:number-matrix-columns-spanned="1" table:number-matrix-rows-spanned="1" table:formula="of:=SUM([.BL3:.BL27]=[.$DW3:.$D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office:value-type="string">
            <text:p/>
          </table:table-cell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SUM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AVERAGE([Instances.AT13:Instances.AT17])" office:value-type="float"/>
          <table:table-cell table:formula="of:=AVERAGE([Instances.AU13:Instances.AU17])" office:value-type="float"/>
          <table:table-cell table:formula="of:=SUM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office:value-type="string">
            <text:p/>
          </table:table-cell>
          <table:table-cell table:formula="of:=AVERAGE([Instances.BJ13:Instances.BJ17])" office:value-type="float"/>
          <table:table-cell table:formula="of:=AVERAGE([Instances.BK13:Instances.BK17])" office:value-type="float"/>
          <table:table-cell table:formula="of:=AVERAGE([Instances.BL13:Instances.BL17])" office:value-type="float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SUM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AVERAGE([Instances.AT18:Instances.AT22])" office:value-type="float"/>
          <table:table-cell table:formula="of:=AVERAGE([Instances.AU18:Instances.AU22])" office:value-type="float"/>
          <table:table-cell table:formula="of:=SUM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office:value-type="string">
            <text:p/>
          </table:table-cell>
          <table:table-cell table:formula="of:=AVERAGE([Instances.BJ18:Instances.BJ22])" office:value-type="float"/>
          <table:table-cell table:formula="of:=AVERAGE([Instances.BK18:Instances.BK22])" office:value-type="float"/>
          <table:table-cell table:formula="of:=AVERAGE([Instances.BL18:Instances.BL22])" office:value-type="float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SUM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AVERAGE([Instances.AT23:Instances.AT27])" office:value-type="float"/>
          <table:table-cell table:formula="of:=AVERAGE([Instances.AU23:Instances.AU27])" office:value-type="float"/>
          <table:table-cell table:formula="of:=SUM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AVERAGE([Instances.BJ23:Instances.BJ27])" office:value-type="float"/>
          <table:table-cell table:formula="of:=AVERAGE([Instances.BK23:Instances.BK27])" office:value-type="float"/>
          <table:table-cell table:formula="of:=AVERAGE([Instances.BL23:Instances.BL27])" office:value-type="float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